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draw:marker-start-width="0.16cm" draw:marker-end-width="0.26cm" draw:fill="solid" draw:fill-color="#eeeeee" draw:textarea-horizontal-align="justify" draw:textarea-vertical-align="middle" draw:auto-grow-height="false" fo:min-height="0cm" fo:min-width="0cm" fo:padding-top="0.1cm" fo:padding-bottom="0.1cm" fo:padding-left="0.15cm" fo:padding-right="0.12cm"/>
    </style:style>
    <style:style style:name="gr2"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37cm" fo:min-width="0.68cm" fo:padding-top="0.1cm" fo:padding-bottom="0.1cm" fo:padding-left="0.15cm" fo:padding-right="0.12cm"/>
    </style:style>
    <style:style style:name="gr3"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23cm" fo:min-width="0.68cm" fo:padding-top="0.1cm" fo:padding-bottom="0.1cm" fo:padding-left="0.15cm" fo:padding-right="0.12cm"/>
    </style:style>
    <style:style style:name="gr4" style:family="graphic" style:parent-style-name="objectwithoutfill">
      <style:graphic-properties draw:stroke="dash" draw:stroke-dash="Dashed_20__28_var_29_" svg:stroke-width="0.03cm" svg:stroke-color="#0066ff" draw:marker-start="Circle" draw:marker-start-width="0.095cm" draw:marker-end="Half_20_Circle_20_unfilled" draw:marker-end-width="0.275cm" draw:fill="none" draw:textarea-vertical-align="middle" fo:padding-top="0.1cm" fo:padding-bottom="0.1cm" fo:padding-left="0.15cm" fo:padding-right="0.12cm"/>
    </style:style>
    <style:style style:name="gr5"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37cm" fo:min-width="0.48cm" fo:padding-top="0.1cm" fo:padding-bottom="0.1cm" fo:padding-left="0.15cm" fo:padding-right="0.12cm"/>
    </style:style>
    <style:style style:name="gr6"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23cm" fo:min-width="0.48cm" fo:padding-top="0.1cm" fo:padding-bottom="0.1cm" fo:padding-left="0.15cm" fo:padding-right="0.12cm"/>
    </style:style>
    <style:style style:name="gr7"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23cm" fo:min-width="0.48cm" fo:padding-top="0.1cm" fo:padding-bottom="0.1cm" fo:padding-left="0.15cm" fo:padding-right="0.12cm"/>
    </style:style>
    <style:style style:name="gr8"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737cm" fo:min-width="0.68cm" fo:padding-top="0.1cm" fo:padding-bottom="0.1cm" fo:padding-left="0.15cm" fo:padding-right="0.12cm"/>
    </style:style>
    <style:style style:name="gr9" style:family="graphic" style:parent-style-name="objectwithoutfill">
      <style:graphic-properties draw:stroke="solid" draw:stroke-dash="Dashed_20__28_var_29_" svg:stroke-width="0.03cm" svg:stroke-color="#0066ff" draw:marker-start="Circle" draw:marker-start-width="0.1cm" draw:marker-end="Circle" draw:marker-end-width="0.1cm" draw:fill="none" draw:textarea-vertical-align="middle" fo:padding-top="0.1cm" fo:padding-bottom="0.1cm" fo:padding-left="0.15cm" fo:padding-right="0.12cm"/>
    </style:style>
    <style:style style:name="gr10" style:family="graphic" style:parent-style-name="objectwithoutfill">
      <style:graphic-properties svg:stroke-width="0.2cm" svg:stroke-color="#006600" draw:marker-start-width="0.81cm" draw:marker-end="Symmetric_20_Arrow" draw:marker-end-width="0.35cm" draw:fill="none" draw:textarea-vertical-align="middle" fo:padding-top="0.1cm" fo:padding-bottom="0.1cm" fo:padding-left="0.15cm" fo:padding-right="0.12cm"/>
    </style:style>
    <style:style style:name="gr11" style:family="graphic" style:parent-style-name="objectwithoutfill">
      <style:graphic-properties draw:stroke="solid" draw:stroke-dash="Dashed_20__28_var_29_" svg:stroke-width="0.03cm" svg:stroke-color="#0066ff" draw:marker-start="Circle" draw:marker-start-width="0.12cm" draw:marker-end="Half_20_Circle_20_unfilled" draw:marker-end-width="0.3cm" draw:fill="none" draw:textarea-vertical-align="middle" fo:padding-top="0.1cm" fo:padding-bottom="0.1cm" fo:padding-left="0.15cm" fo:padding-right="0.12cm"/>
    </style:style>
    <style:style style:name="gr12" style:family="graphic" style:parent-style-name="objectwithoutfill">
      <style:graphic-properties draw:stroke="solid" draw:stroke-dash="Dashed_20__28_var_29_" svg:stroke-width="0.03cm" svg:stroke-color="#0066ff" draw:marker-start="Circle" draw:marker-start-width="0.12cm" draw:marker-end="Half_20_Circle_20_unfilled" draw:marker-end-width="0.28cm" draw:fill="none" draw:textarea-vertical-align="middle" fo:padding-top="0.1cm" fo:padding-bottom="0.1cm" fo:padding-left="0.15cm" fo:padding-right="0.12cm"/>
    </style:style>
    <style:style style:name="gr13" style:family="graphic" style:parent-style-name="objectwithoutfill">
      <style:graphic-properties draw:stroke="dash" draw:stroke-dash="Dashed_20__28_var_29_" svg:stroke-width="0.03cm" svg:stroke-color="#0066ff" draw:marker-start="Arrowhead_20_3" draw:marker-start-width="0.095cm" draw:marker-end="Arrowhead_20_1" draw:marker-end-width="0.275cm" draw:fill="none" draw:textarea-vertical-align="middle" fo:padding-top="0.1cm" fo:padding-bottom="0.1cm" fo:padding-left="0.15cm" fo:padding-right="0.12cm"/>
    </style:style>
    <style:style style:name="gr14"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13cm" fo:min-width="1.28cm" fo:padding-top="0.1cm" fo:padding-bottom="0.1cm" fo:padding-left="0.15cm" fo:padding-right="0.12cm"/>
    </style:style>
    <style:style style:name="gr15"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3cm" fo:min-width="1.28cm" fo:padding-top="0.1cm" fo:padding-bottom="0.1cm" fo:padding-left="0.15cm" fo:padding-right="0.12cm"/>
    </style:style>
    <style:style style:name="gr1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376cm" fo:min-width="1.13cm" fo:padding-top="0.1cm" fo:padding-bottom="0.1cm" fo:padding-left="0.15cm" fo:padding-right="0.12cm"/>
    </style:style>
    <style:style style:name="gr1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0.88cm" fo:padding-top="0.1cm" fo:padding-bottom="0.1cm" fo:padding-left="0.15cm" fo:padding-right="0.12cm"/>
    </style:style>
    <style:style style:name="gr1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862cm" fo:min-width="1.395cm" fo:padding-top="0.1cm" fo:padding-bottom="0.1cm" fo:padding-left="0.15cm" fo:padding-right="0.12cm"/>
    </style:style>
    <style:style style:name="gr1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145cm" fo:padding-top="0.1cm" fo:padding-bottom="0.1cm" fo:padding-left="0.15cm" fo:padding-right="0.12cm"/>
    </style:style>
    <style:style style:name="gr2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5cm" fo:min-width="1.63cm" fo:padding-top="0.1cm" fo:padding-bottom="0.1cm" fo:padding-left="0.15cm" fo:padding-right="0.12cm"/>
    </style:style>
    <style:style style:name="gr21"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1cm" fo:min-width="1.63cm" fo:padding-top="0.1cm" fo:padding-bottom="0.1cm" fo:padding-left="0.15cm" fo:padding-right="0.12cm"/>
    </style:style>
    <style:style style:name="gr22" style:family="graphic" style:parent-style-name="objectwithoutfill">
      <style:graphic-properties svg:stroke-width="0.03cm" svg:stroke-color="#0066ff" draw:marker-start="Arrowhead_20_3" draw:marker-start-width="0.12cm" draw:marker-end="Arrowhead_20_1" draw:marker-end-width="0.3cm" draw:fill="none" draw:textarea-vertical-align="middle" fo:padding-top="0.1cm" fo:padding-bottom="0.1cm" fo:padding-left="0.15cm" fo:padding-right="0.12cm"/>
    </style:style>
    <style:style style:name="gr23" style:family="graphic" style:parent-style-name="objectwithoutfill">
      <style:graphic-properties svg:stroke-width="0.04cm" svg:stroke-color="#0066ff" draw:marker-start="Arrowhead_20_3" draw:marker-start-width="0.12cm" draw:marker-end="Arrowhead_20_1" draw:marker-end-width="0.3cm" draw:fill="none" draw:textarea-vertical-align="middle" fo:padding-top="0.1cm" fo:padding-bottom="0.1cm" fo:padding-left="0.15cm" fo:padding-right="0.12cm"/>
    </style:style>
    <style:style style:name="gr24"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982cm" fo:min-width="0.93cm" fo:padding-top="0.1cm" fo:padding-bottom="0.1cm" fo:padding-left="0.15cm" fo:padding-right="0.12cm"/>
    </style:style>
    <style:style style:name="gr25"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93cm" fo:min-width="0.93cm" fo:padding-top="0.1cm" fo:padding-bottom="0.1cm" fo:padding-left="0.15cm" fo:padding-right="0.12cm"/>
    </style:style>
    <style:style style:name="gr26"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1.107cm" fo:min-width="1.18cm" fo:padding-top="0.1cm" fo:padding-bottom="0.1cm" fo:padding-left="0.15cm" fo:padding-right="0.12cm"/>
    </style:style>
    <style:style style:name="gr27"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1.16cm" fo:padding-top="0.1cm" fo:padding-bottom="0.1cm" fo:padding-left="0.15cm" fo:padding-right="0.12cm"/>
    </style:style>
    <style:style style:name="gr28"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511cm" fo:min-width="0.996cm" fo:padding-top="0.1cm" fo:padding-bottom="0.1cm" fo:padding-left="0.15cm" fo:padding-right="0.12cm"/>
    </style:style>
    <style:style style:name="gr29"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93cm" fo:min-width="0.996cm" fo:padding-top="0.1cm" fo:padding-bottom="0.1cm" fo:padding-left="0.15cm" fo:padding-right="0.12cm"/>
    </style:style>
    <style:style style:name="gr3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21cm" fo:min-width="0.56cm" fo:padding-top="0.1cm" fo:padding-bottom="0.1cm" fo:padding-left="0.15cm" fo:padding-right="0.12cm"/>
    </style:style>
    <style:style style:name="gr31"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0.56cm" fo:padding-top="0.1cm" fo:padding-bottom="0.1cm" fo:padding-left="0.15cm" fo:padding-right="0.12cm"/>
    </style:style>
    <style:style style:name="gr32"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511cm" fo:min-width="0.96cm" fo:padding-top="0.1cm" fo:padding-bottom="0.1cm" fo:padding-left="0.15cm" fo:padding-right="0.12cm"/>
    </style:style>
    <style:style style:name="gr33"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93cm" fo:min-width="0.96cm" fo:padding-top="0.1cm" fo:padding-bottom="0.1cm" fo:padding-left="0.15cm" fo:padding-right="0.12cm"/>
    </style:style>
    <style:style style:name="gr3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737cm" fo:min-width="1.38cm" fo:padding-top="0.1cm" fo:padding-bottom="0.1cm" fo:padding-left="0.15cm" fo:padding-right="0.12cm"/>
    </style:style>
    <style:style style:name="gr3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38cm" fo:padding-top="0.1cm" fo:padding-bottom="0.1cm" fo:padding-left="0.15cm" fo:padding-right="0.12cm"/>
    </style:style>
    <style:style style:name="gr3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007cm" fo:min-width="1.43cm" fo:padding-top="0.1cm" fo:padding-bottom="0.1cm" fo:padding-left="0.15cm" fo:padding-right="0.12cm"/>
    </style:style>
    <style:style style:name="gr3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93cm" fo:min-width="1.43cm" fo:padding-top="0.1cm" fo:padding-bottom="0.1cm" fo:padding-left="0.15cm" fo:padding-right="0.12cm"/>
    </style:style>
    <style:style style:name="gr3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1cm" fo:min-width="1.502cm" fo:padding-top="0.1cm" fo:padding-bottom="0.1cm" fo:padding-left="0.15cm" fo:padding-right="0.12cm"/>
    </style:style>
    <style:style style:name="gr3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502cm" fo:padding-top="0.1cm" fo:padding-bottom="0.1cm" fo:padding-left="0.15cm" fo:padding-right="0.12cm"/>
    </style:style>
    <style:style style:name="gr4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835cm" fo:min-width="0.68cm" fo:padding-top="0.1cm" fo:padding-bottom="0.1cm" fo:padding-left="0.15cm" fo:padding-right="0.12cm"/>
    </style:style>
    <style:style style:name="gr41"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25cm" fo:min-width="0.68cm" fo:padding-top="0.1cm" fo:padding-bottom="0.1cm" fo:padding-left="0.15cm" fo:padding-right="0.12cm"/>
    </style:style>
    <style:style style:name="gr42"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1.004cm" fo:min-width="1.23cm" fo:padding-top="0.1cm" fo:padding-bottom="0.1cm" fo:padding-left="0.15cm" fo:padding-right="0.12cm"/>
    </style:style>
    <style:style style:name="gr43"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26cm" fo:min-width="0.98cm" fo:padding-top="0.1cm" fo:padding-bottom="0.1cm" fo:padding-left="0.15cm" fo:padding-right="0.12cm"/>
    </style:style>
    <style:style style:name="gr4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424cm" fo:min-width="1.43cm" fo:padding-top="0.1cm" fo:padding-bottom="0.1cm" fo:padding-left="0.15cm" fo:padding-right="0.12cm"/>
    </style:style>
    <style:style style:name="gr4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43cm" fo:padding-top="0.1cm" fo:padding-bottom="0.1cm" fo:padding-left="0.15cm" fo:padding-right="0.12cm"/>
    </style:style>
    <style:style style:name="gr46" style:family="graphic" style:parent-style-name="objectwithoutfill">
      <style:graphic-properties draw:stroke="solid" draw:stroke-dash="Dashed_20__28_var_29_" svg:stroke-width="0.053cm" svg:stroke-color="#0066ff" draw:marker-start="Circle" draw:marker-start-width="0.154cm" draw:marker-end="Half_20_Circle_20_unfilled" draw:marker-end-width="0.334cm" draw:fill="none" draw:textarea-vertical-align="middle" fo:padding-top="0.111cm" fo:padding-bottom="0.111cm" fo:padding-left="0.161cm" fo:padding-right="0.131cm"/>
    </style:style>
    <style:style style:name="gr47"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5.224cm" fo:min-width="1.93cm" fo:padding-top="0.1cm" fo:padding-bottom="0.1cm" fo:padding-left="0.15cm" fo:padding-right="0.12cm"/>
    </style:style>
    <style:style style:name="gr48"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1cm" fo:min-width="1.93cm" fo:padding-top="0.1cm" fo:padding-bottom="0.1cm" fo:padding-left="0.15cm" fo:padding-right="0.12cm"/>
    </style:style>
    <style:style style:name="gr49"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507cm" fo:min-width="1.23cm" fo:padding-top="0.1cm" fo:padding-bottom="0.1cm" fo:padding-left="0.15cm" fo:padding-right="0.12cm"/>
    </style:style>
    <style:style style:name="gr5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69cm" fo:min-width="1.23cm" fo:padding-top="0.1cm" fo:padding-bottom="0.1cm" fo:padding-left="0.15cm" fo:padding-right="0.12cm"/>
    </style:style>
    <style:style style:name="gr51"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1.024cm" fo:min-width="2.03cm" fo:padding-top="0.1cm" fo:padding-bottom="0.1cm" fo:padding-left="0.15cm" fo:padding-right="0.12cm"/>
    </style:style>
    <style:style style:name="gr52"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03cm" fo:min-width="1.78cm" fo:padding-top="0.1cm" fo:padding-bottom="0.1cm" fo:padding-left="0.15cm" fo:padding-right="0.12cm"/>
    </style:style>
    <style:style style:name="gr53" style:family="graphic" style:parent-style-name="standard">
      <style:graphic-properties svg:stroke-width="0.02cm" svg:stroke-color="#000000" draw:marker-start-width="0.045cm" draw:marker-end-width="0.045cm" draw:fill="solid" draw:fill-color="#ffff99" draw:textarea-horizontal-align="justify" draw:textarea-vertical-align="middle" draw:auto-grow-height="false" fo:min-height="0.507cm" fo:min-width="1.13cm" fo:padding-top="0.1cm" fo:padding-bottom="0.1cm" fo:padding-left="0.15cm" fo:padding-right="0.12cm"/>
    </style:style>
    <style:style style:name="gr54" style:family="graphic" style:parent-style-name="standard">
      <style:graphic-properties svg:stroke-width="0.02cm" svg:stroke-color="#000000" draw:marker-start-width="0.045cm" draw:marker-end-width="0.045cm" draw:fill="solid" draw:fill-color="#ffff99" draw:textarea-horizontal-align="justify" draw:textarea-vertical-align="middle" draw:auto-grow-height="false" fo:min-height="0.093cm" fo:min-width="1.13cm" fo:padding-top="0.1cm" fo:padding-bottom="0.1cm" fo:padding-left="0.15cm" fo:padding-right="0.12cm"/>
    </style:style>
    <style:style style:name="gr55" style:family="graphic" style:parent-style-name="objectwithoutfill">
      <style:graphic-properties draw:stroke="solid" draw:stroke-dash="Dashed_20__28_var_29_" svg:stroke-width="0.053cm" svg:stroke-color="#0066ff" draw:marker-start="Circle" draw:marker-start-width="0.159cm" draw:marker-end="Circle" draw:marker-end-width="0.159cm" draw:fill="none" draw:textarea-vertical-align="middle" fo:padding-top="0.106cm" fo:padding-bottom="0.106cm" fo:padding-left="0.156cm" fo:padding-right="0.126cm"/>
    </style:style>
    <style:style style:name="gr56" style:family="graphic" style:parent-style-name="objectwithoutfill">
      <style:graphic-properties draw:stroke="solid" draw:stroke-dash="Dashed_20__28_var_29_" svg:stroke-width="0.03cm" svg:stroke-color="#0066ff" draw:marker-start="Circle" draw:marker-start-width="0.12cm" draw:marker-end="Circle" draw:marker-end-width="0.12cm" draw:fill="none" draw:textarea-vertical-align="middle" fo:padding-top="0.1cm" fo:padding-bottom="0.1cm" fo:padding-left="0.15cm" fo:padding-right="0.12cm"/>
    </style:style>
    <style:style style:name="gr57"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925cm" fo:min-width="1.28cm" fo:padding-top="0.1cm" fo:padding-bottom="0.1cm" fo:padding-left="0.15cm" fo:padding-right="0.12cm"/>
    </style:style>
    <style:style style:name="gr58"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23cm" fo:min-width="1.28cm" fo:padding-top="0.1cm" fo:padding-bottom="0.1cm" fo:padding-left="0.15cm" fo:padding-right="0.12cm"/>
    </style:style>
    <style:style style:name="gr59"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725cm" fo:min-width="0.98cm" fo:padding-top="0.1cm" fo:padding-bottom="0.1cm" fo:padding-left="0.15cm" fo:padding-right="0.12cm"/>
    </style:style>
    <style:style style:name="gr6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23cm" fo:min-width="0.98cm" fo:padding-top="0.1cm" fo:padding-bottom="0.1cm" fo:padding-left="0.15cm" fo:padding-right="0.12cm"/>
    </style:style>
    <style:style style:name="gr6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4.636cm" fo:min-width="1.63cm" fo:padding-top="0.1cm" fo:padding-bottom="0.1cm" fo:padding-left="0.15cm" fo:padding-right="0.12cm"/>
    </style:style>
    <style:style style:name="gr6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131cm" fo:min-width="1.13cm" fo:padding-top="0.1cm" fo:padding-bottom="0.1cm" fo:padding-left="0.15cm" fo:padding-right="0.12cm"/>
    </style:style>
    <style:style style:name="gr63"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1.163cm" fo:min-width="1.03cm" fo:padding-top="0.1cm" fo:padding-bottom="0.1cm" fo:padding-left="0.15cm" fo:padding-right="0.12cm"/>
    </style:style>
    <style:style style:name="gr64"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03cm" fo:min-width="0.78cm" fo:padding-top="0.1cm" fo:padding-bottom="0.1cm" fo:padding-left="0.15cm" fo:padding-right="0.12cm"/>
    </style:style>
    <style:style style:name="gr65"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1.163cm" fo:min-width="1.017cm" fo:padding-top="0.1cm" fo:padding-bottom="0.1cm" fo:padding-left="0.15cm" fo:padding-right="0.12cm"/>
    </style:style>
    <style:style style:name="gr66" style:family="graphic" style:parent-style-name="standard">
      <style:graphic-properties svg:stroke-width="0.02cm" svg:stroke-color="#000000" draw:marker-start-width="0.1cm" draw:marker-end-width="0.2cm" draw:fill="solid" draw:fill-color="#66ff99" draw:textarea-horizontal-align="justify" draw:textarea-vertical-align="middle" draw:auto-grow-height="false" fo:min-height="0.01cm" fo:min-width="0.747cm" fo:padding-top="0.1cm" fo:padding-bottom="0.1cm" fo:padding-left="0.15cm" fo:padding-right="0.12cm"/>
    </style:style>
    <style:style style:name="gr67"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1.02cm" fo:min-width="1.052cm" fo:padding-top="0.1cm" fo:padding-bottom="0.1cm" fo:padding-left="0.15cm" fo:padding-right="0.12cm"/>
    </style:style>
    <style:style style:name="gr68"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03cm" fo:min-width="0.782cm" fo:padding-top="0.1cm" fo:padding-bottom="0.1cm" fo:padding-left="0.15cm" fo:padding-right="0.12cm"/>
    </style:style>
    <style:style style:name="gr69"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737cm" fo:min-width="0.877cm" fo:padding-top="0.1cm" fo:padding-bottom="0.1cm" fo:padding-left="0.15cm" fo:padding-right="0.12cm"/>
    </style:style>
    <style:style style:name="gr7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23cm" fo:min-width="0.877cm" fo:padding-top="0.1cm" fo:padding-bottom="0.1cm" fo:padding-left="0.15cm" fo:padding-right="0.12cm"/>
    </style:style>
    <style:style style:name="gr71" style:family="graphic" style:parent-style-name="objectwithoutfill">
      <style:graphic-properties draw:stroke="solid" draw:stroke-dash="Dashed_20__28_var_29_" svg:stroke-width="0.03cm" svg:stroke-color="#0066ff" draw:marker-start="Circle" draw:marker-start-width="0.095cm" draw:marker-end="Half_20_Circle_20_unfilled" draw:marker-end-width="0.275cm" draw:fill="none" draw:textarea-vertical-align="middle" fo:padding-top="0.1cm" fo:padding-bottom="0.1cm" fo:padding-left="0.15cm" fo:padding-right="0.12cm"/>
    </style:style>
    <style:style style:name="gr7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572cm" fo:min-width="2.042cm" fo:padding-top="0.1cm" fo:padding-bottom="0.1cm" fo:padding-left="0.15cm" fo:padding-right="0.12cm"/>
    </style:style>
    <style:style style:name="gr73"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2.042cm" fo:padding-top="0.1cm" fo:padding-bottom="0.1cm" fo:padding-left="0.15cm" fo:padding-right="0.12cm"/>
    </style:style>
    <style:style style:name="gr7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954cm" fo:min-width="2.43cm" fo:padding-top="0.1cm" fo:padding-bottom="0.1cm" fo:padding-left="0.15cm" fo:padding-right="0.12cm"/>
    </style:style>
    <style:style style:name="gr7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18cm" fo:min-width="2.43cm" fo:padding-top="0.1cm" fo:padding-bottom="0.1cm" fo:padding-left="0.15cm" fo:padding-right="0.12cm"/>
    </style:style>
    <style:style style:name="gr7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731cm" fo:min-width="1.38cm" fo:padding-top="0.1cm" fo:padding-bottom="0.1cm" fo:padding-left="0.15cm" fo:padding-right="0.12cm"/>
    </style:style>
    <style:style style:name="gr7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13cm" fo:padding-top="0.1cm" fo:padding-bottom="0.1cm" fo:padding-left="0.15cm" fo:padding-right="0.12cm"/>
    </style:style>
    <style:style style:name="gr7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831cm" fo:min-width="1.46cm" fo:padding-top="0.1cm" fo:padding-bottom="0.1cm" fo:padding-left="0.15cm" fo:padding-right="0.12cm"/>
    </style:style>
    <style:style style:name="gr7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21cm" fo:padding-top="0.1cm" fo:padding-bottom="0.1cm" fo:padding-left="0.15cm" fo:padding-right="0.12cm"/>
    </style:style>
    <style:style style:name="gr80" style:family="graphic" style:parent-style-name="objectwithoutfill">
      <style:graphic-properties draw:stroke="dash" draw:stroke-dash="Dashed_20__28_var_29_" svg:stroke-width="0.03cm" svg:stroke-color="#0066ff" draw:marker-start="Circle" draw:marker-start-width="0.05cm" draw:marker-end="Circle" draw:marker-end-width="0.05cm" draw:fill="none" draw:textarea-vertical-align="middle" fo:padding-top="0.1cm" fo:padding-bottom="0.1cm" fo:padding-left="0.15cm" fo:padding-right="0.12cm"/>
    </style:style>
    <style:style style:name="gr8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208cm" fo:min-width="1.23cm" fo:padding-top="0.1cm" fo:padding-bottom="0.1cm" fo:padding-left="0.15cm" fo:padding-right="0.12cm"/>
    </style:style>
    <style:style style:name="gr8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0.98cm" fo:padding-top="0.1cm" fo:padding-bottom="0.1cm" fo:padding-left="0.15cm" fo:padding-right="0.12cm"/>
    </style:style>
    <style:style style:name="gr83"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731cm" fo:min-width="1.13cm" fo:padding-top="0.1cm" fo:padding-bottom="0.1cm" fo:padding-left="0.15cm" fo:padding-right="0.12cm"/>
    </style:style>
    <style:style style:name="gr84" style:family="graphic" style:parent-style-name="objectwithoutfill">
      <style:graphic-properties draw:stroke="dash" draw:stroke-dash="Dashed_20__28_var_29_" svg:stroke-width="0.03cm" svg:stroke-color="#0066ff" draw:marker-start="Circle" draw:marker-start-width="0.1cm" draw:marker-end="Circle" draw:marker-end-width="0.1cm" draw:fill="none" draw:textarea-vertical-align="middle" fo:padding-top="0.1cm" fo:padding-bottom="0.1cm" fo:padding-left="0.15cm" fo:padding-right="0.12cm"/>
    </style:style>
    <style:style style:name="gr8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531cm" fo:min-width="1.33cm" fo:padding-top="0.1cm" fo:padding-bottom="0.1cm" fo:padding-left="0.15cm" fo:padding-right="0.12cm"/>
    </style:style>
    <style:style style:name="gr8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93cm" fo:min-width="1.36cm" fo:padding-top="0.1cm" fo:padding-bottom="0.1cm" fo:padding-left="0.15cm" fo:padding-right="0.12cm"/>
    </style:style>
    <style:style style:name="gr87"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1.416cm" fo:min-width="1.33cm" fo:padding-top="0.1cm" fo:padding-bottom="0.1cm" fo:padding-left="0.15cm" fo:padding-right="0.12cm"/>
    </style:style>
    <style:style style:name="gr88"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0.023cm" fo:min-width="1.08cm" fo:padding-top="0.1cm" fo:padding-bottom="0.1cm" fo:padding-left="0.15cm" fo:padding-right="0.12cm"/>
    </style:style>
    <style:style style:name="gr89"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1.416cm" fo:min-width="1.308cm" fo:padding-top="0.1cm" fo:padding-bottom="0.1cm" fo:padding-left="0.15cm" fo:padding-right="0.12cm"/>
    </style:style>
    <style:style style:name="gr90"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0.023cm" fo:min-width="1.058cm" fo:padding-top="0.1cm" fo:padding-bottom="0.1cm" fo:padding-left="0.15cm" fo:padding-right="0.12cm"/>
    </style:style>
    <style:style style:name="gr9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3.886cm" fo:min-width="1.413cm" fo:padding-top="0.1cm" fo:padding-bottom="0.1cm" fo:padding-left="0.15cm" fo:padding-right="0.12cm"/>
    </style:style>
    <style:style style:name="gr9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413cm" fo:padding-top="0.1cm" fo:padding-bottom="0.1cm" fo:padding-left="0.15cm" fo:padding-right="0.12cm"/>
    </style:style>
    <style:style style:name="gr93" style:family="graphic" style:parent-style-name="objectwithoutfill">
      <style:graphic-properties draw:stroke="solid" draw:stroke-dash="Dashed_20__28_var_29_" svg:stroke-width="0.03cm" svg:stroke-color="#0066ff" draw:marker-start="Circle" draw:marker-start-width="0.1cm" draw:marker-end="Half_20_Circle_20_unfilled" draw:marker-end-width="0.28cm" draw:fill="none" draw:textarea-vertical-align="middle" fo:padding-top="0.1cm" fo:padding-bottom="0.1cm" fo:padding-left="0.15cm" fo:padding-right="0.12cm"/>
    </style:style>
    <style:style style:name="gr9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387cm" fo:min-width="0.88cm" fo:padding-top="0.1cm" fo:padding-bottom="0.1cm" fo:padding-left="0.15cm" fo:padding-right="0.12cm"/>
    </style:style>
    <style:style style:name="gr95"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17cm" fo:min-width="0.458cm" fo:padding-top="0.1cm" fo:padding-bottom="0.1cm" fo:padding-left="0.15cm" fo:padding-right="0.12cm"/>
    </style:style>
    <style:style style:name="gr96"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0.457cm" fo:padding-top="0.1cm" fo:padding-bottom="0.1cm" fo:padding-left="0.15cm" fo:padding-right="0.12cm"/>
    </style:style>
    <style:style style:name="gr97" style:family="graphic" style:parent-style-name="objectwithoutfill">
      <style:graphic-properties draw:stroke="dash" draw:stroke-dash="Dashed_20__28_var_29_" svg:stroke-width="0.03cm" svg:stroke-color="#0066ff" draw:marker-start="Circle" draw:marker-start-width="0.1cm" draw:marker-end="Half_20_Circle_20_unfilled" draw:marker-end-width="0.28cm" draw:fill="none" draw:textarea-vertical-align="middle" fo:padding-top="0.1cm" fo:padding-bottom="0.1cm" fo:padding-left="0.15cm" fo:padding-right="0.12cm"/>
    </style:style>
    <style:style style:name="gr9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576cm" fo:min-width="1.08cm" fo:padding-top="0.1cm" fo:padding-bottom="0.1cm" fo:padding-left="0.15cm" fo:padding-right="0.12cm"/>
    </style:style>
    <style:style style:name="gr9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08cm" fo:padding-top="0.1cm" fo:padding-bottom="0.1cm" fo:padding-left="0.15cm" fo:padding-right="0.12cm"/>
    </style:style>
    <style:style style:name="gr100"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4.464cm" fo:min-width="1.242cm" fo:padding-top="0.1cm" fo:padding-bottom="0.1cm" fo:padding-left="0.15cm" fo:padding-right="0.12cm"/>
    </style:style>
    <style:style style:name="gr101"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0.093cm" fo:min-width="1.242cm" fo:padding-top="0.1cm" fo:padding-bottom="0.1cm" fo:padding-left="0.15cm" fo:padding-right="0.12cm"/>
    </style:style>
    <style:style style:name="gr102" style:family="graphic" style:parent-style-name="objectwithoutfill">
      <style:graphic-properties draw:stroke="dash" draw:stroke-dash="Fine_20_Dashed" svg:stroke-width="0.03cm" svg:stroke-color="#0066ff" draw:marker-start="Circle" draw:marker-start-width="0.1cm" draw:marker-end="Half_20_Circle_20_unfilled" draw:marker-end-width="0.28cm" draw:fill="none" draw:textarea-vertical-align="middle" fo:padding-top="0.1cm" fo:padding-bottom="0.1cm" fo:padding-left="0.15cm" fo:padding-right="0.12cm"/>
    </style:style>
    <style:style style:name="gr103"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0.664cm" fo:min-width="1.16cm" fo:padding-top="0.1cm" fo:padding-bottom="0.1cm" fo:padding-left="0.15cm" fo:padding-right="0.12cm"/>
    </style:style>
    <style:style style:name="gr104" style:family="graphic" style:parent-style-name="standard">
      <style:graphic-properties draw:stroke="dash" draw:stroke-dash="Fine_20_Dashed" svg:stroke-width="0.02cm" svg:stroke-color="#000000" draw:marker-start-width="0.1cm" draw:marker-end-width="0.2cm" draw:fill="solid" draw:fill-color="#ffff99" draw:textarea-horizontal-align="justify" draw:textarea-vertical-align="middle" draw:auto-grow-height="false" fo:min-height="0.093cm" fo:min-width="1.16cm" fo:padding-top="0.1cm" fo:padding-bottom="0.1cm" fo:padding-left="0.15cm" fo:padding-right="0.12cm"/>
    </style:style>
    <style:style style:name="gr10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085cm" fo:min-width="1.35cm" fo:padding-top="0.1cm" fo:padding-bottom="0.1cm" fo:padding-left="0.15cm" fo:padding-right="0.12cm"/>
    </style:style>
    <style:style style:name="gr10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1cm" fo:padding-top="0.1cm" fo:padding-bottom="0.1cm" fo:padding-left="0.15cm" fo:padding-right="0.12cm"/>
    </style:style>
    <style:style style:name="gr107"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641cm" fo:min-width="1.062cm" fo:padding-top="0.1cm" fo:padding-bottom="0.1cm" fo:padding-left="0.15cm" fo:padding-right="0.12cm"/>
    </style:style>
    <style:style style:name="gr108"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1.045cm" fo:padding-top="0.1cm" fo:padding-bottom="0.1cm" fo:padding-left="0.15cm" fo:padding-right="0.12cm"/>
    </style:style>
    <style:style style:name="gr10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293cm" fo:min-width="1.23cm" fo:padding-top="0.1cm" fo:padding-bottom="0.1cm" fo:padding-left="0.15cm" fo:padding-right="0.12cm"/>
    </style:style>
    <style:style style:name="gr11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93cm" fo:min-width="1.23cm" fo:padding-top="0.1cm" fo:padding-bottom="0.1cm" fo:padding-left="0.15cm" fo:padding-right="0.12cm"/>
    </style:style>
    <style:style style:name="gr111" style:family="graphic" style:parent-style-name="objectwithoutfill">
      <style:graphic-properties draw:stroke="solid" draw:stroke-dash="Dashed_20__28_var_29_" svg:stroke-width="0.053cm" svg:stroke-color="#0066ff" draw:marker-start="Circle" draw:marker-start-width="0.159cm" draw:marker-end="Half_20_Circle_20_unfilled" draw:marker-end-width="0.339cm" draw:fill="none" draw:textarea-vertical-align="middle" fo:padding-top="0.101cm" fo:padding-bottom="0.101cm" fo:padding-left="0.151cm" fo:padding-right="0.121cm"/>
    </style:style>
    <style:style style:name="gr112" style:family="graphic" style:parent-style-name="standard">
      <style:graphic-properties draw:stroke="solid" draw:stroke-dash="Fine_20_Dashed" svg:stroke-width="0.02cm" svg:stroke-color="#000000" draw:marker-start-width="0.1cm" draw:marker-end-width="0.2cm" draw:fill="solid" draw:fill-color="#ffff99" draw:textarea-horizontal-align="justify" draw:textarea-vertical-align="middle" draw:auto-grow-height="false" fo:min-height="0.052cm" fo:min-width="0.98cm" fo:padding-top="0.1cm" fo:padding-bottom="0.1cm" fo:padding-left="0.15cm" fo:padding-right="0.12cm"/>
    </style:style>
    <style:style style:name="gr113" style:family="graphic" style:parent-style-name="standard">
      <style:graphic-properties draw:stroke="solid" draw:stroke-dash="Fine_20_Dashed" svg:stroke-width="0.02cm" svg:stroke-color="#000000" draw:marker-start-width="0.1cm" draw:marker-end-width="0.2cm" draw:fill="solid" draw:fill-color="#ffff99" draw:textarea-horizontal-align="justify" draw:textarea-vertical-align="middle" draw:auto-grow-height="false" fo:min-height="0.023cm" fo:min-width="0.98cm" fo:padding-top="0.1cm" fo:padding-bottom="0.1cm" fo:padding-left="0.15cm" fo:padding-right="0.12cm"/>
    </style:style>
    <style:style style:name="gr11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785cm" fo:min-width="1.54cm" fo:padding-top="0.1cm" fo:padding-bottom="0.1cm" fo:padding-left="0.15cm" fo:padding-right="0.12cm"/>
    </style:style>
    <style:style style:name="gr11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29cm" fo:padding-top="0.1cm" fo:padding-bottom="0.1cm" fo:padding-left="0.15cm" fo:padding-right="0.12cm"/>
    </style:style>
    <style:style style:name="gr116"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cm" fo:min-width="1.28cm" fo:padding-top="0.1cm" fo:padding-bottom="0.1cm" fo:padding-left="0.15cm" fo:padding-right="0.12cm"/>
    </style:style>
    <style:style style:name="gr11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53cm" fo:min-width="1.642cm" fo:padding-top="0.1cm" fo:padding-bottom="0.1cm" fo:padding-left="0.15cm" fo:padding-right="0.12cm"/>
    </style:style>
    <style:style style:name="gr11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642cm" fo:padding-top="0.1cm" fo:padding-bottom="0.1cm" fo:padding-left="0.15cm" fo:padding-right="0.12cm"/>
    </style:style>
    <style:style style:name="gr119"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1.946cm" fo:min-width="1.18cm" fo:padding-top="0.1cm" fo:padding-bottom="0.1cm" fo:padding-left="0.15cm" fo:padding-right="0.12cm"/>
    </style:style>
    <style:style style:name="gr120"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0.023cm" fo:min-width="1.18cm" fo:padding-top="0.1cm" fo:padding-bottom="0.1cm" fo:padding-left="0.15cm" fo:padding-right="0.12cm"/>
    </style:style>
    <style:style style:name="gr121"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0.84cm" fo:min-width="1.43cm" fo:padding-top="0.1cm" fo:padding-bottom="0.1cm" fo:padding-left="0.15cm" fo:padding-right="0.12cm"/>
    </style:style>
    <style:style style:name="gr122"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0.069cm" fo:min-width="1.43cm" fo:padding-top="0.1cm" fo:padding-bottom="0.1cm" fo:padding-left="0.15cm" fo:padding-right="0.12cm"/>
    </style:style>
    <style:style style:name="gr123" style:family="graphic" style:parent-style-name="objectwithoutfill">
      <style:graphic-properties draw:stroke="solid" draw:stroke-dash="Dashed_20__28_var_29_" svg:stroke-width="0.03cm" svg:stroke-color="#0066ff" draw:marker-start="Circle" draw:marker-start-width="0.12cm" draw:marker-end="Half_20_Circle_20_unfilled" draw:marker-end-width="0.28cm" draw:fill="solid" draw:fill-color="#ffff99" draw:textarea-vertical-align="middle" fo:padding-top="0.1cm" fo:padding-bottom="0.1cm" fo:padding-left="0.15cm" fo:padding-right="0.12cm"/>
    </style:style>
    <style:style style:name="gr124"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1.347cm" fo:min-width="1.33cm" fo:padding-top="0.1cm" fo:padding-bottom="0.1cm" fo:padding-left="0.15cm" fo:padding-right="0.12cm"/>
    </style:style>
    <style:style style:name="gr125"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0.093cm" fo:min-width="1.36cm" fo:padding-top="0.1cm" fo:padding-bottom="0.1cm" fo:padding-left="0.15cm" fo:padding-right="0.12cm"/>
    </style:style>
    <style:style style:name="gr126"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131cm" fo:min-width="1.33cm" fo:padding-top="0.1cm" fo:padding-bottom="0.1cm" fo:padding-left="0.15cm" fo:padding-right="0.12cm"/>
    </style:style>
    <style:style style:name="gr12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309cm" fo:min-width="1.43cm" fo:padding-top="0.1cm" fo:padding-bottom="0.1cm" fo:padding-left="0.15cm" fo:padding-right="0.12cm"/>
    </style:style>
    <style:style style:name="gr12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18cm" fo:padding-top="0.1cm" fo:padding-bottom="0.1cm" fo:padding-left="0.15cm" fo:padding-right="0.12cm"/>
    </style:style>
    <style:style style:name="gr129"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3cm" fo:min-width="1.18cm" fo:padding-top="0.1cm" fo:padding-bottom="0.1cm" fo:padding-left="0.15cm" fo:padding-right="0.12cm"/>
    </style:style>
    <style:style style:name="gr13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208cm" fo:min-width="1.18cm" fo:padding-top="0.1cm" fo:padding-bottom="0.1cm" fo:padding-left="0.15cm" fo:padding-right="0.12cm"/>
    </style:style>
    <style:style style:name="gr131" style:family="graphic" style:parent-style-name="standard">
      <style:graphic-properties svg:stroke-width="0.02cm" svg:stroke-color="#000000" draw:marker-start-width="0.03cm" draw:marker-end-width="0.03cm" draw:fill="solid" draw:fill-color="#ffff99" draw:textarea-horizontal-align="justify" draw:textarea-vertical-align="middle" draw:auto-grow-height="false" fo:min-height="3.169cm" fo:min-width="1.827cm" fo:padding-top="0.1cm" fo:padding-bottom="0.1cm" fo:padding-left="0.15cm" fo:padding-right="0.12cm"/>
    </style:style>
    <style:style style:name="gr132" style:family="graphic" style:parent-style-name="standard">
      <style:graphic-properties svg:stroke-width="0.02cm" svg:stroke-color="#000000" draw:marker-start-width="0.03cm" draw:marker-end-width="0.03cm" draw:fill="solid" draw:fill-color="#ffff99" draw:textarea-horizontal-align="justify" draw:textarea-vertical-align="middle" draw:auto-grow-height="false" fo:min-height="0.085cm" fo:min-width="1.827cm" fo:padding-top="0.1cm" fo:padding-bottom="0.1cm" fo:padding-left="0.15cm" fo:padding-right="0.12cm"/>
    </style:style>
    <style:style style:name="gr133" style:family="graphic" style:parent-style-name="standard">
      <style:graphic-properties svg:stroke-width="0.02cm" svg:stroke-color="#000000" draw:marker-start-width="0.03cm" draw:marker-end-width="0.03cm" draw:fill="solid" draw:fill-color="#66ffff" draw:textarea-horizontal-align="justify" draw:textarea-vertical-align="middle" draw:auto-grow-height="false" fo:min-height="0.1cm" fo:min-width="1.83cm" fo:padding-top="0.1cm" fo:padding-bottom="0.1cm" fo:padding-left="0.15cm" fo:padding-right="0.12cm"/>
    </style:style>
    <style:style style:name="gr134" style:family="graphic" style:parent-style-name="standard">
      <style:graphic-properties svg:stroke-width="0.02cm" svg:stroke-color="#000000" draw:marker-start-width="0.03cm" draw:marker-end-width="0.03cm" draw:fill="solid" draw:fill-color="#ffff99" draw:textarea-horizontal-align="justify" draw:textarea-vertical-align="middle" draw:auto-grow-height="false" fo:min-height="5.624cm" fo:min-width="2.03cm" fo:padding-top="0.1cm" fo:padding-bottom="0.1cm" fo:padding-left="0.15cm" fo:padding-right="0.12cm"/>
    </style:style>
    <style:style style:name="gr135" style:family="graphic" style:parent-style-name="standard">
      <style:graphic-properties svg:stroke-width="0.02cm" svg:stroke-color="#000000" draw:marker-start-width="0.03cm" draw:marker-end-width="0.03cm" draw:fill="solid" draw:fill-color="#ffff99" draw:textarea-horizontal-align="justify" draw:textarea-vertical-align="middle" draw:auto-grow-height="false" fo:min-height="0.1cm" fo:min-width="2.03cm" fo:padding-top="0.1cm" fo:padding-bottom="0.1cm" fo:padding-left="0.15cm" fo:padding-right="0.12cm"/>
    </style:style>
    <style:style style:name="gr13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3.1cm" fo:min-width="1.73cm" fo:padding-top="0.1cm" fo:padding-bottom="0.1cm" fo:padding-left="0.15cm" fo:padding-right="0.12cm"/>
    </style:style>
    <style:style style:name="gr13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48cm" fo:padding-top="0.1cm" fo:padding-bottom="0.1cm" fo:padding-left="0.15cm" fo:padding-right="0.12cm"/>
    </style:style>
    <style:style style:name="gr138"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3cm" fo:min-width="1.48cm" fo:padding-top="0.1cm" fo:padding-bottom="0.1cm" fo:padding-left="0.15cm" fo:padding-right="0.12cm"/>
    </style:style>
    <style:style style:name="gr13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cm" fo:min-width="1.63cm" fo:padding-top="0.1cm" fo:padding-bottom="0.1cm" fo:padding-left="0.15cm" fo:padding-right="0.12cm"/>
    </style:style>
    <style:style style:name="gr14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63cm" fo:padding-top="0.1cm" fo:padding-bottom="0.1cm" fo:padding-left="0.15cm" fo:padding-right="0.12cm"/>
    </style:style>
    <style:style style:name="gr141"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113cm" fo:min-width="1.63cm" fo:padding-top="0.1cm" fo:padding-bottom="0.1cm" fo:padding-left="0.15cm" fo:padding-right="0.12cm"/>
    </style:style>
    <style:style style:name="gr14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83cm" fo:min-width="1.38cm" fo:padding-top="0.1cm" fo:padding-bottom="0.1cm" fo:padding-left="0.15cm" fo:padding-right="0.12cm"/>
    </style:style>
    <style:style style:name="gr143"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38cm" fo:padding-top="0.1cm" fo:padding-bottom="0.1cm" fo:padding-left="0.15cm" fo:padding-right="0.12cm"/>
    </style:style>
    <style:style style:name="gr144"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3cm" fo:min-width="1.38cm" fo:padding-top="0.1cm" fo:padding-bottom="0.1cm" fo:padding-left="0.15cm" fo:padding-right="0.12cm"/>
    </style:style>
    <style:style style:name="gr14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361cm" fo:min-width="1.23cm" fo:padding-top="0.1cm" fo:padding-bottom="0.1cm" fo:padding-left="0.15cm" fo:padding-right="0.12cm"/>
    </style:style>
    <style:style style:name="gr14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23cm" fo:min-width="0.98cm" fo:padding-top="0.1cm" fo:padding-bottom="0.1cm" fo:padding-left="0.15cm" fo:padding-right="0.12cm"/>
    </style:style>
    <style:style style:name="gr147" style:family="graphic" style:parent-style-name="standard">
      <style:graphic-properties svg:stroke-color="#ffffff" draw:fill-color="#ffffff" draw:textarea-horizontal-align="justify" draw:textarea-vertical-align="middle" draw:auto-grow-height="false" fo:min-height="4.796cm" fo:min-width="0cm" fo:padding-top="0.1cm" fo:padding-bottom="0.1cm" fo:padding-left="0.15cm" fo:padding-right="0.12cm"/>
    </style:style>
    <style:style style:name="gr14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868cm" fo:min-width="1.724cm" fo:padding-top="0.1cm" fo:padding-bottom="0.1cm" fo:padding-left="0.15cm" fo:padding-right="0.12cm"/>
    </style:style>
    <style:style style:name="gr14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93cm" fo:min-width="1.724cm" fo:padding-top="0.1cm" fo:padding-bottom="0.1cm" fo:padding-left="0.15cm" fo:padding-right="0.12cm"/>
    </style:style>
    <style:style style:name="gr15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5cm" fo:min-width="1.13cm" fo:padding-top="0.1cm" fo:padding-bottom="0.1cm" fo:padding-left="0.15cm" fo:padding-right="0.12cm"/>
    </style:style>
    <style:style style:name="gr15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23cm" fo:min-width="0.88cm" fo:padding-top="0.1cm" fo:padding-bottom="0.1cm" fo:padding-left="0.15cm" fo:padding-right="0.12cm"/>
    </style:style>
    <style:style style:name="gr152"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23cm" fo:min-width="0.88cm" fo:padding-top="0.1cm" fo:padding-bottom="0.1cm" fo:padding-left="0.15cm" fo:padding-right="0.12cm"/>
    </style:style>
    <style:style style:name="gr153" style:family="graphic" style:parent-style-name="standard">
      <style:graphic-properties draw:stroke="none" svg:stroke-width="0.02cm" draw:marker-start-width="0.06cm" draw:marker-end-width="0.06cm" draw:fill="solid" draw:fill-color="#eeeeee" draw:textarea-horizontal-align="justify" draw:textarea-vertical-align="middle" draw:auto-grow-height="false" fo:min-height="0cm" fo:min-width="0cm" fo:padding-top="0.1cm" fo:padding-bottom="0.1cm" fo:padding-left="0.15cm" fo:padding-right="0.12cm"/>
    </style:style>
    <style:style style:name="gr154" style:family="graphic" style:parent-style-name="standard">
      <style:graphic-properties svg:stroke-width="0.02cm" svg:stroke-color="#000000" draw:marker-start-width="0.06cm" draw:marker-end-width="0.06cm" draw:fill="solid" draw:fill-color="#ffff99" draw:textarea-horizontal-align="justify" draw:textarea-vertical-align="middle" draw:auto-grow-height="false" fo:min-height="8.1cm" fo:min-width="1.83cm" fo:padding-top="0.1cm" fo:padding-bottom="0.1cm" fo:padding-left="0.15cm" fo:padding-right="0.12cm"/>
    </style:style>
    <style:style style:name="gr155" style:family="graphic" style:parent-style-name="standard">
      <style:graphic-properties svg:stroke-width="0.02cm" svg:stroke-color="#000000" draw:marker-start-width="0.06cm" draw:marker-end-width="0.06cm" draw:fill="solid" draw:fill-color="#ffff99" draw:textarea-horizontal-align="justify" draw:textarea-vertical-align="middle" draw:auto-grow-height="false" fo:min-height="0.089cm" fo:min-width="1.83cm" fo:padding-top="0.1cm" fo:padding-bottom="0.1cm" fo:padding-left="0.15cm" fo:padding-right="0.12cm"/>
    </style:style>
    <style:style style:name="gr156" style:family="graphic" style:parent-style-name="standard">
      <style:graphic-properties svg:stroke-width="0.02cm" svg:stroke-color="#000000" draw:marker-start-width="0.06cm" draw:marker-end-width="0.06cm" draw:fill="solid" draw:fill-color="#66ffff" draw:textarea-horizontal-align="justify" draw:textarea-vertical-align="middle" draw:auto-grow-height="false" fo:min-height="0.1cm" fo:min-width="1.83cm" fo:padding-top="0.1cm" fo:padding-bottom="0.1cm" fo:padding-left="0.15cm" fo:padding-right="0.12cm"/>
    </style:style>
    <style:style style:name="gr15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307cm" fo:min-width="1.63cm" fo:padding-top="0.1cm" fo:padding-bottom="0.1cm" fo:padding-left="0.15cm" fo:padding-right="0.12cm"/>
    </style:style>
    <style:style style:name="gr15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187cm" fo:min-width="0.93cm" fo:padding-top="0.1cm" fo:padding-bottom="0.1cm" fo:padding-left="0.15cm" fo:padding-right="0.12cm"/>
    </style:style>
    <style:style style:name="gr15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0.93cm" fo:padding-top="0.1cm" fo:padding-bottom="0.1cm" fo:padding-left="0.15cm" fo:padding-right="0.12cm"/>
    </style:style>
    <style:style style:name="gr16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5.1cm" fo:min-width="1.43cm" fo:padding-top="0.1cm" fo:padding-bottom="0.1cm" fo:padding-left="0.15cm" fo:padding-right="0.12cm"/>
    </style:style>
    <style:style style:name="gr16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cm" fo:min-width="1.441cm" fo:padding-top="0.1cm" fo:padding-bottom="0.1cm" fo:padding-left="0.15cm" fo:padding-right="0.12cm"/>
    </style:style>
    <style:style style:name="gr16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191cm" fo:padding-top="0.1cm" fo:padding-bottom="0.1cm" fo:padding-left="0.15cm" fo:padding-right="0.12cm"/>
    </style:style>
    <style:style style:name="gr163"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907cm" fo:min-width="1.16cm" fo:padding-top="0.1cm" fo:padding-bottom="0.1cm" fo:padding-left="0.15cm" fo:padding-right="0.12cm"/>
    </style:style>
    <style:style style:name="gr164"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293cm" fo:min-width="1.16cm" fo:padding-top="0.1cm" fo:padding-bottom="0.1cm" fo:padding-left="0.15cm" fo:padding-right="0.12cm"/>
    </style:style>
    <style:style style:name="gr16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993cm" fo:min-width="1.63cm" fo:padding-top="0.1cm" fo:padding-bottom="0.1cm" fo:padding-left="0.15cm" fo:padding-right="0.12cm"/>
    </style:style>
    <style:style style:name="gr16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07cm" fo:min-width="1.63cm" fo:padding-top="0.1cm" fo:padding-bottom="0.1cm" fo:padding-left="0.15cm" fo:padding-right="0.12cm"/>
    </style:style>
    <style:style style:name="gr16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632cm" fo:min-width="1.13cm" fo:padding-top="0.1cm" fo:padding-bottom="0.1cm" fo:padding-left="0.15cm" fo:padding-right="0.12cm"/>
    </style:style>
    <style:style style:name="gr16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269cm" fo:min-width="1.13cm" fo:padding-top="0.1cm" fo:padding-bottom="0.1cm" fo:padding-left="0.15cm" fo:padding-right="0.12cm"/>
    </style:style>
    <style:style style:name="gr16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2cm" fo:min-width="1.13cm" fo:padding-top="0.1cm" fo:padding-bottom="0.1cm" fo:padding-left="0.15cm" fo:padding-right="0.12cm"/>
    </style:style>
    <style:style style:name="gr17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0.88cm" fo:padding-top="0.1cm" fo:padding-bottom="0.1cm" fo:padding-left="0.15cm" fo:padding-right="0.12cm"/>
    </style:style>
    <style:style style:name="gr171" style:family="graphic" style:parent-style-name="standard">
      <style:graphic-properties svg:stroke-width="0.02cm" svg:stroke-color="#000000" draw:marker-start-width="0.1cm" draw:marker-end-width="0.2cm" draw:fill="solid" draw:fill-color="#66ffff" draw:textarea-horizontal-align="justify" draw:textarea-vertical-align="middle" draw:auto-grow-height="false" fo:min-height="0.043cm" fo:min-width="0.88cm" fo:padding-top="0.1cm" fo:padding-bottom="0.1cm" fo:padding-left="0.15cm" fo:padding-right="0.12cm"/>
    </style:style>
    <style:style style:name="gr172" style:family="graphic" style:parent-style-name="objectwithoutfill">
      <style:graphic-properties draw:stroke="dash" draw:stroke-dash="Dashed_20__28_var_29_" svg:stroke-width="0.03cm" svg:stroke-color="#0066ff" draw:marker-start="Circle" draw:marker-start-width="0.095cm" draw:marker-end="Circle" draw:marker-end-width="0.095cm" draw:fill="none" draw:textarea-vertical-align="middle" fo:padding-top="0.1cm" fo:padding-bottom="0.1cm" fo:padding-left="0.15cm" fo:padding-right="0.12cm"/>
    </style:style>
    <style:style style:name="gr173" style:family="graphic" style:parent-style-name="objectwithoutfill">
      <style:graphic-properties draw:stroke="solid" draw:stroke-dash="Dashed_20__28_var_29_" svg:stroke-width="0.05cm" svg:stroke-color="#0066ff" draw:marker-start="Circle" draw:marker-start-width="0.18cm" draw:marker-end="Half_20_Circle_20_unfilled" draw:marker-end-width="0.36cm" draw:fill="none" draw:textarea-vertical-align="middle" fo:padding-top="0.11cm" fo:padding-bottom="0.11cm" fo:padding-left="0.16cm" fo:padding-right="0.13cm"/>
    </style:style>
    <style:style style:name="gr174"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1.216cm" fo:min-width="1.13cm" fo:padding-top="0.1cm" fo:padding-bottom="0.1cm" fo:padding-left="0.15cm" fo:padding-right="0.12cm"/>
    </style:style>
    <style:style style:name="gr175"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0.293cm" fo:min-width="1.13cm" fo:padding-top="0.1cm" fo:padding-bottom="0.1cm" fo:padding-left="0.15cm" fo:padding-right="0.12cm"/>
    </style:style>
    <style:style style:name="gr17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7cm" fo:min-width="1.03cm" fo:padding-top="0.1cm" fo:padding-bottom="0.1cm" fo:padding-left="0.15cm" fo:padding-right="0.12cm"/>
    </style:style>
    <style:style style:name="gr17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3cm" fo:min-width="1.03cm" fo:padding-top="0.1cm" fo:padding-bottom="0.1cm" fo:padding-left="0.15cm" fo:padding-right="0.12cm"/>
    </style:style>
    <style:style style:name="gr17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507cm" fo:min-width="1.63cm" fo:padding-top="0.1cm" fo:padding-bottom="0.1cm" fo:padding-left="0.15cm" fo:padding-right="0.12cm"/>
    </style:style>
    <style:style style:name="gr17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93cm" fo:min-width="1.63cm" fo:padding-top="0.1cm" fo:padding-bottom="0.1cm" fo:padding-left="0.15cm" fo:padding-right="0.12cm"/>
    </style:style>
    <style:style style:name="P1" style:family="paragraph">
      <loext:graphic-properties draw:fill="solid" draw:fill-color="#eeeeee"/>
      <style:paragraph-properties fo:text-align="center"/>
      <style:text-properties fo:font-size="4.09999990463257pt" style:font-size-asian="4.09999990463257pt" style:font-size-complex="6pt"/>
    </style:style>
    <style:style style:name="P2" style:family="paragraph">
      <style:paragraph-properties fo:text-align="start"/>
    </style:style>
    <style:style style:name="P3" style:family="paragraph">
      <loext:graphic-properties draw:fill="solid" draw:fill-color="#ffffff"/>
      <style:paragraph-properties fo:text-align="start"/>
      <style:text-properties fo:font-size="4.5pt" fo:font-weight="bold" style:font-size-asian="4.5pt" style:font-weight-asian="bold" style:font-size-complex="4.5pt" style:font-weight-complex="bold"/>
    </style:style>
    <style:style style:name="P4" style:family="paragraph">
      <style:paragraph-properties fo:text-align="center"/>
    </style:style>
    <style:style style:name="P5" style:family="paragraph">
      <loext:graphic-properties draw:fill="solid" draw:fill-color="#ffffff"/>
      <style:paragraph-properties fo:text-align="center"/>
      <style:text-properties fo:font-size="4.5pt" style:font-size-asian="4.09999990463257pt" style:font-size-complex="6pt"/>
    </style:style>
    <style:style style:name="P6" style:family="paragraph">
      <loext:graphic-properties draw:fill="none"/>
      <style:paragraph-properties fo:text-align="center"/>
    </style:style>
    <style:style style:name="P7" style:family="paragraph">
      <loext:graphic-properties draw:fill="solid" draw:fill-color="#ffffff"/>
      <style:paragraph-properties fo:text-align="center"/>
      <style:text-properties fo:font-size="4.5pt" style:font-size-asian="4.5pt" style:font-size-complex="4.5pt"/>
    </style:style>
    <style:style style:name="P8" style:family="paragraph">
      <loext:graphic-properties draw:fill="none"/>
      <style:paragraph-properties fo:text-align="center"/>
      <style:text-properties fo:font-size="4.09999990463257pt"/>
    </style:style>
    <style:style style:name="P9" style:family="paragraph">
      <loext:graphic-properties draw:fill="solid" draw:fill-color="#66ffff"/>
      <style:paragraph-properties fo:text-align="start"/>
      <style:text-properties fo:font-size="4.5pt" fo:font-weight="bold" style:font-size-asian="4.5pt" style:font-weight-asian="bold" style:font-size-complex="4.5pt" style:font-weight-complex="bold"/>
    </style:style>
    <style:style style:name="P10" style:family="paragraph">
      <loext:graphic-properties draw:fill="solid" draw:fill-color="#66ffff"/>
      <style:paragraph-properties fo:text-align="center"/>
      <style:text-properties fo:font-size="4.09999990463257pt" style:font-size-asian="4.09999990463257pt" style:font-size-complex="6pt"/>
    </style:style>
    <style:style style:name="P11" style:family="paragraph">
      <loext:graphic-properties draw:fill="solid" draw:fill-color="#ffff99"/>
      <style:paragraph-properties fo:text-align="start"/>
      <style:text-properties fo:font-size="4.5pt" fo:font-weight="bold" style:font-size-asian="4.5pt" style:font-weight-asian="bold" style:font-size-complex="4.5pt" style:font-weight-complex="bold"/>
    </style:style>
    <style:style style:name="P12" style:family="paragraph">
      <loext:graphic-properties draw:fill="solid" draw:fill-color="#ffff99"/>
      <style:paragraph-properties fo:text-align="center"/>
      <style:text-properties fo:font-size="4.09999990463257pt" style:font-size-asian="4.09999990463257pt" style:font-size-complex="6pt"/>
    </style:style>
    <style:style style:name="P13" style:family="paragraph">
      <loext:graphic-properties draw:fill="solid" draw:fill-color="#ffffff"/>
      <style:paragraph-properties fo:text-align="center"/>
      <style:text-properties fo:font-size="4.09999990463257pt" style:font-size-asian="4.09999990463257pt" style:font-size-complex="6pt"/>
    </style:style>
    <style:style style:name="P14" style:family="paragraph">
      <loext:graphic-properties draw:fill="solid" draw:fill-color="#ffff99"/>
      <style:paragraph-properties fo:text-align="center"/>
      <style:text-properties fo:font-size="4.5pt" style:font-size-asian="4.09999990463257pt" style:font-size-complex="6pt"/>
    </style:style>
    <style:style style:name="P15" style:family="paragraph">
      <loext:graphic-properties draw:fill="solid" draw:fill-color="#66ff99"/>
      <style:paragraph-properties fo:text-align="start"/>
      <style:text-properties fo:font-size="4.5pt" fo:font-weight="bold" style:font-size-asian="4.5pt" style:font-weight-asian="bold" style:font-size-complex="4.5pt" style:font-weight-complex="bold"/>
    </style:style>
    <style:style style:name="P16" style:family="paragraph">
      <loext:graphic-properties draw:fill="solid" draw:fill-color="#66ff99"/>
      <style:paragraph-properties fo:text-align="center"/>
      <style:text-properties fo:font-size="4.5pt" style:font-size-asian="4.09999990463257pt" style:font-size-complex="6pt"/>
    </style:style>
    <style:style style:name="P17" style:family="paragraph">
      <loext:graphic-properties draw:fill="solid" draw:fill-color="#ffff99"/>
      <style:paragraph-properties fo:text-align="center"/>
      <style:text-properties fo:font-size="4.5pt" style:font-size-asian="4.5pt" style:font-size-complex="4.5pt"/>
    </style:style>
    <style:style style:name="P18" style:family="paragraph">
      <loext:graphic-properties draw:fill="solid" draw:fill-color="#ffff99"/>
      <style:paragraph-properties fo:text-align="start"/>
      <style:text-properties fo:font-size="4.09999990463257pt" fo:font-weight="bold" style:font-size-asian="4.09999990463257pt" style:font-weight-asian="bold" style:font-size-complex="6pt" style:font-weight-complex="bold"/>
    </style:style>
    <style:style style:name="P19" style:family="paragraph">
      <loext:graphic-properties draw:fill="solid" draw:fill-color="#66ffff"/>
      <style:paragraph-properties fo:text-align="center"/>
      <style:text-properties fo:font-size="4.5pt" style:font-size-asian="4.09999990463257pt" style:font-size-complex="6pt"/>
    </style:style>
    <style:style style:name="P20" style:family="paragraph">
      <loext:graphic-properties draw:fill="solid" draw:fill-color="#ffff99"/>
      <style:paragraph-properties fo:text-align="center"/>
    </style:style>
    <style:style style:name="P21" style:family="paragraph">
      <loext:graphic-properties draw:fill="solid" draw:fill-color="#66ffff"/>
      <style:paragraph-properties fo:text-align="center"/>
      <style:text-properties fo:font-size="4.09999990463257pt" fo:font-weight="normal" style:font-size-asian="4.09999990463257pt" style:font-weight-asian="normal" style:font-size-complex="6pt" style:font-weight-complex="normal"/>
    </style:style>
    <style:style style:name="P22" style:family="paragraph">
      <loext:graphic-properties draw:fill-color="#ffffff"/>
      <style:paragraph-properties fo:text-align="center"/>
    </style:style>
    <style:style style:name="P23" style:family="paragraph">
      <loext:graphic-properties draw:fill="solid" draw:fill-color="#ffff99"/>
      <style:paragraph-properties fo:text-align="start"/>
      <style:text-properties fo:font-size="4pt" fo:font-weight="bold" style:font-size-asian="4.5pt" style:font-weight-asian="bold" style:font-size-complex="4.5pt" style:font-weight-complex="bold"/>
    </style:style>
    <style:style style:name="P24" style:family="paragraph">
      <loext:graphic-properties draw:fill="solid" draw:fill-color="#ffff99"/>
      <style:paragraph-properties fo:text-align="center"/>
      <style:text-properties fo:font-size="4pt" style:font-size-asian="4pt" style:font-size-complex="4pt"/>
    </style:style>
    <style:style style:name="T1" style:family="text">
      <style:text-properties fo:font-size="4.5pt" fo:font-weight="bold" style:font-size-asian="4.5pt" style:font-weight-asian="bold" style:font-size-complex="4.5pt" style:font-weight-complex="bold"/>
    </style:style>
    <style:style style:name="T2" style:family="text">
      <style:text-properties fo:font-size="4.5pt" style:font-size-asian="4.5pt" style:font-size-complex="4.5pt"/>
    </style:style>
    <style:style style:name="T3" style:family="text">
      <style:text-properties fo:font-size="4.5pt" fo:font-weight="normal" style:font-size-asian="4.5pt" style:font-weight-asian="normal" style:font-size-complex="4.5pt" style:font-weight-complex="normal"/>
    </style:style>
    <style:style style:name="T4" style:family="text">
      <style:text-properties fo:font-size="4.5pt" style:font-size-asian="4.09999990463257pt" style:font-size-complex="6pt"/>
    </style:style>
    <style:style style:name="T5" style:family="text">
      <style:text-properties fo:color="#ce181e" fo:font-size="4.5pt" fo:font-style="italic" fo:font-weight="bold" style:font-size-asian="4.5pt" style:font-style-asian="italic" style:font-weight-asian="bold" style:font-size-complex="4.5pt" style:font-style-complex="italic" style:font-weight-complex="bold"/>
    </style:style>
    <style:style style:name="T6" style:family="text">
      <style:text-properties fo:font-size="4.5pt" fo:font-style="italic" fo:font-weight="bold" style:font-size-asian="4.5pt" style:font-style-asian="italic" style:font-weight-asian="bold" style:font-size-complex="4.5pt" style:font-style-complex="italic" style:font-weight-complex="bold"/>
    </style:style>
    <style:style style:name="T7" style:family="text">
      <style:text-properties fo:font-size="4.5pt"/>
    </style:style>
    <style:style style:name="T8" style:family="text">
      <style:text-properties fo:font-size="4.5pt" fo:font-style="normal" fo:font-weight="normal" style:font-size-asian="4.5pt" style:font-style-asian="normal" style:font-weight-asian="normal" style:font-size-complex="4.5pt" style:font-style-complex="normal" style:font-weight-complex="normal"/>
    </style:style>
    <style:style style:name="T9" style:family="text">
      <style:text-properties fo:color="#000000" fo:font-size="4.5pt" fo:font-style="italic" fo:font-weight="bold" style:font-size-asian="4.5pt" style:font-style-asian="italic" style:font-weight-asian="bold" style:font-size-complex="4.5pt" style:font-style-complex="italic" style:font-weight-complex="bold"/>
    </style:style>
    <style:style style:name="T10" style:family="text">
      <style:text-properties fo:color="#000000" fo:font-size="4.5pt" style:font-size-asian="4.5pt" style:font-size-complex="4.5pt"/>
    </style:style>
    <style:style style:name="T11" style:family="text">
      <style:text-properties fo:color="#ff3333" fo:font-size="4.5pt" style:font-size-asian="4.5pt" style:font-size-complex="4.5pt"/>
    </style:style>
    <style:style style:name="T12" style:family="text">
      <style:text-properties fo:font-size="4.5pt" fo:font-style="normal" fo:font-weight="bold" style:font-size-asian="4.5pt" style:font-style-asian="normal" style:font-weight-asian="bold" style:font-size-complex="4.5pt" style:font-style-complex="normal" style:font-weight-complex="bold"/>
    </style:style>
    <style:style style:name="T13" style:family="text">
      <style:text-properties fo:font-size="4.5pt" fo:font-style="italic" fo:font-weight="normal" style:font-size-asian="4.5pt" style:font-style-asian="italic" style:font-weight-asian="normal" style:font-size-complex="4.5pt" style:font-style-complex="italic" style:font-weight-complex="normal"/>
    </style:style>
    <style:style style:name="T14" style:family="text">
      <style:text-properties style:use-window-font-color="true" fo:font-size="4.5pt" fo:font-style="italic" fo:font-weight="bold" style:font-size-asian="4.5pt" style:font-style-asian="italic" style:font-weight-asian="bold" style:font-size-complex="4.5pt" style:font-style-complex="italic" style:font-weight-complex="bold"/>
    </style:style>
    <style:style style:name="T15" style:family="text">
      <style:text-properties fo:color="#ce181e" fo:font-size="4.5pt" fo:font-weight="bold" style:font-size-asian="4.5pt" style:font-weight-asian="bold" style:font-size-complex="4.5pt" style:font-weight-complex="bold"/>
    </style:style>
    <style:style style:name="T16" style:family="text">
      <style:text-properties fo:font-size="4.5pt" fo:font-style="italic" style:font-size-asian="4.5pt" style:font-style-asian="italic" style:font-size-complex="4.5pt" style:font-style-complex="italic"/>
    </style:style>
    <style:style style:name="T17" style:family="text">
      <style:text-properties fo:font-size="4.09999990463257pt" style:font-size-asian="4.09999990463257pt" style:font-size-complex="6pt"/>
    </style:style>
    <style:style style:name="T18" style:family="text">
      <style:text-properties fo:font-size="4.09999990463257pt" fo:font-weight="bold" style:font-size-asian="4.09999990463257pt" style:font-weight-asian="bold" style:font-size-complex="6pt" style:font-weight-complex="bold"/>
    </style:style>
    <style:style style:name="T19" style:family="text">
      <style:text-properties fo:font-size="4.5pt" fo:font-style="italic" style:text-underline-style="none" style:font-size-asian="4.5pt" style:font-style-asian="italic" style:font-size-complex="4.5pt" style:font-style-complex="italic"/>
    </style:style>
    <style:style style:name="T20" style:family="text">
      <style:text-properties fo:font-size="4.5pt" fo:font-weight="bold" style:font-size-asian="4.09999990463257pt" style:font-weight-asian="bold" style:font-size-complex="6pt" style:font-weight-complex="bold"/>
    </style:style>
    <style:style style:name="T21" style:family="text">
      <style:text-properties style:use-window-font-color="true" fo:font-size="4.5pt" fo:font-style="normal" fo:font-weight="normal" style:font-size-asian="4.5pt" style:font-style-asian="normal" style:font-weight-asian="normal" style:font-size-complex="4.5pt" style:font-style-complex="normal" style:font-weight-complex="normal"/>
    </style:style>
    <style:style style:name="T22" style:family="text">
      <style:text-properties style:use-window-font-color="true" fo:font-size="4.5pt" fo:font-weight="bold" style:font-size-asian="4.5pt" style:font-weight-asian="bold" style:font-size-complex="4.5pt" style:font-weight-complex="bold"/>
    </style:style>
    <style:style style:name="T23" style:family="text">
      <style:text-properties style:use-window-font-color="true" fo:font-size="4.5pt" fo:font-weight="normal" style:font-size-asian="4.5pt" style:font-weight-asian="normal" style:font-size-complex="4.5pt" style:font-weight-complex="normal"/>
    </style:style>
    <style:style style:name="T24" style:family="text">
      <style:text-properties fo:font-size="4.5pt" fo:font-weight="normal" style:font-size-asian="4.09999990463257pt" style:font-weight-asian="normal" style:font-size-complex="6pt" style:font-weight-complex="normal"/>
    </style:style>
    <style:style style:name="T25" style:family="text">
      <style:text-properties fo:font-size="4.5pt" fo:font-style="italic" style:text-underline-style="none" fo:font-weight="bold" style:font-size-asian="4.5pt" style:font-style-asian="italic" style:font-weight-asian="bold" style:font-size-complex="4.5pt" style:font-style-complex="italic" style:font-weight-complex="bold"/>
    </style:style>
    <style:style style:name="T26" style:family="text">
      <style:text-properties fo:font-size="4.5pt"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27" style:family="text">
      <style:text-properties fo:font-size="4.5pt" fo:font-style="normal" style:text-underline-style="none" fo:font-weight="bold" style:font-size-asian="4.5pt" style:font-style-asian="normal" style:font-weight-asian="bold" style:font-size-complex="4.5pt" style:font-style-complex="normal" style:font-weight-complex="bold"/>
    </style:style>
    <style:style style:name="T28" style:family="text">
      <style:text-properties fo:font-size="4.5pt" fo:font-style="italic" style:text-underline-style="none" fo:font-weight="normal" style:font-size-asian="4.5pt" style:font-style-asian="italic" style:font-weight-asian="normal" style:font-size-complex="4.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xml:id="id39" draw:id="id39" draw:layer="layout" svg:width="0.1cm" svg:height="0.1cm" svg:x="18.8cm" svg:y="7.5cm">
          <text:p/>
          <draw:enhanced-geometry svg:viewBox="0 0 21600 21600" draw:mirror-vertical="false" draw:mirror-horizontal="false" draw:type="rectangle" draw:enhanced-path="M 0 0 L 21600 0 21600 21600 0 21600 0 0 Z N"/>
        </draw:custom-shape>
        <draw:custom-shape draw:style-name="gr1" draw:text-style-name="P1" xml:id="id20" draw:id="id20" draw:layer="layout" svg:width="0.1cm" svg:height="0.1cm" svg:x="16.695cm" svg:y="10.341cm">
          <text:p/>
          <draw:enhanced-geometry svg:viewBox="0 0 21600 21600" draw:mirror-vertical="false" draw:mirror-horizontal="false" draw:type="rectangle" draw:enhanced-path="M 0 0 L 21600 0 21600 21600 0 21600 0 0 Z N"/>
        </draw:custom-shape>
        <draw:custom-shape draw:style-name="gr1" draw:text-style-name="P1" xml:id="id84" draw:id="id84" draw:layer="layout" svg:width="0.1cm" svg:height="0.1cm" svg:x="16.695cm" svg:y="10.512cm">
          <text:p/>
          <draw:enhanced-geometry svg:viewBox="0 0 21600 21600" draw:mirror-vertical="false" draw:mirror-horizontal="false" draw:type="rectangle" draw:enhanced-path="M 0 0 L 21600 0 21600 21600 0 21600 0 0 Z N"/>
        </draw:custom-shape>
        <draw:custom-shape draw:style-name="gr1" draw:text-style-name="P1" xml:id="id3" draw:id="id3" draw:layer="layout" svg:width="0.111cm" svg:height="0.1cm" svg:x="8.588cm" svg:y="14.789cm">
          <text:p/>
          <draw:enhanced-geometry svg:viewBox="0 0 21600 21600" draw:mirror-vertical="false" draw:mirror-horizontal="false" draw:type="rectangle" draw:enhanced-path="M 0 0 L 21600 0 21600 21600 0 21600 0 0 Z N"/>
        </draw:custom-shape>
        <draw:g xml:id="id1" draw:id="id1">
          <draw:custom-shape draw:style-name="gr2" draw:text-style-name="P3" draw:layer="layout" svg:width="1.2cm" svg:height="0.707cm" svg:x="7.2cm" svg:y="15.593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1.2cm" svg:height="0.493cm" svg:x="7.2cm" svg:y="15.107cm">
            <text:p text:style-name="P4"><text:span text:style-name="T4">spr_BLANK</text:span><text:span text:style-name="T4"><text:line-break/></text:span><text:span text:style-name="T4"> _STATUS</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7.8cm" svg:y1="15.107cm" svg:x2="6.998cm" svg:y2="14.839cm" draw:start-shape="id1" draw:start-glue-point="0" draw:end-shape="id2" draw:end-glue-point="1" svg:d="M7800 15107c0-179-267-268-802-268" svg:viewBox="0 0 803 269">
          <text:p/>
        </draw:connector>
        <draw:connector draw:style-name="gr4" draw:text-style-name="P6" draw:layer="layout" draw:type="curve" svg:x1="7.8cm" svg:y1="15.107cm" svg:x2="8.588cm" svg:y2="14.839cm" draw:start-shape="id1" draw:start-glue-point="0" draw:end-shape="id3" draw:end-glue-point="3" svg:d="M7800 15107c0-179 262-268 788-268" svg:viewBox="0 0 789 269">
          <text:p/>
        </draw:connector>
        <draw:custom-shape draw:style-name="gr1" draw:text-style-name="P1" xml:id="id2" draw:id="id2" draw:layer="layout" svg:width="0.111cm" svg:height="0.1cm" svg:x="6.887cm" svg:y="14.789cm">
          <text:p/>
          <draw:enhanced-geometry svg:viewBox="0 0 21600 21600" draw:mirror-vertical="false" draw:mirror-horizontal="false" draw:type="rectangle" draw:enhanced-path="M 0 0 L 21600 0 21600 21600 0 21600 0 0 Z N"/>
        </draw:custom-shape>
        <draw:connector draw:style-name="gr4" draw:text-style-name="P6" draw:layer="layout" draw:type="curve" svg:x1="7.8cm" svg:y1="15.107cm" svg:x2="7.8cm" svg:y2="14.613cm" draw:start-shape="id1" draw:start-glue-point="0" draw:end-shape="id4" draw:end-glue-point="2" svg:d="M7800 15107v-494" svg:viewBox="0 0 1 495">
          <text:p/>
        </draw:connector>
        <draw:connector draw:style-name="gr4" draw:text-style-name="P6" draw:layer="layout" draw:type="curve" svg:x1="11.848cm" svg:y1="7.786cm" svg:x2="12.21cm" svg:y2="7.773cm" draw:start-shape="id5" draw:start-glue-point="1" draw:end-shape="id6" draw:end-glue-point="3" svg:d="M11848 7786c279 0 98-13 362-13" svg:viewBox="0 0 363 14">
          <text:p/>
        </draw:connector>
        <draw:g xml:id="id7" draw:id="id7">
          <draw:custom-shape draw:style-name="gr5" draw:text-style-name="P3" draw:layer="layout" svg:width="1cm" svg:height="0.707cm" svg:x="10.848cm" svg:y="11.206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1cm" svg:height="0.493cm" svg:x="10.848cm" svg:y="10.72cm">
            <text:p text:style-name="P4"><text:span text:style-name="T2">spr_PERS</text:span><text:span text:style-name="T2"><text:line-break/></text:span><text:span text:style-name="T2"> _STATUS</text:span></text:p>
            <draw:enhanced-geometry svg:viewBox="0 0 21600 21600" draw:mirror-vertical="false" draw:mirror-horizontal="false" draw:type="rectangle" draw:enhanced-path="M 0 0 L 21600 0 21600 21600 0 21600 0 0 Z N"/>
          </draw:custom-shape>
        </draw:g>
        <draw:g xml:id="id5" draw:id="id5">
          <draw:custom-shape draw:style-name="gr5" draw:text-style-name="P3" draw:layer="layout" svg:width="1cm" svg:height="0.707cm" svg:x="10.848cm" svg:y="7.579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7" draw:text-style-name="P5" draw:layer="layout" svg:width="1cm" svg:height="0.293cm" svg:x="10.848cm" svg:y="7.286cm">
            <text:p text:style-name="P4"><text:span text:style-name="T4">spr_DOST</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1.848cm" svg:y1="11.316cm" svg:x2="12.212cm" svg:y2="11.305cm" draw:start-shape="id7" draw:start-glue-point="1" draw:end-shape="id8" draw:end-glue-point="3" svg:d="M11848 11316c280 0 99-11 364-11" svg:viewBox="0 0 365 12">
          <text:p/>
        </draw:connector>
        <draw:custom-shape draw:style-name="gr1" draw:text-style-name="P1" xml:id="id76" draw:id="id76" draw:layer="layout" svg:width="0.1cm" svg:height="0.1cm" svg:x="12.21cm" svg:y="8.988cm">
          <text:p/>
          <draw:enhanced-geometry svg:viewBox="0 0 21600 21600" draw:mirror-vertical="false" draw:mirror-horizontal="false" draw:type="rectangle" draw:enhanced-path="M 0 0 L 21600 0 21600 21600 0 21600 0 0 Z N"/>
        </draw:custom-shape>
        <draw:custom-shape draw:style-name="gr1" draw:text-style-name="P1" xml:id="id6" draw:id="id6" draw:layer="layout" svg:width="0.1cm" svg:height="0.1cm" svg:x="12.21cm" svg:y="7.723cm">
          <text:p/>
          <draw:enhanced-geometry svg:viewBox="0 0 21600 21600" draw:mirror-vertical="false" draw:mirror-horizontal="false" draw:type="rectangle" draw:enhanced-path="M 0 0 L 21600 0 21600 21600 0 21600 0 0 Z N"/>
        </draw:custom-shape>
        <draw:g xml:id="id9" draw:id="id9">
          <draw:custom-shape draw:style-name="gr8" draw:text-style-name="P3" draw:layer="layout" svg:width="1.2cm" svg:height="1.007cm" svg:x="5.6cm" svg:y="7.593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1.2cm" svg:height="0.493cm" svg:x="5.6cm" svg:y="7.1cm">
            <text:p text:style-name="P4"><text:span text:style-name="T4">spr_F008</text:span></text:p>
            <text:p text:style-name="P4"><text:span text:style-name="T4">(типы пол.)</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6.8cm" svg:y1="7.85cm" svg:x2="7.193cm" svg:y2="7.85cm" draw:start-shape="id9" draw:start-glue-point="1" draw:end-shape="id10" draw:end-glue-point="3" svg:d="M6800 7850h393" svg:viewBox="0 0 394 1">
          <text:p/>
        </draw:connector>
        <draw:custom-shape draw:style-name="gr1" draw:text-style-name="P1" xml:id="id10" draw:id="id10" draw:layer="layout" svg:width="0.1cm" svg:height="0.1cm" svg:x="7.193cm" svg:y="7.8cm">
          <text:p/>
          <draw:enhanced-geometry svg:viewBox="0 0 21600 21600" draw:mirror-vertical="false" draw:mirror-horizontal="false" draw:type="rectangle" draw:enhanced-path="M 0 0 L 21600 0 21600 21600 0 21600 0 0 Z N"/>
        </draw:custom-shape>
        <draw:connector draw:style-name="gr9" draw:text-style-name="P6" draw:layer="layout" draw:type="curve" draw:line-skew="-0.285cm" svg:x1="2.195cm" svg:y1="12.95cm" svg:x2="2.195cm" svg:y2="13.143cm" draw:start-shape="id11" draw:start-glue-point="1" draw:end-shape="id12" draw:end-glue-point="1" svg:d="M2195 12950c322 0 322 193 0 193" svg:viewBox="0 0 243 194">
          <text:p/>
        </draw:connector>
        <draw:custom-shape draw:style-name="gr1" draw:text-style-name="P1" xml:id="id12" draw:id="id12" draw:layer="layout" svg:width="0.1cm" svg:height="0.1cm" svg:x="2.095cm" svg:y="13.093cm">
          <text:p/>
          <draw:enhanced-geometry svg:viewBox="0 0 21600 21600" draw:mirror-vertical="false" draw:mirror-horizontal="false" draw:type="rectangle" draw:enhanced-path="M 0 0 L 21600 0 21600 21600 0 21600 0 0 Z N"/>
        </draw:custom-shape>
        <draw:custom-shape draw:style-name="gr1" draw:text-style-name="P1" xml:id="id11" draw:id="id11" draw:layer="layout" svg:width="0.1cm" svg:height="0.1cm" svg:x="2.095cm" svg:y="12.9cm">
          <text:p/>
          <draw:enhanced-geometry svg:viewBox="0 0 21600 21600" draw:mirror-vertical="false" draw:mirror-horizontal="false" draw:type="rectangle" draw:enhanced-path="M 0 0 L 21600 0 21600 21600 0 21600 0 0 Z N"/>
        </draw:custom-shape>
        <draw:connector draw:style-name="gr9" draw:text-style-name="P6" draw:layer="layout" draw:type="curve" draw:line-skew="0.294cm" svg:x1="12.192cm" svg:y1="6.501cm" svg:x2="12.192cm" svg:y2="6.694cm" draw:start-shape="id13" draw:start-glue-point="3" draw:end-shape="id14" draw:end-glue-point="3" svg:d="M12192 6501c-309 0-309 193 0 193" svg:viewBox="0 0 233 194">
          <text:p/>
        </draw:connector>
        <draw:custom-shape draw:style-name="gr1" draw:text-style-name="P1" xml:id="id14" draw:id="id14" draw:layer="layout" svg:width="0.1cm" svg:height="0.1cm" svg:x="12.192cm" svg:y="6.644cm">
          <text:p/>
          <draw:enhanced-geometry svg:viewBox="0 0 21600 21600" draw:mirror-vertical="false" draw:mirror-horizontal="false" draw:type="rectangle" draw:enhanced-path="M 0 0 L 21600 0 21600 21600 0 21600 0 0 Z N"/>
        </draw:custom-shape>
        <draw:custom-shape draw:style-name="gr1" draw:text-style-name="P1" xml:id="id13" draw:id="id13" draw:layer="layout" svg:width="0.1cm" svg:height="0.1cm" svg:x="12.192cm" svg:y="6.451cm">
          <text:p/>
          <draw:enhanced-geometry svg:viewBox="0 0 21600 21600" draw:mirror-vertical="false" draw:mirror-horizontal="false" draw:type="rectangle" draw:enhanced-path="M 0 0 L 21600 0 21600 21600 0 21600 0 0 Z N"/>
        </draw:custom-shape>
        <draw:custom-shape draw:style-name="gr1" draw:text-style-name="P1" xml:id="id73" draw:id="id73" draw:layer="layout" svg:width="0.1cm" svg:height="0.1cm" svg:x="4.31cm" svg:y="10.273cm">
          <text:p/>
          <draw:enhanced-geometry svg:viewBox="0 0 21600 21600" draw:mirror-vertical="false" draw:mirror-horizontal="false" draw:type="rectangle" draw:enhanced-path="M 0 0 L 21600 0 21600 21600 0 21600 0 0 Z N"/>
        </draw:custom-shape>
        <draw:line draw:style-name="gr10" draw:text-style-name="P6" draw:layer="layout" svg:x1="8.639cm" svg:y1="17.387cm" svg:x2="8.639cm" svg:y2="16.787cm">
          <text:p/>
        </draw:line>
        <draw:custom-shape draw:style-name="gr1" draw:text-style-name="P1" xml:id="id81" draw:id="id81" draw:layer="layout" svg:width="0.1cm" svg:height="0.1cm" svg:x="10.48cm" svg:y="13.4cm">
          <text:p/>
          <draw:enhanced-geometry svg:viewBox="0 0 21600 21600" draw:mirror-vertical="false" draw:mirror-horizontal="false" draw:type="rectangle" draw:enhanced-path="M 0 0 L 21600 0 21600 21600 0 21600 0 0 Z N"/>
        </draw:custom-shape>
        <draw:connector draw:style-name="gr11" draw:text-style-name="P6" draw:layer="layout" draw:type="curve" svg:x1="4.3cm" svg:y1="13.9cm" svg:x2="5.119cm" svg:y2="13.45cm" draw:start-shape="id15" draw:start-glue-point="0" draw:end-shape="id16" draw:end-glue-point="3" svg:d="M4300 13900c0-300 273-450 819-450" svg:viewBox="0 0 820 451">
          <text:p/>
        </draw:connector>
        <draw:connector draw:style-name="gr12" draw:text-style-name="P6" draw:layer="layout" draw:type="curve" svg:x1="4.2cm" svg:y1="3.022cm" svg:x2="4.635cm" svg:y2="3.022cm" draw:start-shape="id17" draw:start-glue-point="1" draw:end-shape="id18" draw:end-glue-point="3" svg:d="M4200 3022h435" svg:viewBox="0 0 436 1">
          <text:p/>
        </draw:connector>
        <draw:connector draw:style-name="gr13" draw:text-style-name="P8" draw:layer="layout" draw:line-skew="4.41cm -0.243cm" svg:x1="13.6cm" svg:y1="19.7cm" svg:x2="16.795cm" svg:y2="10.391cm" draw:start-shape="id19" draw:start-glue-point="0" draw:end-shape="id20" draw:end-glue-point="1" svg:d="M13600 19700v-225h3452v-9084h-257" svg:viewBox="0 0 3453 9310">
          <text:p/>
        </draw:connector>
        <draw:line draw:style-name="gr10" draw:text-style-name="P6" draw:layer="layout" svg:x1="2.6cm" svg:y1="8.598cm" svg:x2="2.6cm" svg:y2="7.998cm">
          <text:p/>
        </draw:line>
        <draw:g>
          <draw:custom-shape draw:style-name="gr14" draw:text-style-name="P9" draw:layer="layout" svg:width="1.8cm" svg:height="0.283cm" svg:x="1.027cm" svg:y="7.715cm">
            <text:p text:style-name="P2"><text:span text:style-name="T1">ID_HIST</text:span><text:span text:style-name="T2"> ...</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1.8cm" svg:height="0.3cm" svg:x="1.027cm" svg:y="7.415cm">
            <text:p text:style-name="P4"><text:span text:style-name="T4">EVENTS_HISTORY</text:span></text:p>
            <draw:enhanced-geometry svg:viewBox="0 0 21600 21600" draw:mirror-vertical="false" draw:mirror-horizontal="false" draw:type="rectangle" draw:enhanced-path="M 0 0 L 21600 0 21600 21600 0 21600 0 0 Z N"/>
          </draw:custom-shape>
        </draw:g>
        <draw:line draw:style-name="gr10" draw:text-style-name="P6" draw:layer="layout" svg:x1="7.516cm" svg:y1="6.232cm" svg:x2="7.516cm" svg:y2="5.632cm">
          <text:p/>
        </draw:line>
        <draw:line draw:style-name="gr10" draw:text-style-name="P6" draw:layer="layout" svg:x1="12.5cm" svg:y1="6.457cm" svg:x2="12.5cm" svg:y2="5.857cm">
          <text:p/>
        </draw:line>
        <draw:g xml:id="id75" draw:id="id75">
          <draw:custom-shape draw:style-name="gr16" draw:text-style-name="P11" draw:layer="layout" svg:width="1.4cm" svg:height="1.576cm" svg:x="6.7cm" svg:y="2.381cm">
            <text:p text:style-name="P2"><text:span text:style-name="T1">ID</text:span><text:span text:style-name="T2"> </text:span></text:p>
            <text:p text:style-name="P2"><text:span text:style-name="T5">OCATO <text:s text:c="2"/>GUID</text:span><text:span text:style-name="T2"> </text:span></text:p>
            <text:p text:style-name="P2"><text:span text:style-name="T3">DATE_GET</text:span><text:span text:style-name="T2"> </text:span></text:p>
            <text:p text:style-name="P2"><text:span text:style-name="T3">VS_FROM</text:span><text:span text:style-name="T2"> </text:span></text:p>
            <text:p text:style-name="P2"><text:span text:style-name="T3">VS_COUNT</text:span><text:span text:style-name="T2"> </text:span></text:p>
            <text:p text:style-name="P2"><text:span text:style-name="T3">VS_TO</text:span><text:span text:style-name="T2"> </text:span></text:p>
            <text:p text:style-name="P2"><text:span text:style-name="T2">ACT_NUM</text:span></text:p>
            <text:p text:style-name="P2"><text:span text:style-name="T2">ACT_DATE</text:span></text:p>
            <draw:enhanced-geometry svg:viewBox="0 0 21600 21600" draw:mirror-horizontal="false" draw:mirror-vertical="false" draw:type="rectangle" draw:enhanced-path="M 0 0 L 21600 0 21600 21600 0 21600 0 0 Z N"/>
          </draw:custom-shape>
          <draw:custom-shape draw:style-name="gr17" draw:text-style-name="P12" draw:layer="layout" svg:width="1.4cm" svg:height="0.293cm" svg:x="6.7cm" svg:y="2.088cm">
            <text:p text:style-name="P4"><text:span text:style-name="T4">VS_INTERVALS</text:span></text:p>
            <draw:enhanced-geometry svg:viewBox="0 0 21600 21600" draw:mirror-vertical="false" draw:mirror-horizontal="false" draw:type="rectangle" draw:enhanced-path="M 0 0 L 21600 0 21600 21600 0 21600 0 0 Z N"/>
          </draw:custom-shape>
        </draw:g>
        <draw:g xml:id="id18" draw:id="id18">
          <draw:custom-shape draw:style-name="gr18" draw:text-style-name="P11" draw:layer="layout" svg:width="1.665cm" svg:height="2.062cm" svg:x="4.635cm" svg:y="2.138cm">
            <text:p text:style-name="P2"><text:span text:style-name="T1">ID</text:span><text:span text:style-name="T2"> </text:span></text:p>
            <text:p text:style-name="P2"><text:span text:style-name="T5">OCATO <text:s text:c="2"/>GUID</text:span><text:span text:style-name="T2"> </text:span></text:p>
            <text:p text:style-name="P2"><text:span text:style-name="T6">ID_INTERVAL</text:span><text:span text:style-name="T2"> </text:span></text:p>
            <text:p text:style-name="P2"><text:span text:style-name="T6">ID_POINT</text:span><text:span text:style-name="T2"> </text:span></text:p>
            <text:p text:style-name="P2"><text:span text:style-name="T6">ID_FOLDER</text:span><text:span text:style-name="T2"> </text:span></text:p>
            <text:p text:style-name="P2"><text:span text:style-name="T3">DATE_OPEN</text:span><text:span text:style-name="T2"> </text:span></text:p>
            <text:p text:style-name="P2"><text:span text:style-name="T3">VS_FROM</text:span><text:span text:style-name="T2"> </text:span></text:p>
            <text:p text:style-name="P2"><text:span text:style-name="T3">VS_COUNT</text:span><text:span text:style-name="T2"> </text:span></text:p>
            <text:p text:style-name="P2"><text:span text:style-name="T3">VS_TO</text:span><text:span text:style-name="T2"> </text:span></text:p>
            <text:p text:style-name="P2"><text:span text:style-name="T3">DATE_CLOSE</text:span></text:p>
            <text:p text:style-name="P2"><text:span text:style-name="T3">dt_ins</text:span><text:span text:style-name="T2"> </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1.665cm" svg:height="0.293cm" svg:x="4.635cm" svg:y="1.845cm">
            <text:p text:style-name="P4"><text:span text:style-name="T4">VS_INTERVALS_PT</text:span></text:p>
            <draw:enhanced-geometry svg:viewBox="0 0 21600 21600" draw:mirror-vertical="false" draw:mirror-horizontal="false" draw:type="rectangle" draw:enhanced-path="M 0 0 L 21600 0 21600 21600 0 21600 0 0 Z N"/>
          </draw:custom-shape>
        </draw:g>
        <draw:g xml:id="id77" draw:id="id77">
          <draw:custom-shape draw:style-name="gr20" draw:text-style-name="P3" draw:layer="layout" svg:width="1.9cm" svg:height="0.7cm" svg:x="3.9cm" svg:y="0.9cm">
            <text:p text:style-name="P2"><text:span text:style-name="T1">ID</text:span><text:span text:style-name="T2"> </text:span></text:p>
            <text:p text:style-name="P2"><text:span text:style-name="T3">POINT_TYPE_CODE</text:span><text:span text:style-name="T2"> </text:span></text:p>
            <text:p text:style-name="P2"><text:span text:style-name="T3">POINT_TYPE_NAME</text:span><text:span text:style-name="T2"> </text:span></text:p>
            <draw:enhanced-geometry svg:viewBox="0 0 21600 21600" draw:mirror-horizontal="false" draw:mirror-vertical="false" draw:type="rectangle" draw:enhanced-path="M 0 0 L 21600 0 21600 21600 0 21600 0 0 Z N"/>
          </draw:custom-shape>
          <draw:custom-shape draw:style-name="gr21" draw:text-style-name="P13" draw:layer="layout" svg:width="1.9cm" svg:height="0.3cm" svg:x="3.9cm" svg:y="0.6cm">
            <text:p text:style-name="P4"><text:span text:style-name="T4">POINT_TYPES</text:span></text:p>
            <draw:enhanced-geometry svg:viewBox="0 0 21600 21600" draw:mirror-vertical="false" draw:mirror-horizontal="false" draw:type="rectangle" draw:enhanced-path="M 0 0 L 21600 0 21600 21600 0 21600 0 0 Z N"/>
          </draw:custom-shape>
        </draw:g>
        <draw:connector draw:style-name="gr22" draw:text-style-name="P8" draw:layer="layout" svg:x1="3.35cm" svg:y1="4.072cm" svg:x2="3.35cm" svg:y2="4.429cm" draw:start-shape="id17" draw:start-glue-point="2" draw:end-shape="id21" draw:end-glue-point="0" svg:d="M3350 4072v357" svg:viewBox="0 0 1 358">
          <text:p/>
        </draw:connector>
        <draw:connector draw:style-name="gr23" draw:text-style-name="P8" draw:layer="layout" svg:x1="3.35cm" svg:y1="6.5cm" svg:x2="3.35cm" svg:y2="8.346cm" draw:start-shape="id21" draw:start-glue-point="2" draw:end-shape="id22" draw:end-glue-point="0" svg:d="M3350 6500v1846" svg:viewBox="0 0 1 1847">
          <text:p/>
        </draw:connector>
        <draw:g xml:id="id95" draw:id="id95">
          <draw:custom-shape draw:style-name="gr24" draw:text-style-name="P3" draw:layer="layout" svg:width="1.2cm" svg:height="1.182cm" svg:x="0.7cm" svg:y="9.879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25" draw:text-style-name="P5" draw:layer="layout" svg:width="1.2cm" svg:height="0.293cm" svg:x="0.7cm" svg:y="9.586cm">
            <text:p text:style-name="P4"><text:span text:style-name="T4">spr_R001</text:span></text:p>
            <draw:enhanced-geometry svg:viewBox="0 0 21600 21600" draw:mirror-vertical="false" draw:mirror-horizontal="false" draw:type="rectangle" draw:enhanced-path="M 0 0 L 21600 0 21600 21600 0 21600 0 0 Z N"/>
          </draw:custom-shape>
        </draw:g>
        <draw:g xml:id="id40" draw:id="id40">
          <draw:custom-shape draw:style-name="gr26" draw:text-style-name="P3" draw:layer="layout" svg:width="1.7cm" svg:height="1.377cm" svg:x="17.9cm" svg:y="0.822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text:p text:style-name="P2"><text:span text:style-name="T3">MASK_SER</text:span><text:span text:style-name="T2"> </text:span></text:p>
            <text:p text:style-name="P2"><text:span text:style-name="T3">MASK_NUM</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27" draw:text-style-name="P5" draw:layer="layout" svg:width="1.7cm" svg:height="0.293cm" svg:x="17.9cm" svg:y="0.529cm">
            <text:p text:style-name="P4"><text:span text:style-name="T4">spr_F011 (типы док.)</text:span></text:p>
            <draw:enhanced-geometry svg:viewBox="0 0 21600 21600" draw:mirror-vertical="false" draw:mirror-horizontal="false" draw:type="rectangle" draw:enhanced-path="M 0 0 L 21600 0 21600 21600 0 21600 0 0 Z N"/>
          </draw:custom-shape>
        </draw:g>
        <draw:g xml:id="id23" draw:id="id23">
          <draw:custom-shape draw:style-name="gr28" draw:text-style-name="P3" draw:layer="layout" svg:width="1.266cm" svg:height="0.711cm" svg:x="16.154cm" svg:y="0.822cm">
            <text:p text:style-name="P2"><text:span text:style-name="T1">ID</text:span><text:span text:style-name="T2"> </text:span></text:p>
            <text:p text:style-name="P2"><text:span text:style-name="T3">ORG_CODE</text:span><text:span text:style-name="T2"> </text:span></text:p>
            <text:p text:style-name="P2"><text:span text:style-name="T3">ORG_NAME</text:span><text:span text:style-name="T2"> </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66cm" svg:height="0.293cm" svg:x="16.154cm" svg:y="0.529cm">
            <text:p text:style-name="P4"><text:span text:style-name="T4">ORGS</text:span><text:span text:style-name="T7"> </text:span></text:p>
            <draw:enhanced-geometry svg:viewBox="0 0 21600 21600" draw:mirror-vertical="false" draw:mirror-horizontal="false" draw:type="rectangle" draw:enhanced-path="M 0 0 L 21600 0 21600 21600 0 21600 0 0 Z N"/>
          </draw:custom-shape>
        </draw:g>
        <draw:g xml:id="id25" draw:id="id25">
          <draw:custom-shape draw:style-name="gr30" draw:text-style-name="P3" draw:layer="layout" svg:width="1.1cm" svg:height="0.711cm" svg:x="10.97cm" svg:y="0.822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31" draw:text-style-name="P5" draw:layer="layout" svg:width="1.1cm" svg:height="0.293cm" svg:x="10.97cm" svg:y="0.529cm">
            <text:p text:style-name="P4"><text:span text:style-name="T4">spr_RSMO</text:span></text:p>
            <draw:enhanced-geometry svg:viewBox="0 0 21600 21600" draw:mirror-vertical="false" draw:mirror-horizontal="false" draw:type="rectangle" draw:enhanced-path="M 0 0 L 21600 0 21600 21600 0 21600 0 0 Z N"/>
          </draw:custom-shape>
        </draw:g>
        <draw:g xml:id="id27" draw:id="id27">
          <draw:custom-shape draw:style-name="gr30" draw:text-style-name="P3" draw:layer="layout" svg:width="1.1cm" svg:height="0.711cm" svg:x="12.17cm" svg:y="0.822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31" draw:text-style-name="P5" draw:layer="layout" svg:width="1.1cm" svg:height="0.293cm" svg:x="12.17cm" svg:y="0.529cm">
            <text:p text:style-name="P4"><text:span text:style-name="T4">spr_RPOLIS</text:span></text:p>
            <draw:enhanced-geometry svg:viewBox="0 0 21600 21600" draw:mirror-vertical="false" draw:mirror-horizontal="false" draw:type="rectangle" draw:enhanced-path="M 0 0 L 21600 0 21600 21600 0 21600 0 0 Z N"/>
          </draw:custom-shape>
        </draw:g>
        <draw:g xml:id="id28" draw:id="id28">
          <draw:custom-shape draw:style-name="gr30" draw:text-style-name="P3" draw:layer="layout" svg:width="1.1cm" svg:height="0.711cm" svg:x="13.37cm" svg:y="0.822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31" draw:text-style-name="P5" draw:layer="layout" svg:width="1.1cm" svg:height="0.293cm" svg:x="13.37cm" svg:y="0.529cm">
            <text:p text:style-name="P4"><text:span text:style-name="T4">spr_FPOLIS</text:span></text:p>
            <draw:enhanced-geometry svg:viewBox="0 0 21600 21600" draw:mirror-vertical="false" draw:mirror-horizontal="false" draw:type="rectangle" draw:enhanced-path="M 0 0 L 21600 0 21600 21600 0 21600 0 0 Z N"/>
          </draw:custom-shape>
        </draw:g>
        <draw:g xml:id="id29" draw:id="id29">
          <draw:custom-shape draw:style-name="gr32" draw:text-style-name="P3" draw:layer="layout" svg:width="1.23cm" svg:height="0.711cm" svg:x="14.57cm" svg:y="0.822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33" draw:text-style-name="P5" draw:layer="layout" svg:width="1.23cm" svg:height="0.293cm" svg:x="14.57cm" svg:y="0.529cm">
            <text:p text:style-name="P4"><text:span text:style-name="T4">spr_METHOD</text:span></text:p>
            <draw:enhanced-geometry svg:viewBox="0 0 21600 21600" draw:mirror-vertical="false" draw:mirror-horizontal="false" draw:type="rectangle" draw:enhanced-path="M 0 0 L 21600 0 21600 21600 0 21600 0 0 Z N"/>
          </draw:custom-shape>
        </draw:g>
        <draw:g xml:id="id31" draw:id="id31">
          <draw:custom-shape draw:style-name="gr34" draw:text-style-name="P11" draw:layer="layout" svg:width="1.9cm" svg:height="1.007cm" svg:x="14.7cm" svg:y="3.993cm">
            <text:p text:style-name="P2"><text:span text:style-name="T1">ID</text:span><text:span text:style-name="T2"> </text:span></text:p>
            <text:p text:style-name="P2"><text:span text:style-name="T6">ID_PERSON</text:span><text:span text:style-name="T2"> </text:span></text:p>
            <text:p text:style-name="P2"><text:span text:style-name="T8">TYPE</text:span><text:span text:style-name="T2"> </text:span></text:p>
            <text:p text:style-name="P2"><text:span text:style-name="T8">BIN</text:span><text:span text:style-name="T2"> </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35" draw:text-style-name="P14" draw:layer="layout" svg:width="1.9cm" svg:height="0.293cm" svg:x="14.7cm" svg:y="3.7cm">
            <text:p text:style-name="P4"><text:span text:style-name="T4">PERSONS_PHOTO</text:span></text:p>
            <draw:enhanced-geometry svg:viewBox="0 0 21600 21600" draw:mirror-vertical="false" draw:mirror-horizontal="false" draw:type="rectangle" draw:enhanced-path="M 0 0 L 21600 0 21600 21600 0 21600 0 0 Z N"/>
          </draw:custom-shape>
        </draw:g>
        <draw:g xml:id="id26" draw:id="id26">
          <draw:custom-shape draw:style-name="gr36" draw:text-style-name="P11" draw:layer="layout" svg:width="1.7cm" svg:height="2.207cm" svg:x="12.4cm" svg:y="2.893cm">
            <text:p text:style-name="P2"><text:span text:style-name="T1">ID</text:span></text:p>
            <text:p text:style-name="P2"><text:span text:style-name="T5">OCATO <text:s text:c="2"/>GUID</text:span><text:span text:style-name="T2"> <text:s/></text:span></text:p>
            <text:p text:style-name="P2"><text:span text:style-name="T6">ID_PERSON</text:span><text:span text:style-name="T2"> </text:span></text:p>
            <text:p text:style-name="P2"><text:span text:style-name="T6">ID_POINT</text:span><text:span text:style-name="T2"> </text:span></text:p>
            <text:p text:style-name="P2"><text:span text:style-name="T6">ID_OPERATOR</text:span><text:span text:style-name="T2"> </text:span></text:p>
            <text:p text:style-name="P2"><text:span text:style-name="T8">V_DATE</text:span><text:span text:style-name="T2"> </text:span></text:p>
            <text:p text:style-name="P2"><text:span text:style-name="T8">V_METHOD </text:span></text:p>
            <text:p text:style-name="P2"><text:span text:style-name="T8">HAS_PETITION</text:span><text:span text:style-name="T2"> </text:span></text:p>
            <text:p text:style-name="P2"><text:span text:style-name="T9">R_SMO</text:span><text:span text:style-name="T10"> </text:span></text:p>
            <text:p text:style-name="P2"><text:span text:style-name="T9">R_POLIS</text:span><text:span text:style-name="T10"> </text:span></text:p>
            <text:p text:style-name="P2"><text:span text:style-name="T9">F_POLIS</text:span><text:span text:style-name="T11"> </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37" draw:text-style-name="P14" draw:layer="layout" svg:width="1.7cm" svg:height="0.293cm" svg:x="12.4cm" svg:y="2.6cm">
            <text:p text:style-name="P4"><text:span text:style-name="T4">VIZITS</text:span></text:p>
            <draw:enhanced-geometry svg:viewBox="0 0 21600 21600" draw:mirror-vertical="false" draw:mirror-horizontal="false" draw:type="rectangle" draw:enhanced-path="M 0 0 L 21600 0 21600 21600 0 21600 0 0 Z N"/>
          </draw:custom-shape>
        </draw:g>
        <draw:g xml:id="id32" draw:id="id32">
          <draw:custom-shape draw:style-name="gr38" draw:text-style-name="P11" draw:layer="layout" svg:width="1.772cm" svg:height="2.3cm" svg:x="18.689cm" svg:y="2.7cm">
            <text:p text:style-name="P2"><text:span text:style-name="T1">ID</text:span><text:span text:style-name="T2"> </text:span></text:p>
            <text:p text:style-name="P2"><text:span text:style-name="T6">ID_PERSON</text:span><text:span text:style-name="T2"> </text:span></text:p>
            <text:p text:style-name="P2"><text:span text:style-name="T8">OLD_FAM</text:span><text:span text:style-name="T2"> </text:span></text:p>
            <text:p text:style-name="P2"><text:span text:style-name="T8">OLD_IM</text:span><text:span text:style-name="T2"> </text:span></text:p>
            <text:p text:style-name="P2"><text:span text:style-name="T8">OLD_OT</text:span><text:span text:style-name="T2"> </text:span></text:p>
            <text:p text:style-name="P2"><text:span text:style-name="T8">OLD_SEX</text:span><text:span text:style-name="T2"> </text:span></text:p>
            <text:p text:style-name="P2"><text:span text:style-name="T8">OLD_DATE_BIRTH</text:span><text:span text:style-name="T2"> </text:span></text:p>
            <text:p text:style-name="P2"><text:span text:style-name="T8">OLD_PLC_BIRTH</text:span><text:span text:style-name="T2"> </text:span></text:p>
            <text:p text:style-name="P2"><text:span text:style-name="T8">OLD_ENP</text:span><text:span text:style-name="T2"> </text:span></text:p>
            <text:p text:style-name="P2"><text:span text:style-name="T8">OLD_SNILS</text:span><text:span text:style-name="T2"> </text:span></text:p>
            <text:p text:style-name="P2"><text:span text:style-name="T8">DATE_EDIT</text:span><text:span text:style-name="T2"> </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39" draw:text-style-name="P14" draw:layer="layout" svg:width="1.772cm" svg:height="0.3cm" svg:x="18.689cm" svg:y="2.4cm">
            <text:p text:style-name="P4"><text:span text:style-name="T4">PERSONS_OLD</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7.42cm" svg:y1="1.031cm" svg:x2="17.65cm" svg:y2="2.3cm" draw:start-shape="id23" draw:end-shape="id24" draw:end-glue-point="0" svg:d="M17420 1031c154 0 230 423 230 1269" svg:viewBox="0 0 231 1270">
          <text:p/>
        </draw:connector>
        <draw:connector draw:style-name="gr4" draw:text-style-name="P6" draw:layer="layout" draw:type="curve" svg:x1="11.52cm" svg:y1="1.533cm" svg:x2="13.25cm" svg:y2="2.6cm" draw:start-shape="id25" draw:start-glue-point="2" draw:end-shape="id26" draw:end-glue-point="0" svg:d="M11520 1533c0 799 1730 266 1730 1067" svg:viewBox="0 0 1731 1068">
          <text:p/>
        </draw:connector>
        <draw:connector draw:style-name="gr4" draw:text-style-name="P6" draw:layer="layout" draw:type="curve" svg:x1="12.72cm" svg:y1="1.533cm" svg:x2="13.25cm" svg:y2="2.6cm" draw:start-shape="id27" draw:start-glue-point="2" draw:end-shape="id26" draw:end-glue-point="0" svg:d="M12720 1533c0 799 530 266 530 1067" svg:viewBox="0 0 531 1068">
          <text:p/>
        </draw:connector>
        <draw:connector draw:style-name="gr4" draw:text-style-name="P6" draw:layer="layout" draw:type="curve" svg:x1="13.92cm" svg:y1="1.533cm" svg:x2="13.25cm" svg:y2="2.6cm" draw:start-shape="id28" draw:start-glue-point="2" draw:end-shape="id26" draw:end-glue-point="0" svg:d="M13920 1533c0 799-670 266-670 1067" svg:viewBox="0 0 671 1068">
          <text:p/>
        </draw:connector>
        <draw:connector draw:style-name="gr4" draw:text-style-name="P6" draw:layer="layout" draw:type="curve" svg:x1="15.185cm" svg:y1="1.533cm" svg:x2="13.25cm" svg:y2="2.6cm" draw:start-shape="id29" draw:start-glue-point="2" draw:end-shape="id26" draw:end-glue-point="0" svg:d="M15185 1533c0 799-1935 266-1935 1067" svg:viewBox="0 0 1936 1068">
          <text:p/>
        </draw:connector>
        <draw:g xml:id="id33" draw:id="id33">
          <draw:custom-shape draw:style-name="gr40" draw:text-style-name="P3" draw:layer="layout" svg:width="1.2cm" svg:height="1.105cm" svg:x="14.9cm" svg:y="6.446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41" draw:text-style-name="P5" draw:layer="layout" svg:width="1.2cm" svg:height="0.495cm" svg:x="14.9cm" svg:y="5.951cm">
            <text:p text:style-name="P4"><text:span text:style-name="T4">spr_V013 </text:span></text:p>
            <text:p text:style-name="P4"><text:span text:style-name="T4">(катег.застр.)</text:span></text:p>
            <draw:enhanced-geometry svg:viewBox="0 0 21600 21600" draw:mirror-vertical="false" draw:mirror-horizontal="false" draw:type="rectangle" draw:enhanced-path="M 0 0 L 21600 0 21600 21600 0 21600 0 0 Z N"/>
          </draw:custom-shape>
        </draw:g>
        <draw:g xml:id="id41" draw:id="id41">
          <draw:custom-shape draw:style-name="gr42" draw:text-style-name="P3" draw:layer="layout" svg:width="1.5cm" svg:height="1.204cm" svg:x="14.9cm" svg:y="8.147cm">
            <text:p text:style-name="P2"><text:span text:style-name="T1">ID</text:span><text:span text:style-name="T2"> </text:span></text:p>
            <text:p text:style-name="P2"><text:span text:style-name="T3">CODE</text:span><text:span text:style-name="T2"> </text:span></text:p>
            <text:p text:style-name="P2"><text:span text:style-name="T3">SHORT_NAME</text:span><text:span text:style-name="T2"> </text:span></text:p>
            <text:p text:style-name="P2"><text:span text:style-name="T3">FULL_NAME</text:span><text:span text:style-name="T2"> </text:span></text:p>
            <text:p text:style-name="P2"><text:span text:style-name="T3">ALPHA2</text:span><text:span text:style-name="T2"> </text:span></text:p>
            <text:p text:style-name="P2"><text:span text:style-name="T3">ALPHA3</text:span><text:span text:style-name="T2"> </text:span></text:p>
            <draw:enhanced-geometry svg:viewBox="0 0 21600 21600" draw:mirror-horizontal="false" draw:mirror-vertical="false" draw:type="rectangle" draw:enhanced-path="M 0 0 L 21600 0 21600 21600 0 21600 0 0 Z N"/>
          </draw:custom-shape>
          <draw:custom-shape draw:style-name="gr43" draw:text-style-name="P5" draw:layer="layout" svg:width="1.5cm" svg:height="0.496cm" svg:x="14.9cm" svg:y="7.651cm">
            <text:p text:style-name="P4"><text:span text:style-name="T4">spr_OKSM</text:span></text:p>
            <text:p text:style-name="P4"><text:span text:style-name="T4">(ОКСМ)</text:span></text:p>
            <draw:enhanced-geometry svg:viewBox="0 0 21600 21600" draw:mirror-vertical="false" draw:mirror-horizontal="false" draw:type="rectangle" draw:enhanced-path="M 0 0 L 21600 0 21600 21600 0 21600 0 0 Z N"/>
          </draw:custom-shape>
        </draw:g>
        <draw:g xml:id="id90" draw:id="id90">
          <draw:custom-shape draw:style-name="gr44" draw:text-style-name="P11" draw:layer="layout" svg:width="1.7cm" svg:height="2.624cm" svg:x="18.7cm" svg:y="7.8cm">
            <text:p text:style-name="P2"><text:span text:style-name="T1">ID</text:span><text:span text:style-name="T2"> </text:span></text:p>
            <text:p text:style-name="P2"><text:span text:style-name="T6">ID_PERSON</text:span></text:p>
            <text:p text:style-name="P2"><text:span text:style-name="T8">CODE_MO</text:span><text:span text:style-name="T2"> </text:span></text:p>
            <text:p text:style-name="P2"><text:span text:style-name="T8">CODE_MP</text:span><text:span text:style-name="T2"> </text:span></text:p>
            <text:p text:style-name="P2"><text:span text:style-name="T8">CODE_MS</text:span><text:span text:style-name="T2"> </text:span></text:p>
            <text:p text:style-name="P2"><text:span text:style-name="T8">SNILS_MT</text:span><text:span text:style-name="T2"> </text:span></text:p>
            <text:p text:style-name="P2"><text:span text:style-name="T8">ASSIG_TYPE</text:span></text:p>
            <text:p text:style-name="P2"><text:span text:style-name="T8">ASSIG_WAY</text:span><text:span text:style-name="T2"> </text:span></text:p>
            <text:p text:style-name="P2"><text:span text:style-name="T8">ASSIG_DATE</text:span><text:span text:style-name="T2"> </text:span></text:p>
            <text:p text:style-name="P2"><text:span text:style-name="T8">UNSIG_DATE</text:span><text:span text:style-name="T2"> </text:span></text:p>
            <text:p text:style-name="P2"><text:span text:style-name="T8">IS_ACTUAL (0, 1…)</text:span><text:span text:style-name="T2"> </text:span></text:p>
            <text:p text:style-name="P2"><text:span text:style-name="T8">STATUS (-X-err,</text:span></text:p>
            <text:p text:style-name="P2"><text:span text:style-name="T8"><text:s text:c="5"/></text:span><text:span text:style-name="T8">0, 1-И, 2-Р)</text:span><text:span text:style-name="T2"> </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45" draw:text-style-name="P14" draw:layer="layout" svg:width="1.7cm" svg:height="0.3cm" svg:x="18.7cm" svg:y="7.5cm">
            <text:p text:style-name="P4"><text:span text:style-name="T4">PERSONS_ASSIG</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13.25cm" svg:y1="6.2cm" svg:x2="15.65cm" svg:y2="5cm" draw:start-shape="id30" draw:start-glue-point="0" draw:end-shape="id31" draw:end-glue-point="2" svg:d="M13250 6200c0-901 2400-302 2400-1200" svg:viewBox="0 0 2401 1201">
          <text:p/>
        </draw:connector>
        <draw:connector draw:style-name="gr11" draw:text-style-name="P6" draw:layer="layout" draw:type="curve" svg:x1="13.25cm" svg:y1="6.2cm" svg:x2="17.65cm" svg:y2="5cm" draw:start-shape="id30" draw:start-glue-point="0" draw:end-shape="id24" svg:d="M13250 6200c0-900 4400-300 4400-1200" svg:viewBox="0 0 4401 1201">
          <text:p/>
        </draw:connector>
        <draw:connector draw:style-name="gr46" draw:text-style-name="P6" draw:layer="layout" draw:type="curve" svg:x1="13.25cm" svg:y1="6.2cm" svg:x2="13.25cm" svg:y2="5.1cm" draw:start-shape="id30" draw:start-glue-point="0" draw:end-shape="id26" draw:end-glue-point="2" svg:d="M13250 6200v-1100" svg:viewBox="0 0 1 1101">
          <text:p/>
        </draw:connector>
        <draw:connector draw:style-name="gr11" draw:text-style-name="P6" draw:layer="layout" draw:type="curve" svg:x1="13.25cm" svg:y1="6.2cm" svg:x2="19.575cm" svg:y2="5cm" draw:start-shape="id30" draw:start-glue-point="0" draw:end-shape="id32" draw:end-glue-point="2" svg:d="M13250 6200c0-900 6325-300 6325-1200" svg:viewBox="0 0 6326 1201">
          <text:p/>
        </draw:connector>
        <draw:connector draw:style-name="gr4" draw:text-style-name="P6" draw:layer="layout" draw:type="curve" svg:x1="14.9cm" svg:y1="6.751cm" svg:x2="14.289cm" svg:y2="7.058cm" draw:start-shape="id33" draw:start-glue-point="3" draw:end-shape="id34" draw:end-glue-point="1" svg:d="M14900 6751c-465 0-160 307-611 307" svg:viewBox="0 0 612 308">
          <text:p/>
        </draw:connector>
        <draw:g xml:id="id37" draw:id="id37">
          <draw:custom-shape draw:style-name="gr47" draw:text-style-name="P15" draw:layer="layout" svg:width="2.2cm" svg:height="5.424cm" svg:x="17.7cm" svg:y="11.176cm">
            <text:p text:style-name="P2"><text:span text:style-name="T1">ID</text:span><text:span text:style-name="T2"> </text:span></text:p>
            <text:p text:style-name="P2"><text:span text:style-name="T5">OCATO <text:s text:c="2"/>GUID</text:span><text:span text:style-name="T2"> <text:s/></text:span></text:p>
            <text:p text:style-name="P2"><text:span text:style-name="T12">CODE_MO (360014)</text:span><text:span text:style-name="T2"> </text:span></text:p>
            <text:p text:style-name="P2"><text:span text:style-name="T12">OID_MO (X.X.XXX.X...)</text:span><text:span text:style-name="T2"> </text:span></text:p>
            <text:p text:style-name="P2"><text:span text:style-name="T8">NAME_MO</text:span><text:span text:style-name="T2"> </text:span></text:p>
            <text:p text:style-name="P2"><text:span text:style-name="T8">NAME_MO_FULL</text:span><text:span text:style-name="T2"> </text:span></text:p>
            <text:p text:style-name="P2"><text:span text:style-name="T8">ADDRESS</text:span><text:span text:style-name="T2"> </text:span></text:p>
            <text:p text:style-name="P2"><text:span text:style-name="T8">IS_HEAD</text:span><text:span text:style-name="T2"> </text:span></text:p>
            <text:p text:style-name="P2"><text:span text:style-name="T8">CODE_HEAD</text:span><text:span text:style-name="T2"> </text:span></text:p>
            <text:p text:style-name="P2"><text:span text:style-name="T8">PHONE</text:span><text:span text:style-name="T2"> </text:span></text:p>
            <text:p text:style-name="P2"><text:span text:style-name="T8">EMAIL</text:span><text:span text:style-name="T2"> <text:s/></text:span><text:span text:style-name="T8">FAX</text:span><text:span text:style-name="T2"> <text:s/></text:span><text:span text:style-name="T8">WWW</text:span><text:span text:style-name="T2"> </text:span></text:p>
            <text:p text:style-name="P2"><text:span text:style-name="T8">FACE_PHONE</text:span></text:p>
            <text:p text:style-name="P2"><text:span text:style-name="T8">FACE_POST</text:span></text:p>
            <text:p text:style-name="P2"><text:span text:style-name="T8">FACE_FIO</text:span><text:span text:style-name="T2"> </text:span></text:p>
            <text:p text:style-name="P2"><text:span text:style-name="T8">COMMENT</text:span></text:p>
            <text:p text:style-name="P2"><text:span text:style-name="T13">ID_INSURE_AGENT1</text:span></text:p>
            <text:p text:style-name="P2"><text:span text:style-name="T13">ID_INSURE_AGENT2</text:span></text:p>
            <text:p text:style-name="P2"><text:span text:style-name="T13"/></text:p>
            <text:p text:style-name="P2"><text:span text:style-name="T8">MO_ASSIG (0,1) </text:span></text:p>
            <text:p text:style-name="P2"><text:span text:style-name="T2">MO_1ST_AID</text:span><text:span text:style-name="T8"> (0,1) </text:span></text:p>
            <text:p text:style-name="P2"><text:span text:style-name="T2">MO_ASSIG_TYPE</text:span><text:span text:style-name="T8"> (0,1,2) </text:span></text:p>
            <text:p text:style-name="P2"><text:span text:style-name="T2">MO_ASSIG_AGE</text:span><text:span text:style-name="T8"> (0,1,2) </text:span></text:p>
            <text:p text:style-name="P2"><text:span text:style-name="T8">MO_CHIF_STATE</text:span><text:span text:style-name="T2"> </text:span></text:p>
            <text:p text:style-name="P2"><text:span text:style-name="T8">MO_CHIF_FAMIO</text:span><text:span text:style-name="T2"> </text:span></text:p>
            <text:p text:style-name="P2"><text:span text:style-name="T8">MO_CHIF_STATE_dp</text:span></text:p>
            <text:p text:style-name="P2"><text:span text:style-name="T8">MO_CHIF_FAMIO_dp</text:span></text:p>
            <text:p text:style-name="P2"><text:span text:style-name="T8">MO_CHIF_GREETINGS</text:span><text:span text:style-name="T2"> </text:span></text:p>
            <text:p text:style-name="P2"><text:span text:style-name="T8">MO_CONTRACT_NUM</text:span><text:span text:style-name="T2"> </text:span></text:p>
            <text:p text:style-name="P2"><text:span text:style-name="T8">MO_CONTRACT_DATE</text:span></text:p>
            <text:p text:style-name="P2"><text:span text:style-name="T8">MO_LETTER_TEXT</text:span></text:p>
            <draw:enhanced-geometry svg:viewBox="0 0 21600 21600" draw:mirror-horizontal="false" draw:mirror-vertical="false" draw:type="rectangle" draw:enhanced-path="M 0 0 L 21600 0 21600 21600 0 21600 0 0 Z N"/>
          </draw:custom-shape>
          <draw:custom-shape draw:style-name="gr48" draw:text-style-name="P16" draw:layer="layout" svg:width="2.2cm" svg:height="0.3cm" svg:x="17.7cm" svg:y="10.876cm">
            <text:p text:style-name="P4"><text:span text:style-name="T4">spr_MEDORGS</text:span></text:p>
            <draw:enhanced-geometry svg:viewBox="0 0 21600 21600" draw:mirror-vertical="false" draw:mirror-horizontal="false" draw:type="rectangle" draw:enhanced-path="M 0 0 L 21600 0 21600 21600 0 21600 0 0 Z N"/>
          </draw:custom-shape>
        </draw:g>
        <draw:g xml:id="id36" draw:id="id36">
          <draw:custom-shape draw:style-name="gr49" draw:text-style-name="P3" draw:layer="layout" svg:width="1.5cm" svg:height="0.707cm" svg:x="18.08cm" svg:y="17.262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50" draw:text-style-name="P5" draw:layer="layout" svg:width="1.5cm" svg:height="0.469cm" svg:x="18.08cm" svg:y="16.8cm">
            <text:p text:style-name="P4"><text:span text:style-name="T4">spr_MEDPARTS</text:span><text:span text:style-name="T4"><text:line-break/></text:span><text:span text:style-name="T4">_TYPES</text:span></text:p>
            <draw:enhanced-geometry svg:viewBox="0 0 21600 21600" draw:mirror-vertical="false" draw:mirror-horizontal="false" draw:type="rectangle" draw:enhanced-path="M 0 0 L 21600 0 21600 21600 0 21600 0 0 Z N"/>
          </draw:custom-shape>
        </draw:g>
        <draw:g xml:id="id35" draw:id="id35">
          <draw:custom-shape draw:style-name="gr51" draw:text-style-name="P15" draw:layer="layout" svg:width="2.3cm" svg:height="1.224cm" svg:x="17.68cm" svg:y="18.576cm">
            <text:p text:style-name="P2"><text:span text:style-name="T1">ID</text:span></text:p>
            <text:p text:style-name="P2"><text:span text:style-name="T5">OCATO <text:s text:c="2"/>GUID</text:span><text:span text:style-name="T2"> <text:s/></text:span></text:p>
            <text:p text:style-name="P2"><text:span text:style-name="T12">CODE_MO</text:span><text:span text:style-name="T2"> </text:span></text:p>
            <text:p text:style-name="P2"><text:span text:style-name="T12">CODE_MP</text:span><text:span text:style-name="T2"> </text:span><text:span text:style-name="T8">(«4»,«15»...)</text:span><text:span text:style-name="T2"> </text:span></text:p>
            <text:p text:style-name="P2"><text:span text:style-name="T8">NAME_MP («отд.»)</text:span><text:span text:style-name="T2"> </text:span></text:p>
            <text:p text:style-name="P2"><text:span text:style-name="T8">TYPE_MP</text:span><text:span text:style-name="T2"> </text:span></text:p>
            <draw:enhanced-geometry svg:viewBox="0 0 21600 21600" draw:mirror-horizontal="false" draw:mirror-vertical="false" draw:type="rectangle" draw:enhanced-path="M 0 0 L 21600 0 21600 21600 0 21600 0 0 Z N"/>
          </draw:custom-shape>
          <draw:custom-shape draw:style-name="gr52" draw:text-style-name="P16" draw:layer="layout" svg:width="2.3cm" svg:height="0.3cm" svg:x="17.68cm" svg:y="18.276cm">
            <text:p text:style-name="P4"><text:span text:style-name="T4">spr_MEDPARTS</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8.83cm" svg:y1="18.276cm" svg:x2="18.83cm" svg:y2="17.969cm" draw:start-shape="id35" draw:start-glue-point="0" draw:end-shape="id36" draw:end-glue-point="2" svg:d="M18830 18276v-307" svg:viewBox="0 0 1 308">
          <text:p/>
        </draw:connector>
        <draw:connector draw:style-name="gr13" draw:text-style-name="P8" draw:layer="layout" draw:line-skew="-0.29cm" svg:x1="19.9cm" svg:y1="13.738cm" svg:x2="19.98cm" svg:y2="19.038cm" draw:start-shape="id37" draw:end-shape="id35" draw:end-glue-point="1" svg:d="M19900 13738h300v5300h-220" svg:viewBox="0 0 301 5301">
          <text:p/>
        </draw:connector>
        <draw:connector draw:style-name="gr11" draw:text-style-name="P6" draw:layer="layout" draw:type="curve" draw:line-skew="0.171cm" svg:x1="13.25cm" svg:y1="6.2cm" svg:x2="18.85cm" svg:y2="7.5cm" draw:start-shape="id38" draw:start-glue-point="0" draw:end-shape="id39" draw:end-glue-point="0" svg:d="M13250 6200c0-510 5600-1160 5600 1300" svg:viewBox="0 0 5601 1779">
          <text:p/>
        </draw:connector>
        <draw:connector draw:style-name="gr4" draw:text-style-name="P6" draw:layer="layout" draw:type="curve" svg:x1="17.9cm" svg:y1="1.364cm" svg:x2="17.65cm" svg:y2="2.3cm" draw:start-shape="id40" draw:start-glue-point="3" draw:end-shape="id24" draw:end-glue-point="0" svg:d="M17900 1364c-167 0-250 312-250 936" svg:viewBox="0 0 251 937">
          <text:p/>
        </draw:connector>
        <draw:connector draw:style-name="gr4" draw:text-style-name="P6" draw:layer="layout" draw:type="curve" svg:x1="14.9cm" svg:y1="8.501cm" svg:x2="14.289cm" svg:y2="8.674cm" draw:start-shape="id41" draw:start-glue-point="3" draw:end-shape="id42" draw:end-glue-point="1" svg:d="M14900 8501c-465 0-160 173-611 173" svg:viewBox="0 0 612 174">
          <text:p/>
        </draw:connector>
        <draw:connector draw:style-name="gr4" draw:text-style-name="P6" draw:layer="layout" draw:type="curve" svg:x1="14.9cm" svg:y1="8.501cm" svg:x2="14.289cm" svg:y2="8.494cm" draw:start-shape="id41" draw:start-glue-point="3" draw:end-shape="id43" draw:end-glue-point="1" svg:d="M14900 8501c-465 0-160-7-611-7" svg:viewBox="0 0 612 8">
          <text:p/>
        </draw:connector>
        <draw:g xml:id="id44" draw:id="id44">
          <draw:custom-shape draw:style-name="gr53" draw:text-style-name="P11" draw:layer="layout" svg:width="1.4cm" svg:height="0.707cm" svg:x="2.65cm" svg:y="20.121cm">
            <text:p text:style-name="P2"><text:span text:style-name="T1">ID_EVENT </text:span></text:p>
            <text:p text:style-name="P2"><text:span text:style-name="T1">ID_FILE_I </text:span></text:p>
            <text:p text:style-name="P2"><text:span text:style-name="T3">N_REC</text:span><text:span text:style-name="T1"> </text:span></text:p>
            <draw:enhanced-geometry svg:viewBox="0 0 21600 21600" draw:mirror-horizontal="false" draw:mirror-vertical="false" draw:type="rectangle" draw:enhanced-path="M 0 0 L 21600 0 21600 21600 0 21600 0 0 Z N"/>
          </draw:custom-shape>
          <draw:custom-shape draw:style-name="gr54" draw:text-style-name="P14" draw:layer="layout" svg:width="1.4cm" svg:height="0.293cm" svg:x="2.65cm" svg:y="19.828cm">
            <text:p text:style-name="P4"><text:span text:style-name="T4">FILES_R_EVTS</text:span></text:p>
            <draw:enhanced-geometry svg:viewBox="0 0 21600 21600" draw:mirror-vertical="false" draw:mirror-horizontal="false" draw:type="rectangle" draw:enhanced-path="M 0 0 L 21600 0 21600 21600 0 21600 0 0 Z N"/>
          </draw:custom-shape>
        </draw:g>
        <draw:connector draw:style-name="gr55" draw:text-style-name="P6" draw:layer="layout" draw:type="curve" svg:x1="3.35cm" svg:y1="19.828cm" svg:x2="3.35cm" svg:y2="12.3cm" draw:start-shape="id44" draw:end-shape="id22" draw:end-glue-point="2" svg:d="M3350 19828v-7528" svg:viewBox="0 0 1 7529">
          <text:p/>
        </draw:connector>
        <draw:connector draw:style-name="gr56" draw:text-style-name="P6" draw:layer="layout" draw:type="curve" draw:line-skew="0.292cm 2.61cm -3.9cm" svg:x1="6.05cm" svg:y1="12.6cm" svg:x2="8.35cm" svg:y2="12.1cm" draw:start-shape="id45" draw:start-glue-point="0" draw:end-shape="id46" draw:end-glue-point="2" svg:d="M6050 12600c0-327 1150-218 1150-248s1150 81 1150-252" svg:viewBox="0 0 2301 501">
          <text:p/>
        </draw:connector>
        <draw:connector draw:style-name="gr56" draw:text-style-name="P6" draw:layer="layout" draw:type="curve" svg:x1="9.593cm" svg:y1="12.6cm" svg:x2="8.35cm" svg:y2="12.1cm" draw:start-shape="id47" draw:start-glue-point="0" draw:end-shape="id46" draw:end-glue-point="2" svg:d="M9593 12600c0-375-1243-125-1243-500" svg:viewBox="0 0 1244 501">
          <text:p/>
        </draw:connector>
        <draw:g xml:id="id19" draw:id="id19">
          <draw:custom-shape draw:style-name="gr57" draw:text-style-name="P3" draw:layer="layout" svg:width="1.8cm" svg:height="1.195cm" svg:x="12.7cm" svg:y="19.993cm">
            <text:p text:style-name="P2"><text:span text:style-name="T1">ID</text:span><text:span text:style-name="T2"> </text:span></text:p>
            <text:p text:style-name="P2"><text:span text:style-name="T3">CODE_OCATO</text:span><text:span text:style-name="T2"> </text:span></text:p>
            <text:p text:style-name="P2"><text:span text:style-name="T3">SUBJ_NAME</text:span><text:span text:style-name="T2"> </text:span></text:p>
            <text:p text:style-name="P2"><text:span text:style-name="T3">OKRUG</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58" draw:text-style-name="P5" draw:layer="layout" svg:width="1.8cm" svg:height="0.293cm" svg:x="12.7cm" svg:y="19.7cm">
            <text:p text:style-name="P4"><text:span text:style-name="T4">spr_OCATO (ОКАТО)</text:span></text:p>
            <draw:enhanced-geometry svg:viewBox="0 0 21600 21600" draw:mirror-vertical="false" draw:mirror-horizontal="false" draw:type="rectangle" draw:enhanced-path="M 0 0 L 21600 0 21600 21600 0 21600 0 0 Z N"/>
          </draw:custom-shape>
        </draw:g>
        <draw:g xml:id="id83" draw:id="id83">
          <draw:custom-shape draw:style-name="gr59" draw:text-style-name="P3" draw:layer="layout" svg:width="1.5cm" svg:height="0.995cm" svg:x="14.7cm" svg:y="19.993cm">
            <text:p text:style-name="P2"><text:span text:style-name="T1">ID</text:span><text:span text:style-name="T2"> </text:span></text:p>
            <text:p text:style-name="P2"><text:span text:style-name="T3">CODE</text:span><text:span text:style-name="T2"> </text:span></text:p>
            <text:p text:style-name="P2"><text:span text:style-name="T3">NAME</text:span><text:span text:style-name="T2"> </text:span></text:p>
            <text:p text:style-name="P2"><text:span text:style-name="T3">ENTRUM</text:span><text:span text:style-name="T2"> </text:span></text:p>
            <text:p text:style-name="P2"><text:span text:style-name="T3">PARENT_ID</text:span><text:span text:style-name="T2"> </text:span></text:p>
            <draw:enhanced-geometry svg:viewBox="0 0 21600 21600" draw:mirror-horizontal="false" draw:mirror-vertical="false" draw:type="rectangle" draw:enhanced-path="M 0 0 L 21600 0 21600 21600 0 21600 0 0 Z N"/>
          </draw:custom-shape>
          <draw:custom-shape draw:style-name="gr60" draw:text-style-name="P5" draw:layer="layout" svg:width="1.5cm" svg:height="0.293cm" svg:x="14.7cm" svg:y="19.7cm">
            <text:p text:style-name="P4"><text:span text:style-name="T4">spr_OCATO_FULL</text:span></text:p>
            <draw:enhanced-geometry svg:viewBox="0 0 21600 21600" draw:mirror-vertical="false" draw:mirror-horizontal="false" draw:type="rectangle" draw:enhanced-path="M 0 0 L 21600 0 21600 21600 0 21600 0 0 Z N"/>
          </draw:custom-shape>
        </draw:g>
        <draw:g xml:id="id48" draw:id="id48">
          <draw:custom-shape draw:style-name="gr61" draw:text-style-name="P11" draw:layer="layout" svg:width="1.9cm" svg:height="4.836cm" svg:x="14.9cm" svg:y="9.764cm">
            <text:p text:style-name="P2"><text:span text:style-name="T1">ID</text:span><text:span text:style-name="T2"> <text:s/></text:span></text:p>
            <text:p text:style-name="P2"><text:span text:style-name="T5">OCATO <text:s text:c="2"/>GUID</text:span><text:span text:style-name="T3"> (F010)</text:span><text:span text:style-name="T2"> </text:span></text:p>
            <text:p text:style-name="P2"><text:span text:style-name="T14">OCATO <text:s text:c="2"/>GUID_FULL</text:span><text:span text:style-name="T5"> </text:span></text:p>
            <text:p text:style-name="P2"><text:span text:style-name="T3">POST_INDEX</text:span></text:p>
            <text:p text:style-name="P2"><text:span text:style-name="T2">FIAS_AOID</text:span></text:p>
            <text:p text:style-name="P2"><text:span text:style-name="T2">FIAS_HOUSEID</text:span></text:p>
            <text:p text:style-name="P2"><text:span text:style-name="T3">KLADR</text:span><text:span text:style-name="T2"> </text:span></text:p>
            <text:p text:style-name="P2"><text:span text:style-name="T3">KLADR_STREET</text:span><text:span text:style-name="T2"> </text:span></text:p>
            <text:p text:style-name="P2"><text:span text:style-name="T2"/></text:p>
            <text:p text:style-name="P2"><text:span text:style-name="T3">SUBJ <text:s text:c="2"/></text:span><text:span text:style-name="T1">AUTO</text:span><text:span text:style-name="T2"> </text:span></text:p>
            <text:p text:style-name="P2"><text:span text:style-name="T3">DSTR</text:span><text:span text:style-name="T2"> <text:s text:c="2"/></text:span><text:span text:style-name="T3">CITY</text:span></text:p>
            <text:p text:style-name="P2"><text:span text:style-name="T1">CTAR</text:span><text:span text:style-name="T2"> <text:s text:c="2"/></text:span><text:span text:style-name="T3">NASP</text:span></text:p>
            <text:p text:style-name="P2"><text:span text:style-name="T1">PLAN</text:span><text:span text:style-name="T2"> <text:s text:c="2"/></text:span><text:span text:style-name="T3">STRT</text:span><text:span text:style-name="T2"> </text:span></text:p>
            <text:p text:style-name="P2"><text:span text:style-name="T3">HOUSE</text:span><text:span text:style-name="T2"> <text:s text:c="2"/></text:span></text:p>
            <text:p text:style-name="P2"><text:span text:style-name="T2">CORP</text:span></text:p>
            <text:p text:style-name="P2"><text:span text:style-name="T3">QUART</text:span></text:p>
            <text:p text:style-name="P2"><text:span text:style-name="T2"><text:s/></text:span></text:p>
            <text:p text:style-name="P2"><text:span text:style-name="T3">SUBJ_NAME</text:span></text:p>
            <text:p text:style-name="P2"><text:span text:style-name="T1">AUTO_NAME </text:span></text:p>
            <text:p text:style-name="P2"><text:span text:style-name="T3">DSTR_NAME</text:span><text:span text:style-name="T2"> </text:span></text:p>
            <text:p text:style-name="P2"><text:span text:style-name="T3">CITY_NAME</text:span><text:span text:style-name="T2"> </text:span></text:p>
            <text:p text:style-name="P2"><text:span text:style-name="T1">CTAR_NAME</text:span></text:p>
            <text:p text:style-name="P2"><text:span text:style-name="T3">NASP_NAME</text:span></text:p>
            <text:p text:style-name="P2"><text:span text:style-name="T1">PLAN_NAME </text:span></text:p>
            <text:p text:style-name="P2"><text:span text:style-name="T3">STRT_NAME</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35" draw:text-style-name="P14" draw:layer="layout" svg:width="1.9cm" svg:height="0.293cm" svg:x="14.9cm" svg:y="9.471cm">
            <text:p text:style-name="P4"><text:span text:style-name="T4">ADDRESSE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14.9cm" svg:y1="12.035cm" svg:x2="14.289cm" svg:y2="10.794cm" draw:start-shape="id48" draw:start-glue-point="3" draw:end-shape="id49" draw:end-glue-point="1" svg:d="M14900 12035c-465 0-160-1241-611-1241" svg:viewBox="0 0 612 1242">
          <text:p/>
        </draw:connector>
        <draw:g xml:id="id54" draw:id="id54">
          <draw:custom-shape draw:style-name="gr62" draw:text-style-name="P11" draw:layer="layout" svg:width="1.4cm" svg:height="1.331cm" svg:x="17.9cm" svg:y="20.469cm">
            <text:p text:style-name="P2"><text:span text:style-name="T1">ID</text:span></text:p>
            <text:p text:style-name="P2"><text:span text:style-name="T5">OCATO <text:s text:c="2"/>GUID</text:span><text:span text:style-name="T2"> <text:s/></text:span></text:p>
            <text:p text:style-name="P2"><text:span text:style-name="T1">ID_MS </text:span></text:p>
            <text:p text:style-name="P2"><text:span text:style-name="T1">ID_MT </text:span></text:p>
            <text:p text:style-name="P2"><text:span text:style-name="T3">PROF_MT</text:span><text:span text:style-name="T2"> </text:span></text:p>
            <text:p text:style-name="P2"><text:span text:style-name="T3">DATE_BEG</text:span><text:span text:style-name="T2"> </text:span></text:p>
            <text:p text:style-name="P2"><text:span text:style-name="T3">DATE_END</text:span><text:span text:style-name="T2"> </text:span></text:p>
            <draw:enhanced-geometry svg:viewBox="0 0 21600 21600" draw:mirror-horizontal="false" draw:mirror-vertical="false" draw:type="rectangle" draw:enhanced-path="M 0 0 L 21600 0 21600 21600 0 21600 0 0 Z N"/>
          </draw:custom-shape>
          <draw:custom-shape draw:style-name="gr17" draw:text-style-name="P14" draw:layer="layout" svg:width="1.4cm" svg:height="0.293cm" svg:x="17.9cm" svg:y="20.176cm">
            <text:p text:style-name="P4"><text:span text:style-name="T4">spr_MS_R_MT</text:span></text:p>
            <draw:enhanced-geometry svg:viewBox="0 0 21600 21600" draw:mirror-vertical="false" draw:mirror-horizontal="false" draw:type="rectangle" draw:enhanced-path="M 0 0 L 21600 0 21600 21600 0 21600 0 0 Z N"/>
          </draw:custom-shape>
        </draw:g>
        <draw:g xml:id="id50" draw:id="id50">
          <draw:custom-shape draw:style-name="gr63" draw:text-style-name="P15" draw:layer="layout" svg:width="1.3cm" svg:height="1.363cm" svg:x="19.122cm" svg:y="22.237cm">
            <text:p text:style-name="P2"><text:span text:style-name="T1">ID</text:span></text:p>
            <text:p text:style-name="P2"><text:span text:style-name="T5">OCATO <text:s text:c="2"/>GUID</text:span><text:span text:style-name="T2"> <text:s/></text:span></text:p>
            <text:p text:style-name="P2"><text:span text:style-name="T12">CODE_MO</text:span><text:span text:style-name="T2"> </text:span></text:p>
            <text:p text:style-name="P2"><text:span text:style-name="T12">CODE_MP</text:span><text:span text:style-name="T2"> </text:span></text:p>
            <text:p text:style-name="P2"><text:span text:style-name="T12">CODE_MS</text:span><text:span text:style-name="T2"> </text:span></text:p>
            <text:p text:style-name="P2"><text:span text:style-name="T8">NAME_MS</text:span><text:span text:style-name="T2"> </text:span></text:p>
            <text:p text:style-name="P2"><text:span text:style-name="T8">TYPE_MS</text:span></text:p>
            <draw:enhanced-geometry svg:viewBox="0 0 21600 21600" draw:mirror-horizontal="false" draw:mirror-vertical="false" draw:type="rectangle" draw:enhanced-path="M 0 0 L 21600 0 21600 21600 0 21600 0 0 Z N"/>
          </draw:custom-shape>
          <draw:custom-shape draw:style-name="gr64" draw:text-style-name="P16" draw:layer="layout" svg:width="1.3cm" svg:height="0.3cm" svg:x="19.122cm" svg:y="21.937cm">
            <text:p text:style-name="P4"><text:span text:style-name="T4">spr_MEDSITES</text:span></text:p>
            <draw:enhanced-geometry svg:viewBox="0 0 21600 21600" draw:mirror-vertical="false" draw:mirror-horizontal="false" draw:type="rectangle" draw:enhanced-path="M 0 0 L 21600 0 21600 21600 0 21600 0 0 Z N"/>
          </draw:custom-shape>
        </draw:g>
        <draw:g xml:id="id52" draw:id="id52">
          <draw:custom-shape draw:style-name="gr65" draw:text-style-name="P15" draw:layer="layout" svg:width="1.287cm" svg:height="1.363cm" svg:x="16.767cm" svg:y="22.237cm">
            <text:p text:style-name="P2"><text:span text:style-name="T1">ID</text:span></text:p>
            <text:p text:style-name="P2"><text:span text:style-name="T5">OCATO <text:s text:c="2"/>GUID</text:span><text:span text:style-name="T2"> <text:s/></text:span></text:p>
            <text:p text:style-name="P2"><text:span text:style-name="T12">CODE_MO</text:span><text:span text:style-name="T2"> </text:span></text:p>
            <text:p text:style-name="P2"><text:span text:style-name="T12">CODE_MT</text:span><text:span text:style-name="T2"> </text:span></text:p>
            <text:p text:style-name="P2"><text:span text:style-name="T8">FIO_MT</text:span><text:span text:style-name="T2"> </text:span></text:p>
            <text:p text:style-name="P2"><text:span text:style-name="T8">SNILS_MT</text:span><text:span text:style-name="T2"> </text:span></text:p>
            <text:p text:style-name="P2"><text:span text:style-name="T8">SPEC_MT</text:span><text:span text:style-name="T2"> </text:span></text:p>
            <draw:enhanced-geometry svg:viewBox="0 0 21600 21600" draw:mirror-horizontal="false" draw:mirror-vertical="false" draw:type="rectangle" draw:enhanced-path="M 0 0 L 21600 0 21600 21600 0 21600 0 0 Z N"/>
          </draw:custom-shape>
          <draw:custom-shape draw:style-name="gr66" draw:text-style-name="P16" draw:layer="layout" svg:width="1.287cm" svg:height="0.3cm" svg:x="16.767cm" svg:y="21.937cm">
            <text:p text:style-name="P4"><text:span text:style-name="T4">spr_MEDTERS</text:span></text:p>
            <draw:enhanced-geometry svg:viewBox="0 0 21600 21600" draw:mirror-vertical="false" draw:mirror-horizontal="false" draw:type="rectangle" draw:enhanced-path="M 0 0 L 21600 0 21600 21600 0 21600 0 0 Z N"/>
          </draw:custom-shape>
        </draw:g>
        <draw:g xml:id="id51" draw:id="id51">
          <draw:custom-shape draw:style-name="gr67" draw:text-style-name="P3" draw:layer="layout" svg:width="1.322cm" svg:height="1.22cm" svg:x="19.109cm" svg:y="24.48cm">
            <text:p text:style-name="P2"><text:span text:style-name="T1">ID</text:span><text:span text:style-name="T2"> </text:span></text:p>
            <text:p text:style-name="P2"><text:span text:style-name="T3">CODE </text:span></text:p>
            <text:p text:style-name="P2"><text:span text:style-name="T3">TEXT</text:span><text:span text:style-name="T2"> </text:span></text:p>
            <text:p text:style-name="P2"><text:span text:style-name="T15">CODE_20000</text:span></text:p>
            <text:p text:style-name="P2"><text:span text:style-name="T15">CODE_14000</text:span></text:p>
            <text:p text:style-name="P2"><text:span text:style-name="T15">CODE_36000</text:span></text:p>
            <draw:enhanced-geometry svg:viewBox="0 0 21600 21600" draw:mirror-horizontal="false" draw:mirror-vertical="false" draw:type="rectangle" draw:enhanced-path="M 0 0 L 21600 0 21600 21600 0 21600 0 0 Z N"/>
          </draw:custom-shape>
          <draw:custom-shape draw:style-name="gr68" draw:text-style-name="P7" draw:layer="layout" svg:width="1.322cm" svg:height="0.493cm" svg:x="19.113cm" svg:y="23.994cm">
            <text:p text:style-name="P4"><text:span text:style-name="T2">spr_MEDSITES </text:span><text:span text:style-name="T2"><text:line-break/></text:span><text:span text:style-name="T2"> _TYPES </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9.772cm" svg:y1="23.6cm" svg:x2="19.772cm" svg:y2="23.994cm" draw:start-shape="id50" draw:start-glue-point="2" draw:end-shape="id51" draw:end-glue-point="0" svg:d="M19772 23600v394" svg:viewBox="0 0 1 395">
          <text:p/>
        </draw:connector>
        <draw:g xml:id="id53" draw:id="id53">
          <draw:custom-shape draw:style-name="gr69" draw:text-style-name="P3" draw:layer="layout" svg:width="1.397cm" svg:height="1.007cm" svg:x="16.71cm" svg:y="24.451cm">
            <text:p text:style-name="P2"><text:span text:style-name="T1">ID</text:span><text:span text:style-name="T2"> </text:span></text:p>
            <text:p text:style-name="P2"><text:span text:style-name="T3">CODE (V015)</text:span><text:span text:style-name="T2"> </text:span></text:p>
            <text:p text:style-name="P2"><text:span text:style-name="T3">TEXT</text:span><text:span text:style-name="T2"> </text:span></text:p>
            <text:p text:style-name="P2"><text:span text:style-name="T3">HIGH</text:span><text:span text:style-name="T2"> </text:span></text:p>
            <text:p text:style-name="P2"><text:span text:style-name="T3">OKSO</text:span><text:span text:style-name="T2"> </text:span></text:p>
            <draw:enhanced-geometry svg:viewBox="0 0 21600 21600" draw:mirror-horizontal="false" draw:mirror-vertical="false" draw:type="rectangle" draw:enhanced-path="M 0 0 L 21600 0 21600 21600 0 21600 0 0 Z N"/>
          </draw:custom-shape>
          <draw:custom-shape draw:style-name="gr70" draw:text-style-name="P7" draw:layer="layout" svg:width="1.397cm" svg:height="0.493cm" svg:x="16.714cm" svg:y="23.965cm">
            <text:p text:style-name="P4"><text:span text:style-name="T2">spr_MEDTERS </text:span><text:span text:style-name="T2"><text:line-break/></text:span><text:span text:style-name="T2"> _SPEC </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7.41cm" svg:y1="23.6cm" svg:x2="17.41cm" svg:y2="23.965cm" draw:start-shape="id52" draw:start-glue-point="2" draw:end-shape="id53" draw:end-glue-point="0" svg:d="M17410 23600v365" svg:viewBox="0 0 1 366">
          <text:p/>
        </draw:connector>
        <draw:connector draw:style-name="gr71" draw:text-style-name="P6" draw:layer="layout" draw:type="curve" svg:x1="18.054cm" svg:y1="22.768cm" svg:x2="18.6cm" svg:y2="21.8cm" draw:start-shape="id52" draw:start-glue-point="1" draw:end-shape="id54" draw:end-glue-point="2" svg:d="M18054 22768c364 0 546-322 546-968" svg:viewBox="0 0 547 969">
          <text:p/>
        </draw:connector>
        <draw:connector draw:style-name="gr71" draw:text-style-name="P6" draw:layer="layout" draw:type="curve" svg:x1="19.122cm" svg:y1="22.768cm" svg:x2="18.6cm" svg:y2="21.8cm" draw:start-shape="id50" draw:start-glue-point="3" draw:end-shape="id54" draw:end-glue-point="2" svg:d="M19122 22768c-348 0-522-322-522-968" svg:viewBox="0 0 523 969">
          <text:p/>
        </draw:connector>
        <draw:connector draw:style-name="gr13" draw:text-style-name="P8" draw:layer="layout" draw:line-skew="0.21cm" svg:x1="17.7cm" svg:y1="13.738cm" svg:x2="17.41cm" svg:y2="21.937cm" draw:start-shape="id37" draw:start-glue-point="3" draw:end-shape="id52" draw:end-glue-point="0" svg:d="M17700 13738h-300v5531h10v2668" svg:viewBox="0 0 301 8200">
          <text:p/>
        </draw:connector>
        <draw:connector draw:style-name="gr4" draw:text-style-name="P6" draw:layer="layout" draw:type="curve" draw:line-skew="-0.743cm" svg:x1="18.83cm" svg:y1="19.8cm" svg:x2="19.772cm" svg:y2="21.937cm" draw:start-shape="id35" draw:start-glue-point="2" draw:end-shape="id50" draw:end-glue-point="0" svg:d="M18830 19800c0 489 942-579 942 2137" svg:viewBox="0 0 943 2138">
          <text:p/>
        </draw:connector>
        <draw:g xml:id="id55" draw:id="id55">
          <draw:custom-shape draw:style-name="gr72" draw:text-style-name="P11" draw:layer="layout" svg:width="2.562cm" svg:height="2.842cm" svg:x="17.3cm" svg:y="26.214cm">
            <text:p text:style-name="P2"><text:span text:style-name="T1">ID</text:span></text:p>
            <text:p text:style-name="P2"><text:span text:style-name="T5">OCATO <text:s text:c="2"/>GUID</text:span><text:span text:style-name="T13">, </text:span></text:p>
            <text:p text:style-name="P2"><text:span text:style-name="T13">SUBJ, <text:s/>DSTR, <text:s/>CITY, </text:span></text:p>
            <text:p text:style-name="P2"><text:span text:style-name="T13">NASP, <text:s/>STRT</text:span><text:span text:style-name="T2">, </text:span><text:span text:style-name="T8">HOUSE, CORP</text:span><text:span text:style-name="T2"> </text:span></text:p>
            <text:p text:style-name="P2"><text:span text:style-name="T8">SEX (1,2), <text:s/>AGE (0,1,2)</text:span><text:span text:style-name="T2"> </text:span></text:p>
            <text:p text:style-name="P2"><text:span text:style-name="T8">FROM_START, TO_END (0,1)</text:span><text:span text:style-name="T2"> </text:span></text:p>
            <text:p text:style-name="P2"><text:span text:style-name="T8">SIDE (0,1,2)</text:span><text:span text:style-name="T2"> </text:span></text:p>
            <text:p text:style-name="P2"><text:span text:style-name="T12">CODE_MO</text:span><text:span text:style-name="T2"> </text:span><text:span text:style-name="T8">(… NULL)</text:span><text:span text:style-name="T2"> </text:span></text:p>
            <text:p text:style-name="P2"><text:span text:style-name="T12">CODE_MP</text:span><text:span text:style-name="T2"> </text:span><text:span text:style-name="T8">(… NULL)</text:span><text:span text:style-name="T2"> </text:span></text:p>
            <text:p text:style-name="P2"><text:span text:style-name="T12">CODE_MS</text:span><text:span text:style-name="T2"> </text:span><text:span text:style-name="T8">(… NULL)</text:span><text:span text:style-name="T2"> </text:span></text:p>
            <text:p text:style-name="P2"><text:span text:style-name="T12">SNILS_MT</text:span><text:span text:style-name="T2"> </text:span><text:span text:style-name="T8">(… NULL)</text:span></text:p>
            <text:p text:style-name="P2"><text:span text:style-name="T8">COMMENT</text:span><text:span text:style-name="T2"> </text:span></text:p>
            <text:p text:style-name="P2"><text:span text:style-name="T8">ID_POINT</text:span><text:span text:style-name="T2"> </text:span></text:p>
            <text:p text:style-name="P2"><text:span text:style-name="T8">ID_OPERSTOR</text:span></text:p>
            <text:p text:style-name="P2"><text:span text:style-name="T8">dt_ins</text:span></text:p>
            <draw:enhanced-geometry svg:viewBox="0 0 21600 21600" draw:mirror-horizontal="false" draw:mirror-vertical="false" draw:type="rectangle" draw:enhanced-path="M 0 0 L 21600 0 21600 21600 0 21600 0 0 Z N"/>
          </draw:custom-shape>
          <draw:custom-shape draw:style-name="gr73" draw:text-style-name="P14" draw:layer="layout" svg:width="2.562cm" svg:height="0.3cm" svg:x="17.3cm" svg:y="25.914cm">
            <text:p text:style-name="P4"><text:span text:style-name="T4">ASSIG_BY_TERR</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9.122cm" svg:y1="22.768cm" svg:x2="18.581cm" svg:y2="25.914cm" draw:start-shape="id50" draw:start-glue-point="3" draw:end-shape="id55" draw:end-glue-point="0" svg:d="M19122 22768c-361 0-541 1048-541 3146" svg:viewBox="0 0 542 3147">
          <text:p/>
        </draw:connector>
        <draw:connector draw:style-name="gr4" draw:text-style-name="P6" draw:layer="layout" draw:type="curve" svg:x1="18.054cm" svg:y1="22.768cm" svg:x2="18.581cm" svg:y2="25.914cm" draw:start-shape="id52" draw:start-glue-point="1" draw:end-shape="id55" draw:end-glue-point="0" svg:d="M18054 22768c352 0 527 1048 527 3146" svg:viewBox="0 0 528 3147">
          <text:p/>
        </draw:connector>
        <draw:g xml:id="id56" draw:id="id56">
          <draw:custom-shape draw:style-name="gr74" draw:text-style-name="P11" draw:layer="layout" svg:width="2.7cm" svg:height="1.154cm" svg:x="4.2cm" svg:y="20.146cm">
            <text:p text:style-name="P2"><text:span text:style-name="T1">ID</text:span><text:span text:style-name="T2"> </text:span></text:p>
            <text:p text:style-name="P2"><text:span text:style-name="T1">PACK_NAME </text:span><text:span text:style-name="T1"><text:tab/></text:span><text:span text:style-name="T5">OCATO <text:s text:c="2"/>GUID</text:span><text:span text:style-name="T2"> <text:s/></text:span></text:p>
            <text:p text:style-name="P2"><text:span text:style-name="T3">ID_FILE_I,</text:span><text:span text:style-name="T3"><text:tab/></text:span><text:span text:style-name="T3">DATE_FILE_I</text:span><text:span text:style-name="T2"> </text:span></text:p>
            <text:p text:style-name="P2"><text:span text:style-name="T3">ID_FILE_P,</text:span><text:span text:style-name="T3"><text:tab/></text:span><text:span text:style-name="T3">DATE_FILE_P</text:span></text:p>
            <text:p text:style-name="P2"><text:span text:style-name="T3">ID_FILE_P_1,</text:span><text:span text:style-name="T3"><text:tab/></text:span><text:span text:style-name="T3">DATE_FILE_P_1</text:span></text:p>
            <text:p text:style-name="P2"><text:span text:style-name="T3">ID_FILE_F,</text:span><text:span text:style-name="T3"><text:tab/></text:span><text:span text:style-name="T3">DATE_FILE_F</text:span><text:span text:style-name="T2"> </text:span></text:p>
            <draw:enhanced-geometry svg:viewBox="0 0 21600 21600" draw:mirror-horizontal="false" draw:mirror-vertical="false" draw:type="rectangle" draw:enhanced-path="M 0 0 L 21600 0 21600 21600 0 21600 0 0 Z N"/>
          </draw:custom-shape>
          <draw:custom-shape draw:style-name="gr75" draw:text-style-name="P14" draw:layer="layout" svg:width="2.7cm" svg:height="0.318cm" svg:x="4.2cm" svg:y="19.828cm">
            <text:p text:style-name="P4"><text:span text:style-name="T4">FILES_PACKS</text:span></text:p>
            <draw:enhanced-geometry svg:viewBox="0 0 21600 21600" draw:mirror-vertical="false" draw:mirror-horizontal="false" draw:type="rectangle" draw:enhanced-path="M 0 0 L 21600 0 21600 21600 0 21600 0 0 Z N"/>
          </draw:custom-shape>
        </draw:g>
        <draw:g xml:id="id57" draw:id="id57">
          <draw:custom-shape draw:style-name="gr76" draw:text-style-name="P11" draw:layer="layout" svg:width="1.65cm" svg:height="1.931cm" svg:x="2.525cm" svg:y="22.039cm">
            <text:p text:style-name="P2"><text:span text:style-name="T1">ID</text:span></text:p>
            <text:p text:style-name="P2"><text:span text:style-name="T5">OCATO <text:s text:c="2"/>GUID</text:span><text:span text:style-name="T2"> <text:s/></text:span></text:p>
            <text:p text:style-name="P2"><text:span text:style-name="T1">PACK_NAME</text:span><text:span text:style-name="T2"> </text:span></text:p>
            <text:p text:style-name="P2"><text:span text:style-name="T3">VERS</text:span><text:span text:style-name="T2"> </text:span></text:p>
            <text:p text:style-name="P2"><text:span text:style-name="T3">FILE_NAME</text:span><text:span text:style-name="T2"> </text:span></text:p>
            <text:p text:style-name="P2"><text:span text:style-name="T3">DATE_SEND</text:span><text:span text:style-name="T2"> </text:span></text:p>
            <text:p text:style-name="P2"><text:span text:style-name="T3">SMO_REGNUM</text:span><text:span text:style-name="T2"> </text:span></text:p>
            <text:p text:style-name="P2"><text:span text:style-name="T3">POINT_REGNUM</text:span><text:span text:style-name="T2"> </text:span></text:p>
            <text:p text:style-name="P2"><text:span text:style-name="T3">N_RECS</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77" draw:text-style-name="P17" draw:layer="layout" svg:width="1.65cm" svg:height="0.293cm" svg:x="2.525cm" svg:y="21.746cm">
            <text:p text:style-name="P4"><text:span text:style-name="T2">FILES_OUT_I </text:span></text:p>
            <draw:enhanced-geometry svg:viewBox="0 0 21600 21600" draw:mirror-vertical="false" draw:mirror-horizontal="false" draw:type="rectangle" draw:enhanced-path="M 0 0 L 21600 0 21600 21600 0 21600 0 0 Z N"/>
          </draw:custom-shape>
        </draw:g>
        <draw:g xml:id="id60" draw:id="id60">
          <draw:custom-shape draw:style-name="gr78" draw:text-style-name="P11" draw:layer="layout" svg:width="1.73cm" svg:height="2.031cm" svg:x="4.357cm" svg:y="22.039cm">
            <text:p text:style-name="P2"><text:span text:style-name="T1">ID</text:span></text:p>
            <text:p text:style-name="P2"><text:span text:style-name="T5">OCATO <text:s text:c="2"/>GUID</text:span><text:span text:style-name="T2"> <text:s/></text:span></text:p>
            <text:p text:style-name="P2"><text:span text:style-name="T1">PACK_NAME</text:span><text:span text:style-name="T2"> </text:span></text:p>
            <text:p text:style-name="P2"><text:span text:style-name="T3">VERS</text:span><text:span text:style-name="T2"> </text:span></text:p>
            <text:p text:style-name="P2"><text:span text:style-name="T3">FILE_NAME</text:span><text:span text:style-name="T2"> </text:span></text:p>
            <text:p text:style-name="P2"><text:span text:style-name="T3">DATE_GET</text:span><text:span text:style-name="T2"> </text:span></text:p>
            <text:p text:style-name="P2"><text:span text:style-name="T3">SMO_REGNUM</text:span><text:span text:style-name="T2"> </text:span></text:p>
            <text:p text:style-name="P2"><text:span text:style-name="T3">POINT_REGNUM</text:span><text:span text:style-name="T2"> </text:span></text:p>
            <text:p text:style-name="P2"><text:span text:style-name="T3">N_RECS</text:span><text:span text:style-name="T2"> </text:span></text:p>
            <text:p text:style-name="P2"><text:span text:style-name="T3">N_ERR</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79" draw:text-style-name="P14" draw:layer="layout" svg:width="1.73cm" svg:height="0.293cm" svg:x="4.357cm" svg:y="21.746cm">
            <text:p text:style-name="P4"><text:span text:style-name="T4">FILES_IN_P</text:span><text:span text:style-name="T7"> </text:span></text:p>
            <draw:enhanced-geometry svg:viewBox="0 0 21600 21600" draw:mirror-vertical="false" draw:mirror-horizontal="false" draw:type="rectangle" draw:enhanced-path="M 0 0 L 21600 0 21600 21600 0 21600 0 0 Z N"/>
          </draw:custom-shape>
        </draw:g>
        <draw:connector draw:style-name="gr80" draw:text-style-name="P6" draw:layer="layout" draw:type="curve" draw:line-skew="-3.004cm 2.26cm 0.263cm" svg:x1="5.55cm" svg:y1="21.3cm" svg:x2="3.35cm" svg:y2="21.746cm" draw:start-shape="id56" draw:start-glue-point="2" draw:end-shape="id57" draw:end-glue-point="0" svg:d="M5550 21300c0 262-1275 175-1275 186 0 12-925-112-925 260" svg:viewBox="0 0 2201 447">
          <text:p/>
        </draw:connector>
        <draw:g xml:id="id59" draw:id="id59">
          <draw:custom-shape draw:style-name="gr81" draw:text-style-name="P11" draw:layer="layout" svg:width="1.5cm" svg:height="1.408cm" svg:x="11.6cm" svg:y="17.992cm">
            <text:p text:style-name="P2"><text:span text:style-name="T1">ID</text:span></text:p>
            <text:p text:style-name="P2"><text:span text:style-name="T5">OCATO <text:s text:c="2"/>GUID</text:span><text:span text:style-name="T2"> <text:s/></text:span></text:p>
            <text:p text:style-name="P2"><text:span text:style-name="T3">FOLDER_NAME</text:span><text:span text:style-name="T2"> </text:span></text:p>
            <text:p text:style-name="P2"><text:span text:style-name="T3">STATUS (0,1)</text:span><text:span text:style-name="T2"> </text:span></text:p>
            <text:p text:style-name="P2"><text:span text:style-name="T3">DATE_OPEN</text:span><text:span text:style-name="T2"> </text:span></text:p>
            <text:p text:style-name="P2"><text:span text:style-name="T3">DATE_CLOSE</text:span><text:span text:style-name="T2"> </text:span></text:p>
            <text:p text:style-name="P2"><text:span text:style-name="T3">DATE_DEL</text:span><text:span text:style-name="T2"> </text:span></text:p>
            <draw:enhanced-geometry svg:viewBox="0 0 21600 21600" draw:mirror-horizontal="false" draw:mirror-vertical="false" draw:type="rectangle" draw:enhanced-path="M 0 0 L 21600 0 21600 21600 0 21600 0 0 Z N"/>
          </draw:custom-shape>
          <draw:custom-shape draw:style-name="gr82" draw:text-style-name="P12" draw:layer="layout" svg:width="1.5cm" svg:height="0.293cm" svg:x="11.6cm" svg:y="17.699cm">
            <text:p text:style-name="P4"><text:span text:style-name="T4">FOLDER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14.9cm" svg:y1="12.035cm" svg:x2="14.289cm" svg:y2="10.974cm" draw:start-shape="id48" draw:start-glue-point="3" draw:end-shape="id58" draw:end-glue-point="1" svg:d="M14900 12035c-465 0-160-1061-611-1061" svg:viewBox="0 0 612 1062">
          <text:p/>
        </draw:connector>
        <draw:connector draw:style-name="gr11" draw:text-style-name="P6" draw:layer="layout" draw:type="curve" svg:x1="12.35cm" svg:y1="17.699cm" svg:x2="13.25cm" svg:y2="17.2cm" draw:start-shape="id59" draw:start-glue-point="0" draw:end-shape="id38" draw:end-glue-point="2" svg:d="M12350 17699c0-375 900-126 900-499" svg:viewBox="0 0 901 500">
          <text:p/>
        </draw:connector>
        <draw:g xml:id="id61" draw:id="id61">
          <draw:custom-shape draw:style-name="gr83" draw:text-style-name="P11" draw:layer="layout" svg:width="1.4cm" svg:height="1.931cm" svg:x="6.302cm" svg:y="22.039cm">
            <text:p text:style-name="P2"><text:span text:style-name="T1">ID</text:span></text:p>
            <text:p text:style-name="P2"><text:span text:style-name="T5">OCATO <text:s text:c="2"/>GUID</text:span><text:span text:style-name="T2"> <text:s/></text:span></text:p>
            <text:p text:style-name="P2"><text:span text:style-name="T1">PACK_NAME</text:span><text:span text:style-name="T2"> </text:span></text:p>
            <text:p text:style-name="P2"><text:span text:style-name="T3">VERS</text:span><text:span text:style-name="T2"> </text:span></text:p>
            <text:p text:style-name="P2"><text:span text:style-name="T3">FILE_NAME</text:span><text:span text:style-name="T2"> </text:span></text:p>
            <text:p text:style-name="P2"><text:span text:style-name="T3">FILE_NAME_I</text:span><text:span text:style-name="T2"> </text:span></text:p>
            <text:p text:style-name="P2"><text:span text:style-name="T3">DATE_GET</text:span><text:span text:style-name="T2"> </text:span></text:p>
            <text:p text:style-name="P2"><text:span text:style-name="T3">N_RECS</text:span><text:span text:style-name="T2"> </text:span></text:p>
            <text:p text:style-name="P2"><text:span text:style-name="T3">STATUS <text:s/>(0,1)</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17" draw:text-style-name="P17" draw:layer="layout" svg:width="1.4cm" svg:height="0.293cm" svg:x="6.302cm" svg:y="21.746cm">
            <text:p text:style-name="P4"><text:span text:style-name="T2">FILES_IN_F </text:span></text:p>
            <draw:enhanced-geometry svg:viewBox="0 0 21600 21600" draw:mirror-vertical="false" draw:mirror-horizontal="false" draw:type="rectangle" draw:enhanced-path="M 0 0 L 21600 0 21600 21600 0 21600 0 0 Z N"/>
          </draw:custom-shape>
        </draw:g>
        <draw:connector draw:style-name="gr84" draw:text-style-name="P6" draw:layer="layout" draw:type="curve" svg:x1="5.55cm" svg:y1="21.3cm" svg:x2="5.222cm" svg:y2="21.746cm" draw:start-shape="id56" draw:start-glue-point="2" draw:end-shape="id60" draw:end-glue-point="0" svg:d="M5550 21300c0 334-328 112-328 446" svg:viewBox="0 0 329 447">
          <text:p/>
        </draw:connector>
        <draw:connector draw:style-name="gr84" draw:text-style-name="P6" draw:layer="layout" draw:type="curve" svg:x1="5.55cm" svg:y1="21.3cm" svg:x2="7.002cm" svg:y2="21.746cm" draw:start-shape="id56" draw:start-glue-point="2" draw:end-shape="id61" draw:end-glue-point="0" svg:d="M5550 21300c0 334 1452 112 1452 446" svg:viewBox="0 0 1453 447">
          <text:p/>
        </draw:connector>
        <draw:g xml:id="id65" draw:id="id65">
          <draw:custom-shape draw:style-name="gr85" draw:text-style-name="P11" draw:layer="layout" svg:width="1.6cm" svg:height="1.731cm" svg:x="7.9cm" svg:y="22.039cm">
            <text:p text:style-name="P2"><text:span text:style-name="T1">ID</text:span></text:p>
            <text:p text:style-name="P2"><text:span text:style-name="T5">OCATO <text:s text:c="2"/>GUID</text:span><text:span text:style-name="T2"> <text:s/></text:span></text:p>
            <text:p text:style-name="P2"><text:span text:style-name="T3">VERS</text:span><text:span text:style-name="T2"> </text:span></text:p>
            <text:p text:style-name="P2"><text:span text:style-name="T3">FILE_NAME</text:span><text:span text:style-name="T2"> </text:span></text:p>
            <text:p text:style-name="P2"><text:span text:style-name="T3">DATE_GET</text:span><text:span text:style-name="T2"> </text:span></text:p>
            <text:p text:style-name="P2"><text:span text:style-name="T3">SMO_REGNUM</text:span><text:span text:style-name="T2"> </text:span></text:p>
            <text:p text:style-name="P2"><text:span text:style-name="T3">POINT_REGNUM</text:span><text:span text:style-name="T2"> </text:span></text:p>
            <text:p text:style-name="P2"><text:span text:style-name="T3">N_RECS</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86" draw:text-style-name="P14" draw:layer="layout" svg:width="1.6cm" svg:height="0.293cm" svg:x="7.9cm" svg:y="21.746cm">
            <text:p text:style-name="P4"><text:span text:style-name="T4">FILES_IN_S</text:span><text:span text:style-name="T7"> </text:span></text:p>
            <draw:enhanced-geometry svg:viewBox="0 0 21600 21600" draw:mirror-vertical="false" draw:mirror-horizontal="false" draw:type="rectangle" draw:enhanced-path="M 0 0 L 21600 0 21600 21600 0 21600 0 0 Z N"/>
          </draw:custom-shape>
        </draw:g>
        <draw:g xml:id="id67" draw:id="id67">
          <draw:custom-shape draw:style-name="gr87" draw:text-style-name="P11" draw:layer="layout" svg:width="1.6cm" svg:height="1.616cm" svg:x="12.52cm" svg:y="21.984cm">
            <text:p text:style-name="P2"><text:span text:style-name="T1">ID</text:span></text:p>
            <text:p text:style-name="P2"><text:span text:style-name="T5">OCATO <text:s text:c="2"/>GUID</text:span><text:span text:style-name="T2"> <text:s/></text:span></text:p>
            <text:p text:style-name="P2"><text:span text:style-name="T3">VERS</text:span><text:span text:style-name="T2"> </text:span></text:p>
            <text:p text:style-name="P2"><text:span text:style-name="T3">FILE_NAME</text:span><text:span text:style-name="T2"> </text:span></text:p>
            <text:p text:style-name="P2"><text:span text:style-name="T3">DATE_GET</text:span><text:span text:style-name="T2"> </text:span></text:p>
            <text:p text:style-name="P2"><text:span text:style-name="T3">SMO_REGNUM</text:span><text:span text:style-name="T2"> </text:span></text:p>
            <text:p text:style-name="P2"><text:span text:style-name="T3">N_RECS</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88" draw:text-style-name="P14" draw:layer="layout" svg:width="1.6cm" svg:height="0.293cm" svg:x="12.52cm" svg:y="21.691cm">
            <text:p text:style-name="P4"><text:span text:style-name="T4">FILES_IN_K</text:span></text:p>
            <draw:enhanced-geometry svg:viewBox="0 0 21600 21600" draw:mirror-vertical="false" draw:mirror-horizontal="false" draw:type="rectangle" draw:enhanced-path="M 0 0 L 21600 0 21600 21600 0 21600 0 0 Z N"/>
          </draw:custom-shape>
        </draw:g>
        <draw:g>
          <draw:custom-shape draw:style-name="gr89" draw:text-style-name="P11" draw:layer="layout" svg:width="1.578cm" svg:height="1.616cm" svg:x="14.322cm" svg:y="21.984cm">
            <text:p text:style-name="P2"><text:span text:style-name="T1">ID</text:span></text:p>
            <text:p text:style-name="P2"><text:span text:style-name="T5">OCATO <text:s text:c="2"/>GUID</text:span><text:span text:style-name="T2"> <text:s/></text:span></text:p>
            <text:p text:style-name="P2"><text:span text:style-name="T3">VERS</text:span><text:span text:style-name="T2"> </text:span></text:p>
            <text:p text:style-name="P2"><text:span text:style-name="T3">FILE_NAME</text:span><text:span text:style-name="T2"> </text:span></text:p>
            <text:p text:style-name="P2"><text:span text:style-name="T3">DATE_GET</text:span><text:span text:style-name="T2"> </text:span></text:p>
            <text:p text:style-name="P2"><text:span text:style-name="T3">SMO_REGNUM</text:span><text:span text:style-name="T2"> </text:span></text:p>
            <text:p text:style-name="P2"><text:span text:style-name="T3">N_RECS</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90" draw:text-style-name="P14" draw:layer="layout" svg:width="1.578cm" svg:height="0.293cm" svg:x="14.322cm" svg:y="21.691cm">
            <text:p text:style-name="P4"><text:span text:style-name="T4">FILES_IN_U</text:span></text:p>
            <draw:enhanced-geometry svg:viewBox="0 0 21600 21600" draw:mirror-vertical="false" draw:mirror-horizontal="false" draw:type="rectangle" draw:enhanced-path="M 0 0 L 21600 0 21600 21600 0 21600 0 0 Z N"/>
          </draw:custom-shape>
        </draw:g>
        <draw:g xml:id="id62" draw:id="id62">
          <draw:custom-shape draw:style-name="gr91" draw:text-style-name="P11" draw:layer="layout" svg:width="1.933cm" svg:height="4.156cm" svg:x="4.256cm" svg:y="24.714cm">
            <text:p text:style-name="P2"><text:span text:style-name="T1">ID</text:span><text:span text:style-name="T2"> </text:span></text:p>
            <text:p text:style-name="P2"><text:span text:style-name="T6">ID_FILE_P</text:span><text:span text:style-name="T16"> </text:span><text:span text:style-name="T2"><text:s/></text:span></text:p>
            <text:p text:style-name="P2"><text:span text:style-name="T6">N_REC</text:span><text:span text:style-name="T2"> </text:span></text:p>
            <text:p text:style-name="P2"><text:span text:style-name="T3">OGRN_SMO</text:span></text:p>
            <text:p text:style-name="P2"><text:span text:style-name="T3">ID_TFOMS</text:span><text:span text:style-name="T2"> </text:span></text:p>
            <text:p text:style-name="P2"><text:span text:style-name="T3">TERR_OCATO <text:s text:c="2"/>GUID</text:span><text:span text:style-name="T2"> </text:span></text:p>
            <text:p text:style-name="P2"><text:span text:style-name="T3">ENP</text:span><text:span text:style-name="T2"> </text:span></text:p>
            <text:p text:style-name="P2"><text:span text:style-name="T3">POL_V</text:span><text:span text:style-name="T2"> </text:span></text:p>
            <text:p text:style-name="P2"><text:span text:style-name="T3">POL_SER</text:span><text:span text:style-name="T2"> </text:span></text:p>
            <text:p text:style-name="P2"><text:span text:style-name="T3">POL_NUM</text:span><text:span text:style-name="T2"> </text:span></text:p>
            <text:p text:style-name="P2"><text:span text:style-name="T3">DATE_BEGIN</text:span><text:span text:style-name="T2"> </text:span></text:p>
            <text:p text:style-name="P2"><text:span text:style-name="T3">DATE_END</text:span><text:span text:style-name="T2"> </text:span></text:p>
            <text:p text:style-name="P2"><text:span text:style-name="T3">DATE_STOP</text:span><text:span text:style-name="T2"> </text:span></text:p>
            <text:p text:style-name="P2"><text:span text:style-name="T3">IN_ERP (0,1)</text:span><text:span text:style-name="T2"> </text:span></text:p>
            <text:p text:style-name="P2"><text:span text:style-name="T3">COMMENT</text:span><text:span text:style-name="T2"> </text:span></text:p>
            <text:p text:style-name="P2"><text:span text:style-name="T13">ID_POLIS</text:span><text:span text:style-name="T16"> </text:span></text:p>
            <text:p text:style-name="P2"><text:span text:style-name="T3">STATUS(-2,-1,0,1,2,3)</text:span></text:p>
            <text:p text:style-name="P2"><text:span text:style-name="T3">DATE_ADD</text:span></text:p>
            <text:p text:style-name="P2"><text:span text:style-name="T3">DATE_RESEND</text:span></text:p>
            <text:p text:style-name="P2"><text:span text:style-name="T3">DATE_OK</text:span></text:p>
            <text:p text:style-name="P2"><text:span text:style-name="T3">DATE_HIDE</text:span></text:p>
            <text:p text:style-name="P2"><text:span text:style-name="T13">ID_OPERATOR</text:span></text:p>
            <draw:enhanced-geometry svg:viewBox="0 0 21600 21600" draw:mirror-horizontal="false" draw:mirror-vertical="false" draw:type="rectangle" draw:enhanced-path="M 0 0 L 21600 0 21600 21600 0 21600 0 0 Z N"/>
          </draw:custom-shape>
          <draw:custom-shape draw:style-name="gr92" draw:text-style-name="P14" draw:layer="layout" svg:width="1.933cm" svg:height="0.293cm" svg:x="4.256cm" svg:y="24.421cm">
            <text:p text:style-name="P4"><text:span text:style-name="T4">FRECS_IN_P</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5.222cm" svg:y1="24.07cm" svg:x2="5.222cm" svg:y2="24.421cm" draw:start-shape="id60" draw:start-glue-point="2" draw:end-shape="id62" draw:end-glue-point="0" svg:d="M5222 24070v351" svg:viewBox="0 0 1 352">
          <text:p/>
        </draw:connector>
        <draw:g xml:id="id63" draw:id="id63">
          <draw:custom-shape draw:style-name="gr94" draw:text-style-name="P11" draw:layer="layout" svg:width="1.4cm" svg:height="1.657cm" svg:x="6.302cm" svg:y="24.713cm">
            <text:p text:style-name="P2"><text:span text:style-name="T1">ID</text:span><text:span text:style-name="T2"> </text:span></text:p>
            <text:p text:style-name="P2"><text:span text:style-name="T6">ID_FILE_F</text:span><text:span text:style-name="T16"> </text:span><text:span text:style-name="T2"><text:s/></text:span></text:p>
            <text:p text:style-name="P2"><text:span text:style-name="T6">N_REC</text:span><text:span text:style-name="T2"> </text:span></text:p>
            <text:p text:style-name="P2"><text:span text:style-name="T3">CODE_ERR</text:span><text:span text:style-name="T2"> </text:span></text:p>
            <text:p text:style-name="P2"><text:span text:style-name="T3">FIELD_NAME</text:span><text:span text:style-name="T2"> </text:span></text:p>
            <text:p text:style-name="P2"><text:span text:style-name="T3">BASE_NAME</text:span><text:span text:style-name="T2"> </text:span></text:p>
            <text:p text:style-name="P2"><text:span text:style-name="T3">COMMENT</text:span><text:span text:style-name="T2"> </text:span></text:p>
            <text:p text:style-name="P2"><text:span text:style-name="T3">STATUS <text:s/>(0,1)</text:span><text:span text:style-name="T2"> </text:span></text:p>
            <draw:enhanced-geometry svg:viewBox="0 0 21600 21600" draw:mirror-horizontal="false" draw:mirror-vertical="false" draw:type="rectangle" draw:enhanced-path="M 0 0 L 21600 0 21600 21600 0 21600 0 0 Z N"/>
          </draw:custom-shape>
          <draw:custom-shape draw:style-name="gr17" draw:text-style-name="P14" draw:layer="layout" svg:width="1.4cm" svg:height="0.293cm" svg:x="6.302cm" svg:y="24.42cm">
            <text:p text:style-name="P4"><text:span text:style-name="T4">FRECS_IN_F</text:span></text:p>
            <draw:enhanced-geometry svg:viewBox="0 0 21600 21600" draw:mirror-vertical="false" draw:mirror-horizontal="false" draw:type="rectangle" draw:enhanced-path="M 0 0 L 21600 0 21600 21600 0 21600 0 0 Z N"/>
          </draw:custom-shape>
        </draw:g>
        <draw:g xml:id="id64" draw:id="id64">
          <draw:custom-shape draw:style-name="gr95" draw:text-style-name="P3" draw:layer="layout" svg:width="0.998cm" svg:height="0.707cm" svg:x="6.502cm" svg:y="27.107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draw:enhanced-geometry svg:viewBox="0 0 21600 21600" draw:mirror-horizontal="false" draw:mirror-vertical="false" draw:type="rectangle" draw:enhanced-path="M 0 0 L 21600 0 21600 21600 0 21600 0 0 Z N"/>
          </draw:custom-shape>
          <draw:custom-shape draw:style-name="gr96" draw:text-style-name="P5" draw:layer="layout" svg:width="0.997cm" svg:height="0.293cm" svg:x="6.505cm" svg:y="26.821cm">
            <text:p text:style-name="P4"><text:span text:style-name="T4">spr_Q004</text:span></text:p>
            <draw:enhanced-geometry svg:viewBox="0 0 21600 21600" draw:mirror-vertical="false" draw:mirror-horizontal="false" draw:type="rectangle" draw:enhanced-path="M 0 0 L 21600 0 21600 21600 0 21600 0 0 Z N"/>
          </draw:custom-shape>
        </draw:g>
        <draw:connector draw:style-name="gr97" draw:text-style-name="P6" draw:layer="layout" draw:type="curve" svg:x1="7.002cm" svg:y1="26.37cm" svg:x2="7.002cm" svg:y2="26.821cm" draw:start-shape="id63" draw:start-glue-point="2" draw:end-shape="id64" draw:end-glue-point="0" svg:d="M7002 26370v451" svg:viewBox="0 0 1 452">
          <text:p/>
        </draw:connector>
        <draw:connector draw:style-name="gr93" draw:text-style-name="P6" draw:layer="layout" draw:type="curve" svg:x1="7.002cm" svg:y1="23.97cm" svg:x2="7.002cm" svg:y2="24.42cm" draw:start-shape="id61" draw:start-glue-point="2" draw:end-shape="id63" draw:end-glue-point="0" svg:d="M7002 23970v450" svg:viewBox="0 0 1 451">
          <text:p/>
        </draw:connector>
        <draw:g xml:id="id66" draw:id="id66">
          <draw:custom-shape draw:style-name="gr98" draw:text-style-name="P11" draw:layer="layout" svg:width="1.6cm" svg:height="2.846cm" svg:x="7.9cm" svg:y="24.724cm">
            <text:p text:style-name="P2"><text:span text:style-name="T1">ID</text:span><text:span text:style-name="T2"> </text:span></text:p>
            <text:p text:style-name="P2"><text:span text:style-name="T6">ID_FILE_S</text:span><text:span text:style-name="T16"> </text:span></text:p>
            <text:p text:style-name="P2"><text:span text:style-name="T6">N_REC</text:span><text:span text:style-name="T2"> </text:span></text:p>
            <text:p text:style-name="P2"><text:span text:style-name="T3">ID_TFOMS</text:span><text:span text:style-name="T2"> </text:span></text:p>
            <text:p text:style-name="P2"><text:span text:style-name="T3">S_REASON</text:span><text:span text:style-name="T2"> </text:span></text:p>
            <text:p text:style-name="P2"><text:span text:style-name="T3">DATE_DEATH</text:span><text:span text:style-name="T2"> </text:span></text:p>
            <text:p text:style-name="P2"><text:span text:style-name="T3">ENP</text:span><text:span text:style-name="T2"> </text:span></text:p>
            <text:p text:style-name="P2"><text:span text:style-name="T3">POL_V</text:span><text:span text:style-name="T2"> </text:span></text:p>
            <text:p text:style-name="P2"><text:span text:style-name="T3">POL_SER</text:span><text:span text:style-name="T2"> </text:span></text:p>
            <text:p text:style-name="P2"><text:span text:style-name="T3">POL_NUM</text:span><text:span text:style-name="T2"> </text:span></text:p>
            <text:p text:style-name="P2"><text:span text:style-name="T3">DATE_BEGIN</text:span><text:span text:style-name="T2"> </text:span></text:p>
            <text:p text:style-name="P2"><text:span text:style-name="T3">DATE_END</text:span><text:span text:style-name="T2"> </text:span></text:p>
            <text:p text:style-name="P2"><text:span text:style-name="T3">PDATE_STOP</text:span><text:span text:style-name="T2"> </text:span></text:p>
            <text:p text:style-name="P2"><text:span text:style-name="T3">ID_POLIS</text:span><text:span text:style-name="T2"> </text:span></text:p>
            <text:p text:style-name="P2"><text:span text:style-name="T3">STATUS <text:s/>(0,1,2)</text:span><text:span text:style-name="T2"> </text:span></text:p>
            <draw:enhanced-geometry svg:viewBox="0 0 21600 21600" draw:mirror-horizontal="false" draw:mirror-vertical="false" draw:type="rectangle" draw:enhanced-path="M 0 0 L 21600 0 21600 21600 0 21600 0 0 Z N"/>
          </draw:custom-shape>
          <draw:custom-shape draw:style-name="gr99" draw:text-style-name="P14" draw:layer="layout" svg:width="1.6cm" svg:height="0.293cm" svg:x="7.9cm" svg:y="24.431cm">
            <text:p text:style-name="P4"><text:span text:style-name="T4">FRECS_IN_S</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8.7cm" svg:y1="23.77cm" svg:x2="8.7cm" svg:y2="24.431cm" draw:start-shape="id65" draw:start-glue-point="2" draw:end-shape="id66" draw:end-glue-point="0" svg:d="M8700 23770v661" svg:viewBox="0 0 1 662">
          <text:p/>
        </draw:connector>
        <draw:g xml:id="id68" draw:id="id68">
          <draw:custom-shape draw:style-name="gr100" draw:text-style-name="P11" draw:layer="layout" svg:width="1.482cm" svg:height="4.664cm" svg:x="12.579cm" svg:y="24.287cm">
            <text:p text:style-name="P2"><text:span text:style-name="T1">ID</text:span><text:span text:style-name="T2"> </text:span></text:p>
            <text:p text:style-name="P2"><text:span text:style-name="T1">ID_FILE_K</text:span><text:span text:style-name="T2"> </text:span></text:p>
            <text:p text:style-name="P2"><text:span text:style-name="T3">ID_TFOMS</text:span><text:span text:style-name="T2"> </text:span></text:p>
            <text:p text:style-name="P2"><text:span text:style-name="T1">...</text:span><text:span text:style-name="T2"> </text:span></text:p>
            <text:p text:style-name="P2"><text:span text:style-name="T3">DATE_VIZIT</text:span><text:span text:style-name="T2"> </text:span></text:p>
            <text:p text:style-name="P2"><text:span text:style-name="T3">METHOD</text:span><text:span text:style-name="T2"> </text:span></text:p>
            <text:p text:style-name="P2"><text:span text:style-name="T3">HAS_PETITION</text:span><text:span text:style-name="T2"> </text:span></text:p>
            <text:p text:style-name="P2"><text:span text:style-name="T3">R_SMO</text:span><text:span text:style-name="T2"> </text:span></text:p>
            <text:p text:style-name="P2"><text:span text:style-name="T3">R_POLIS</text:span><text:span text:style-name="T2"> </text:span></text:p>
            <text:p text:style-name="P2"><text:span text:style-name="T3">F_POLIS</text:span><text:span text:style-name="T2"> </text:span></text:p>
            <text:p text:style-name="P2"><text:span text:style-name="T3">ENP</text:span><text:span text:style-name="T2"> </text:span></text:p>
            <text:p text:style-name="P2"><text:span text:style-name="T3">OGRN_SMO</text:span><text:span text:style-name="T2"> </text:span></text:p>
            <text:p text:style-name="P2"><text:span text:style-name="T3">POL_V (F008)</text:span><text:span text:style-name="T2"> </text:span></text:p>
            <text:p text:style-name="P2"><text:span text:style-name="T3">POL_TYPE</text:span><text:span text:style-name="T2"> </text:span></text:p>
            <text:p text:style-name="P2"><text:span text:style-name="T3">POL_SER</text:span><text:span text:style-name="T2"> </text:span></text:p>
            <text:p text:style-name="P2"><text:span text:style-name="T3">POL_NUM</text:span><text:span text:style-name="T2"> </text:span></text:p>
            <text:p text:style-name="P2"><text:span text:style-name="T3">VS_NUM</text:span><text:span text:style-name="T2"> </text:span></text:p>
            <text:p text:style-name="P2"><text:span text:style-name="T3">DATE_BEGIN</text:span><text:span text:style-name="T2"> </text:span></text:p>
            <text:p text:style-name="P2"><text:span text:style-name="T3">DATE_END</text:span><text:span text:style-name="T2"> </text:span></text:p>
            <text:p text:style-name="P2"><text:span text:style-name="T3">DATE_STOP</text:span><text:span text:style-name="T2"> </text:span></text:p>
            <text:p text:style-name="P2"><text:span text:style-name="T3">IN_ERP (0,1)</text:span><text:span text:style-name="T2"> </text:span></text:p>
            <text:p text:style-name="P2"><text:span text:style-name="T3">ORDER_NUM</text:span><text:span text:style-name="T2"> </text:span></text:p>
            <text:p text:style-name="P2"><text:span text:style-name="T3">ORDER_DAT</text:span><text:span text:style-name="T2"> </text:span></text:p>
            <text:p text:style-name="P2"><text:span text:style-name="T3">ID_POLIS</text:span><text:span text:style-name="T2"> </text:span></text:p>
            <text:p text:style-name="P2"><text:span text:style-name="T3">STATUS <text:s/>(0,1,2)</text:span><text:span text:style-name="T2"> </text:span></text:p>
            <draw:enhanced-geometry svg:viewBox="0 0 21600 21600" draw:mirror-horizontal="false" draw:mirror-vertical="false" draw:type="rectangle" draw:enhanced-path="M 0 0 L 21600 0 21600 21600 0 21600 0 0 Z N"/>
          </draw:custom-shape>
          <draw:custom-shape draw:style-name="gr101" draw:text-style-name="P12" draw:layer="layout" svg:width="1.482cm" svg:height="0.293cm" svg:x="12.579cm" svg:y="23.994cm">
            <text:p text:style-name="P4"><text:span text:style-name="T17">FRECS_IN_K</text:span> </text:p>
            <draw:enhanced-geometry svg:viewBox="0 0 21600 21600" draw:mirror-vertical="false" draw:mirror-horizontal="false" draw:type="rectangle" draw:enhanced-path="M 0 0 L 21600 0 21600 21600 0 21600 0 0 Z N"/>
          </draw:custom-shape>
        </draw:g>
        <draw:connector draw:style-name="gr102" draw:text-style-name="P6" draw:layer="layout" draw:type="curve" svg:x1="13.32cm" svg:y1="23.6cm" svg:x2="13.32cm" svg:y2="23.994cm" draw:start-shape="id67" draw:start-glue-point="2" draw:end-shape="id68" draw:end-glue-point="0" svg:d="M13320 23600v394" svg:viewBox="0 0 1 395">
          <text:p/>
        </draw:connector>
        <draw:g>
          <draw:custom-shape draw:style-name="gr103" draw:text-style-name="P11" draw:layer="layout" svg:width="1.4cm" svg:height="0.864cm" svg:x="14.411cm" svg:y="24.287cm">
            <text:p text:style-name="P2"><text:span text:style-name="T1">ID</text:span><text:span text:style-name="T2"> </text:span></text:p>
            <text:p text:style-name="P2"><text:span text:style-name="T1">ID_FILE_U</text:span><text:span text:style-name="T2"> </text:span></text:p>
            <text:p text:style-name="P2"><text:span text:style-name="T1">ID_TFOMS</text:span><text:span text:style-name="T2"> </text:span></text:p>
            <text:p text:style-name="P2"><text:span text:style-name="T1">…</text:span><text:span text:style-name="T2"> </text:span></text:p>
            <draw:enhanced-geometry svg:viewBox="0 0 21600 21600" draw:mirror-horizontal="false" draw:mirror-vertical="false" draw:type="rectangle" draw:enhanced-path="M 0 0 L 21600 0 21600 21600 0 21600 0 0 Z N"/>
          </draw:custom-shape>
          <draw:custom-shape draw:style-name="gr104" draw:text-style-name="P14" draw:layer="layout" svg:width="1.4cm" svg:height="0.293cm" svg:x="14.411cm" svg:y="23.994cm">
            <text:p text:style-name="P4"><text:span text:style-name="T4">FRECS_IN_U</text:span></text:p>
            <draw:enhanced-geometry svg:viewBox="0 0 21600 21600" draw:mirror-vertical="false" draw:mirror-horizontal="false" draw:type="rectangle" draw:enhanced-path="M 0 0 L 21600 0 21600 21600 0 21600 0 0 Z N"/>
          </draw:custom-shape>
        </draw:g>
        <draw:connector draw:style-name="gr102" draw:text-style-name="P6" draw:layer="layout" draw:type="curve" svg:x1="15.111cm" svg:y1="23.7cm" svg:x2="15.111cm" svg:y2="24.094cm" svg:d="M15111 23700v394" svg:viewBox="0 0 1 395">
          <text:p/>
        </draw:connector>
        <draw:g>
          <draw:custom-shape draw:style-name="gr105" draw:text-style-name="P11" draw:layer="layout" svg:width="1.62cm" svg:height="2.285cm" svg:x="0.58cm" svg:y="12.815cm">
            <text:p text:style-name="P2"><text:span text:style-name="T1">ID</text:span></text:p>
            <text:p text:style-name="P2"><text:span text:style-name="T5">OCATO <text:s text:c="2"/>GUID</text:span><text:span text:style-name="T2"> <text:s/></text:span></text:p>
            <text:p text:style-name="P2"><text:span text:style-name="T6">ID_UP</text:span><text:span text:style-name="T2"> </text:span></text:p>
            <text:p text:style-name="P2"><text:span text:style-name="T8">OCATO <text:s text:c="2"/>GUID</text:span><text:span text:style-name="T2"> </text:span></text:p>
            <text:p text:style-name="P2"><text:span text:style-name="T8">NAME</text:span><text:span text:style-name="T2"> </text:span></text:p>
            <text:p text:style-name="P2"><text:span text:style-name="T6">KLADR</text:span><text:span text:style-name="T2"> </text:span></text:p>
            <text:p text:style-name="P2"><text:span text:style-name="T8">SUBJ</text:span><text:span text:style-name="T2"> </text:span></text:p>
            <text:p text:style-name="P2"><text:span text:style-name="T8">DSTR</text:span><text:span text:style-name="T2"> </text:span></text:p>
            <text:p text:style-name="P2"><text:span text:style-name="T8">CITY</text:span><text:span text:style-name="T2"> </text:span></text:p>
            <text:p text:style-name="P2"><text:span text:style-name="T8">NASP</text:span><text:span text:style-name="T2"> </text:span></text:p>
            <text:p text:style-name="P2"><text:span text:style-name="T8">ACTUAL</text:span><text:span text:style-name="T2"> </text:span></text:p>
            <text:p text:style-name="P2"><text:span text:style-name="T8">LEVEL (1,2,...)</text:span><text:span text:style-name="T2"> </text:span></text:p>
            <draw:enhanced-geometry svg:viewBox="0 0 21600 21600" draw:mirror-horizontal="false" draw:mirror-vertical="false" draw:type="rectangle" draw:enhanced-path="M 0 0 L 21600 0 21600 21600 0 21600 0 0 Z N"/>
          </draw:custom-shape>
          <draw:custom-shape draw:style-name="gr106" draw:text-style-name="P14" draw:layer="layout" svg:width="1.62cm" svg:height="0.3cm" svg:x="0.58cm" svg:y="12.515cm">
            <text:p text:style-name="P4"><text:span text:style-name="T4">ADDRESS_STRUCT</text:span></text:p>
            <draw:enhanced-geometry svg:viewBox="0 0 21600 21600" draw:mirror-vertical="false" draw:mirror-horizontal="false" draw:type="rectangle" draw:enhanced-path="M 0 0 L 21600 0 21600 21600 0 21600 0 0 Z N"/>
          </draw:custom-shape>
        </draw:g>
        <draw:g xml:id="id69" draw:id="id69">
          <draw:custom-shape draw:style-name="gr107" draw:text-style-name="P3" draw:layer="layout" svg:width="1.582cm" svg:height="0.911cm" svg:x="7.908cm" svg:y="28.259cm">
            <text:p text:style-name="P2"><text:span text:style-name="T1">ID</text:span><text:span text:style-name="T2"> </text:span></text:p>
            <text:p text:style-name="P2"><text:span text:style-name="T3">CODE</text:span><text:span text:style-name="T2"> </text:span></text:p>
            <text:p text:style-name="P2"><text:span text:style-name="T3">TEXT</text:span><text:span text:style-name="T2"> </text:span></text:p>
            <text:p text:style-name="P2"><text:span text:style-name="T3">COMMENT</text:span><text:span text:style-name="T2"> </text:span></text:p>
            <draw:enhanced-geometry svg:viewBox="0 0 21600 21600" draw:mirror-horizontal="false" draw:mirror-vertical="false" draw:type="rectangle" draw:enhanced-path="M 0 0 L 21600 0 21600 21600 0 21600 0 0 Z N"/>
          </draw:custom-shape>
          <draw:custom-shape draw:style-name="gr108" draw:text-style-name="P5" draw:layer="layout" svg:width="1.585cm" svg:height="0.293cm" svg:x="7.908cm" svg:y="27.973cm">
            <text:p text:style-name="P4"><text:span text:style-name="T4">spr_S_RREASONS</text:span></text:p>
            <draw:enhanced-geometry svg:viewBox="0 0 21600 21600" draw:mirror-vertical="false" draw:mirror-horizontal="false" draw:type="rectangle" draw:enhanced-path="M 0 0 L 21600 0 21600 21600 0 21600 0 0 Z N"/>
          </draw:custom-shape>
        </draw:g>
        <draw:connector draw:style-name="gr97" draw:text-style-name="P6" draw:layer="layout" draw:type="curve" svg:x1="8.7cm" svg:y1="27.57cm" svg:x2="8.7cm" svg:y2="27.973cm" draw:start-shape="id66" draw:start-glue-point="2" draw:end-shape="id69" draw:end-glue-point="0" svg:d="M8700 27570v403" svg:viewBox="0 0 1 404">
          <text:p/>
        </draw:connector>
        <draw:connector draw:style-name="gr9" draw:text-style-name="P6" draw:layer="layout" draw:type="curve" draw:line-skew="0.294cm" svg:x1="7.21cm" svg:y1="6.5cm" svg:x2="7.21cm" svg:y2="6.693cm" draw:start-shape="id70" draw:start-glue-point="3" draw:end-shape="id71" draw:end-glue-point="3" svg:d="M7210 6500c-309 0-309 193 0 193" svg:viewBox="0 0 233 194">
          <text:p/>
        </draw:connector>
        <draw:connector draw:style-name="gr12" draw:text-style-name="P6" draw:layer="layout" draw:type="curve" svg:x1="2.5cm" svg:y1="3.022cm" svg:x2="2.1cm" svg:y2="3.022cm" draw:start-shape="id17" draw:start-glue-point="3" draw:end-shape="id72" draw:end-glue-point="1" svg:d="M2500 3022h-400" svg:viewBox="0 0 401 1">
          <text:p/>
        </draw:connector>
        <draw:g xml:id="id74" draw:id="id74">
          <draw:custom-shape draw:style-name="gr109" draw:text-style-name="P11" draw:layer="layout" svg:width="1.5cm" svg:height="1.493cm" svg:x="0.6cm" svg:y="4.864cm">
            <text:p text:style-name="P2"><text:span text:style-name="T1">ID</text:span></text:p>
            <text:p text:style-name="P2"><text:span text:style-name="T5">OCATO <text:s text:c="2"/>GUID</text:span><text:span text:style-name="T2"> <text:s/></text:span></text:p>
            <text:p text:style-name="P2"><text:span text:style-name="T6">ID_SENDER</text:span><text:span text:style-name="T2"> </text:span></text:p>
            <text:p text:style-name="P2"><text:span text:style-name="T6">ID_GETTER</text:span><text:span text:style-name="T2"> </text:span></text:p>
            <text:p text:style-name="P2"><text:span text:style-name="T3">DT_SEND</text:span><text:span text:style-name="T2"> </text:span></text:p>
            <text:p text:style-name="P2"><text:span text:style-name="T3">DT_GET</text:span><text:span text:style-name="T2"> </text:span></text:p>
            <text:p text:style-name="P2"><text:span text:style-name="T3">MESSAGE</text:span><text:span text:style-name="T2"> </text:span></text:p>
            <text:p text:style-name="P2"><text:span text:style-name="T3">STATUS (0,1)</text:span><text:span text:style-name="T2"> </text:span></text:p>
            <draw:enhanced-geometry svg:viewBox="0 0 21600 21600" draw:mirror-horizontal="false" draw:mirror-vertical="false" draw:type="rectangle" draw:enhanced-path="M 0 0 L 21600 0 21600 21600 0 21600 0 0 Z N"/>
          </draw:custom-shape>
          <draw:custom-shape draw:style-name="gr110" draw:text-style-name="P14" draw:layer="layout" svg:width="1.5cm" svg:height="0.293cm" svg:x="0.6cm" svg:y="4.571cm">
            <text:p text:style-name="P4"><text:span text:style-name="T4">MSG</text:span></text:p>
            <draw:enhanced-geometry svg:viewBox="0 0 21600 21600" draw:mirror-vertical="false" draw:mirror-horizontal="false" draw:type="rectangle" draw:enhanced-path="M 0 0 L 21600 0 21600 21600 0 21600 0 0 Z N"/>
          </draw:custom-shape>
        </draw:g>
        <draw:connector draw:style-name="gr111" draw:text-style-name="P6" draw:layer="layout" draw:type="curve" svg:x1="7.2cm" svg:y1="9.038cm" svg:x2="4.41cm" svg:y2="10.323cm" draw:start-shape="id46" draw:end-shape="id73" draw:end-glue-point="1" svg:d="M7200 9038c-2100 0-705 1285-2790 1285" svg:viewBox="0 0 2791 1286">
          <text:p/>
        </draw:connector>
        <draw:connector draw:style-name="gr93" draw:text-style-name="P6" draw:layer="layout" draw:type="curve" svg:x1="2.5cm" svg:y1="5.464cm" svg:x2="2.1cm" svg:y2="5.464cm" draw:start-shape="id21" draw:start-glue-point="3" draw:end-shape="id74" draw:end-glue-point="1" svg:d="M2500 5464h-400" svg:viewBox="0 0 401 1">
          <text:p/>
        </draw:connector>
        <draw:g>
          <draw:custom-shape draw:style-name="gr112" draw:text-style-name="P18" draw:layer="layout" svg:width="1.5cm" svg:height="0.322cm" svg:x="0.59cm" svg:y="19.878cm">
            <text:p text:style-name="P2"><text:span text:style-name="T18">…</text:span> </text:p>
            <draw:enhanced-geometry svg:viewBox="0 0 21600 21600" draw:mirror-horizontal="false" draw:mirror-vertical="false" draw:type="rectangle" draw:enhanced-path="M 0 0 L 21600 0 21600 21600 0 21600 0 0 Z N"/>
          </draw:custom-shape>
          <draw:custom-shape draw:style-name="gr113" draw:text-style-name="P14" draw:layer="layout" svg:width="1.5cm" svg:height="0.293cm" svg:x="0.59cm" svg:y="19.585cm">
            <text:p text:style-name="P4"><text:span text:style-name="T4">MATCH _ASSIG</text:span></text:p>
            <draw:enhanced-geometry svg:viewBox="0 0 21600 21600" draw:mirror-vertical="false" draw:mirror-horizontal="false" draw:type="rectangle" draw:enhanced-path="M 0 0 L 21600 0 21600 21600 0 21600 0 0 Z N"/>
          </draw:custom-shape>
        </draw:g>
        <draw:g>
          <draw:custom-shape draw:style-name="gr112" draw:text-style-name="P18" draw:layer="layout" svg:width="1.5cm" svg:height="0.322cm" svg:x="0.59cm" svg:y="19.093cm">
            <text:p text:style-name="P2"><text:span text:style-name="T18">…</text:span> </text:p>
            <draw:enhanced-geometry svg:viewBox="0 0 21600 21600" draw:mirror-horizontal="false" draw:mirror-vertical="false" draw:type="rectangle" draw:enhanced-path="M 0 0 L 21600 0 21600 21600 0 21600 0 0 Z N"/>
          </draw:custom-shape>
          <draw:custom-shape draw:style-name="gr113" draw:text-style-name="P14" draw:layer="layout" svg:width="1.5cm" svg:height="0.293cm" svg:x="0.59cm" svg:y="18.8cm">
            <text:p text:style-name="P4"><text:span text:style-name="T4">MATCH _TFOMS</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6.7cm" svg:y1="3.022cm" svg:x2="6.3cm" svg:y2="3.022cm" draw:start-shape="id75" draw:start-glue-point="3" draw:end-shape="id18" draw:end-glue-point="1" svg:d="M6700 3022h-400" svg:viewBox="0 0 401 1">
          <text:p/>
        </draw:connector>
        <draw:connector draw:style-name="gr111" draw:text-style-name="P6" draw:layer="layout" draw:type="curve" svg:x1="12.21cm" svg:y1="9.038cm" svg:x2="9.5cm" svg:y2="9.038cm" draw:start-shape="id76" draw:start-glue-point="3" draw:end-shape="id46" svg:d="M12210 9038h-2710" svg:viewBox="0 0 2711 1">
          <text:p/>
        </draw:connector>
        <draw:g>
          <draw:custom-shape draw:style-name="gr114" draw:text-style-name="P11" draw:layer="layout" svg:width="1.81cm" svg:height="2.985cm" svg:x="0.59cm" svg:y="15.615cm">
            <text:p text:style-name="P2"><text:span text:style-name="T1">ID</text:span></text:p>
            <text:p text:style-name="P2"><text:span text:style-name="T5">OCATO <text:s text:c="2"/>GUID</text:span><text:span text:style-name="T2"> <text:s/></text:span></text:p>
            <text:p text:style-name="P2"><text:span text:style-name="T2">N_REF</text:span></text:p>
            <text:p text:style-name="P2"><text:span text:style-name="T2">ID_PERSON</text:span></text:p>
            <text:p text:style-name="P2"><text:span text:style-name="T2">ID_POINT</text:span></text:p>
            <text:p text:style-name="P2"><text:span text:style-name="T2">ID_OPER</text:span></text:p>
            <text:p text:style-name="P2"><text:span text:style-name="T2">DATE_FROM</text:span></text:p>
            <text:p text:style-name="P2"><text:span text:style-name="T2">DATE_TO</text:span></text:p>
            <text:p text:style-name="P2"><text:span text:style-name="T2">PAY_SUM</text:span></text:p>
            <text:p text:style-name="P2"><text:span text:style-name="T2">DATE_REQ</text:span></text:p>
            <text:p text:style-name="P2"><text:span text:style-name="T2">DATE_TAKE</text:span></text:p>
            <text:p text:style-name="P2"><text:span text:style-name="T2">STATUS</text:span></text:p>
            <text:p text:style-name="P2"><text:span text:style-name="T2">PERS_FIO</text:span></text:p>
            <text:p text:style-name="P2"><text:span text:style-name="T2">PERS_DATE_BIRTH</text:span></text:p>
            <text:p text:style-name="P2"><text:span text:style-name="T2">PERS_SEX</text:span></text:p>
            <text:p text:style-name="P2"><text:span text:style-name="T2">Bin</text:span></text:p>
            <draw:enhanced-geometry svg:viewBox="0 0 21600 21600" draw:mirror-horizontal="false" draw:mirror-vertical="false" draw:type="rectangle" draw:enhanced-path="M 0 0 L 21600 0 21600 21600 0 21600 0 0 Z N"/>
          </draw:custom-shape>
          <draw:custom-shape draw:style-name="gr115" draw:text-style-name="P14" draw:layer="layout" svg:width="1.81cm" svg:height="0.3cm" svg:x="0.59cm" svg:y="15.315cm">
            <text:p text:style-name="P4"><text:span text:style-name="T4">REF_PAYS2MO</text:span></text:p>
            <draw:enhanced-geometry svg:viewBox="0 0 21600 21600" draw:mirror-vertical="false" draw:mirror-horizontal="false" draw:type="rectangle" draw:enhanced-path="M 0 0 L 21600 0 21600 21600 0 21600 0 0 Z N"/>
          </draw:custom-shape>
        </draw:g>
        <draw:g>
          <draw:custom-shape draw:style-name="gr116" draw:text-style-name="P9" draw:layer="layout" svg:width="1.8cm" svg:height="0.253cm" svg:x="11.082cm" svg:y="5.611cm">
            <text:p text:style-name="P2"><text:span text:style-name="T1">ID_HIST</text:span><text:span text:style-name="T2"> ...</text:span></text:p>
            <draw:enhanced-geometry svg:viewBox="0 0 21600 21600" draw:mirror-horizontal="false" draw:mirror-vertical="false" draw:type="rectangle" draw:enhanced-path="M 0 0 L 21600 0 21600 21600 0 21600 0 0 Z N"/>
          </draw:custom-shape>
          <draw:custom-shape draw:style-name="gr15" draw:text-style-name="P19" draw:layer="layout" svg:width="1.8cm" svg:height="0.3cm" svg:x="11.082cm" svg:y="5.311cm">
            <text:p text:style-name="P4"><text:span text:style-name="T4">PERSONS_HISTORY</text:span></text:p>
            <draw:enhanced-geometry svg:viewBox="0 0 21600 21600" draw:mirror-vertical="false" draw:mirror-horizontal="false" draw:type="rectangle" draw:enhanced-path="M 0 0 L 21600 0 21600 21600 0 21600 0 0 Z N"/>
          </draw:custom-shape>
        </draw:g>
        <draw:g>
          <draw:custom-shape draw:style-name="gr116" draw:text-style-name="P9" draw:layer="layout" svg:width="1.8cm" svg:height="0.249cm" svg:x="6.3cm" svg:y="5.39cm">
            <text:p text:style-name="P2"><text:span text:style-name="T1">ID_HIST </text:span><text:span text:style-name="T2">...</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1.8cm" svg:height="0.3cm" svg:x="6.3cm" svg:y="5.09cm">
            <text:p text:style-name="P4"><text:span text:style-name="T4">POLISES_HISTORY</text:span></text:p>
            <draw:enhanced-geometry svg:viewBox="0 0 21600 21600" draw:mirror-vertical="false" draw:mirror-horizontal="false" draw:type="rectangle" draw:enhanced-path="M 0 0 L 21600 0 21600 21600 0 21600 0 0 Z N"/>
          </draw:custom-shape>
        </draw:g>
        <draw:g>
          <draw:custom-shape draw:style-name="gr117" draw:text-style-name="P11" draw:layer="layout" svg:width="2.162cm" svg:height="1.8cm" svg:x="15cm" svg:y="26.214cm">
            <text:p text:style-name="P2"><text:span text:style-name="T1">ID</text:span><text:span text:style-name="T2"> </text:span></text:p>
            <text:p text:style-name="P2"><text:span text:style-name="T5">OCATO <text:s text:c="2"/>GUID</text:span><text:span text:style-name="T13"> , </text:span></text:p>
            <text:p text:style-name="P2"><text:span text:style-name="T13">SUBJ, <text:s/>DSTR, <text:s/>CITY <text:s/></text:span></text:p>
            <text:p text:style-name="P2"><text:span text:style-name="T13">NASP, <text:s/>STRT</text:span><text:span text:style-name="T2"> </text:span></text:p>
            <text:p text:style-name="P2"><text:span text:style-name="T8">HOUSE, CORP</text:span><text:span text:style-name="T2"> </text:span></text:p>
            <text:p text:style-name="P2"><text:span text:style-name="T8">SEX (1,2), <text:s/>AGE (0,1,2)</text:span><text:span text:style-name="T2"> </text:span></text:p>
            <text:p text:style-name="P2"><text:span text:style-name="T8">ID_POINT</text:span><text:span text:style-name="T2"> </text:span></text:p>
            <text:p text:style-name="P2"><text:span text:style-name="T8">ID_OPERSTOR</text:span></text:p>
            <text:p text:style-name="P2"><text:span text:style-name="T8">dt_ins</text:span><text:span text:style-name="T2"> </text:span></text:p>
            <draw:enhanced-geometry svg:viewBox="0 0 21600 21600" draw:mirror-horizontal="false" draw:mirror-vertical="false" draw:type="rectangle" draw:enhanced-path="M 0 0 L 21600 0 21600 21600 0 21600 0 0 Z N"/>
          </draw:custom-shape>
          <draw:custom-shape draw:style-name="gr118" draw:text-style-name="P14" draw:layer="layout" svg:width="2.162cm" svg:height="0.3cm" svg:x="15cm" svg:y="25.914cm">
            <text:p text:style-name="P4"><text:span text:style-name="T4">ASSIG_BY_TERR_GAPS</text:span></text:p>
            <draw:enhanced-geometry svg:viewBox="0 0 21600 21600" draw:mirror-vertical="false" draw:mirror-horizontal="false" draw:type="rectangle" draw:enhanced-path="M 0 0 L 21600 0 21600 21600 0 21600 0 0 Z N"/>
          </draw:custom-shape>
        </draw:g>
        <draw:g xml:id="id96" draw:id="id96">
          <draw:custom-shape draw:style-name="gr119" draw:text-style-name="P11" draw:layer="layout" svg:width="1.7cm" svg:height="2.216cm" svg:x="8.4cm" svg:y="3.084cm">
            <text:p text:style-name="P2"><text:span text:style-name="T1">ID</text:span></text:p>
            <text:p text:style-name="P2"><text:span text:style-name="T5">OCATO <text:s text:c="2"/>GUID</text:span><text:span text:style-name="T2"> <text:s/></text:span></text:p>
            <text:p text:style-name="P2"><text:span text:style-name="T2">POL_V</text:span></text:p>
            <text:p text:style-name="P2"><text:span text:style-name="T6">ID_BLANK_POL</text:span></text:p>
            <text:p text:style-name="P2"><text:span text:style-name="T6">ID_BLANK_VS</text:span><text:span text:style-name="T2"> </text:span></text:p>
            <text:p text:style-name="P2"><text:span text:style-name="T2">TYPE_TALK</text:span></text:p>
            <text:p text:style-name="P2"><text:span text:style-name="T2">DATE_TALK</text:span></text:p>
            <text:p text:style-name="P2"><text:span text:style-name="T2">RESULT</text:span></text:p>
            <text:p text:style-name="P2"><text:span text:style-name="T2">COMMENT</text:span></text:p>
            <text:p text:style-name="P2"><text:span text:style-name="T19">_id_person</text:span></text:p>
            <text:p text:style-name="P2"><text:span text:style-name="T19">_id_polis</text:span></text:p>
            <text:p text:style-name="P2"><text:span text:style-name="T19">_id_blank_pol</text:span></text:p>
            <draw:enhanced-geometry svg:viewBox="0 0 21600 21600" draw:mirror-horizontal="false" draw:mirror-vertical="false" draw:type="rectangle" draw:enhanced-path="M 0 0 L 21600 0 21600 21600 0 21600 0 0 Z N"/>
          </draw:custom-shape>
          <draw:custom-shape draw:style-name="gr120" draw:text-style-name="P12" draw:layer="layout" svg:width="1.7cm" svg:height="0.293cm" svg:x="8.4cm" svg:y="2.8cm">
            <text:p text:style-name="P4"><text:span text:style-name="T4">TALKS</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3.9cm" svg:y1="1.1cm" svg:x2="3.35cm" svg:y2="1.972cm" draw:start-shape="id77" draw:start-glue-point="3" draw:end-shape="id17" draw:end-glue-point="0" svg:d="M3900 1100c-367 0-550 290-550 872" svg:viewBox="0 0 551 873">
          <text:p/>
        </draw:connector>
        <draw:g xml:id="id78" draw:id="id78">
          <draw:custom-shape draw:style-name="gr121" draw:text-style-name="P11" draw:layer="layout" svg:width="1.7cm" svg:height="1.04cm" svg:x="10cm" svg:y="21.96cm">
            <text:p text:style-name="P2"><text:span text:style-name="T1">ID</text:span></text:p>
            <text:p text:style-name="P2"><text:span text:style-name="T5">OCATO <text:s text:c="2"/>GUID</text:span><text:span text:style-name="T1"> <text:s/></text:span></text:p>
            <text:p text:style-name="P2"><text:span text:style-name="T3">FILE_NAME</text:span></text:p>
            <text:p text:style-name="P2"><text:span text:style-name="T3">DATE_GET</text:span></text:p>
            <text:p text:style-name="P2"><text:span text:style-name="T3">BIN</text:span></text:p>
            <draw:enhanced-geometry svg:viewBox="0 0 21600 21600" draw:mirror-horizontal="false" draw:mirror-vertical="false" draw:type="rectangle" draw:enhanced-path="M 0 0 L 21600 0 21600 21600 0 21600 0 0 Z N"/>
          </draw:custom-shape>
          <draw:custom-shape draw:style-name="gr122" draw:text-style-name="P12" draw:layer="layout" svg:width="1.7cm" svg:height="0.269cm" svg:x="10cm" svg:y="21.7cm">
            <text:p text:style-name="P4"><text:span text:style-name="T4">FILES_IN_TFOMS</text:span></text:p>
            <draw:enhanced-geometry svg:viewBox="0 0 21600 21600" draw:mirror-vertical="false" draw:mirror-horizontal="false" draw:type="rectangle" draw:enhanced-path="M 0 0 L 21600 0 21600 21600 0 21600 0 0 Z N"/>
          </draw:custom-shape>
        </draw:g>
        <draw:g xml:id="id79" draw:id="id79">
          <draw:custom-shape draw:style-name="gr119" draw:text-style-name="P11" draw:layer="layout" svg:width="1.7cm" svg:height="2.216cm" svg:x="9.989cm" svg:y="23.954cm">
            <text:p text:style-name="P2"><text:span text:style-name="T1">ID </text:span></text:p>
            <text:p text:style-name="P2"><text:span text:style-name="T6">ID_FILE_TFOMS</text:span><text:span text:style-name="T2"> </text:span></text:p>
            <text:p text:style-name="P2"><text:span text:style-name="T6">ID_POLIS</text:span></text:p>
            <text:p text:style-name="P2"><text:span text:style-name="T3">FAM <text:s text:c="2"/></text:span></text:p>
            <text:p text:style-name="P2"><text:span text:style-name="T3">IM <text:s text:c="2"/></text:span></text:p>
            <text:p text:style-name="P2"><text:span text:style-name="T3">OT <text:s text:c="2"/></text:span></text:p>
            <text:p text:style-name="P2"><text:span text:style-name="T3">SEX</text:span></text:p>
            <text:p text:style-name="P2"><text:span text:style-name="T3">DATE_BIRTH</text:span></text:p>
            <text:p text:style-name="P2"><text:span text:style-name="T3">PLC_BIRTH</text:span></text:p>
            <text:p text:style-name="P2"><text:span text:style-name="T3">ENP <text:s text:c="2"/></text:span></text:p>
            <text:p text:style-name="P2"><text:span text:style-name="T3">VS_NUM</text:span></text:p>
            <draw:enhanced-geometry svg:viewBox="0 0 21600 21600" draw:mirror-horizontal="false" draw:mirror-vertical="false" draw:type="rectangle" draw:enhanced-path="M 0 0 L 21600 0 21600 21600 0 21600 0 0 Z N"/>
          </draw:custom-shape>
          <draw:custom-shape draw:style-name="gr120" draw:text-style-name="P12" draw:layer="layout" svg:width="1.7cm" svg:height="0.293cm" svg:x="9.989cm" svg:y="23.67cm">
            <text:p text:style-name="P4"><text:span text:style-name="T4">FRECS_IN_TFOMS</text:span></text:p>
            <draw:enhanced-geometry svg:viewBox="0 0 21600 21600" draw:mirror-vertical="false" draw:mirror-horizontal="false" draw:type="rectangle" draw:enhanced-path="M 0 0 L 21600 0 21600 21600 0 21600 0 0 Z N"/>
          </draw:custom-shape>
        </draw:g>
        <draw:connector draw:style-name="gr123" draw:text-style-name="P20" draw:layer="layout" draw:type="curve" svg:x1="10.85cm" svg:y1="23cm" svg:x2="10.839cm" svg:y2="23.67cm" draw:start-shape="id78" draw:start-glue-point="2" draw:end-shape="id79" draw:end-glue-point="0" svg:d="M10850 23000c0 502-11 168-11 670" svg:viewBox="0 0 12 671">
          <text:p/>
        </draw:connector>
        <draw:g xml:id="id72" draw:id="id72">
          <draw:g>
            <draw:custom-shape draw:style-name="gr124" draw:text-style-name="P11" draw:layer="layout" svg:width="1.6cm" svg:height="1.547cm" svg:x="0.5cm" svg:y="2.23cm">
              <text:p text:style-name="P2"><text:span text:style-name="T1">ID</text:span></text:p>
              <text:p text:style-name="P2"><text:span text:style-name="T5">OCATO <text:s text:c="2"/>GUID</text:span><text:span text:style-name="T2"> <text:s/></text:span></text:p>
              <text:p text:style-name="P2"><text:span text:style-name="T6">ID_POINT</text:span><text:span text:style-name="T2"> </text:span></text:p>
              <text:p text:style-name="P2"><text:span text:style-name="T3">TERMINAL_NAME</text:span><text:span text:style-name="T2"> </text:span></text:p>
              <text:p text:style-name="P2"><text:span text:style-name="T3">INI <text:s/>(bin)</text:span><text:span text:style-name="T2"> </text:span></text:p>
              <text:p text:style-name="P2"><text:span text:style-name="T2">CONTACTS</text:span></text:p>
              <text:p text:style-name="P2"><text:span text:style-name="T3">dt_last</text:span><text:span text:style-name="T2"> <text:s/></text:span></text:p>
              <text:p text:style-name="P2"><text:span text:style-name="T3">STATUS (0,1)</text:span></text:p>
              <draw:enhanced-geometry svg:viewBox="0 0 21600 21600" draw:mirror-horizontal="false" draw:mirror-vertical="false" draw:type="rectangle" draw:enhanced-path="M 0 0 L 21600 0 21600 21600 0 21600 0 0 Z N"/>
            </draw:custom-shape>
            <draw:custom-shape draw:style-name="gr125" draw:text-style-name="P12" draw:layer="layout" svg:width="1.6cm" svg:height="0.293cm" svg:x="0.5cm" svg:y="1.937cm">
              <text:p text:style-name="P4"><text:span text:style-name="T4">TERMINALS</text:span> </text:p>
              <draw:enhanced-geometry svg:viewBox="0 0 21600 21600" draw:mirror-vertical="false" draw:mirror-horizontal="false" draw:type="rectangle" draw:enhanced-path="M 0 0 L 21600 0 21600 21600 0 21600 0 0 Z N"/>
            </draw:custom-shape>
          </draw:g>
          <draw:custom-shape draw:style-name="gr126" draw:text-style-name="P10" draw:layer="layout" svg:width="1.6cm" svg:height="0.331cm" svg:x="0.5cm" svg:y="3.777cm">
            <text:p text:style-name="P4"><text:span text:style-name="T20">ST</text:span><text:span text:style-name="T4">_TERMINALS</text:span></text:p>
            <draw:enhanced-geometry svg:viewBox="0 0 21600 21600" draw:mirror-vertical="false" draw:mirror-horizontal="false" draw:type="rectangle" draw:enhanced-path="M 0 0 L 21600 0 21600 21600 0 21600 0 0 Z N"/>
          </draw:custom-shape>
        </draw:g>
        <draw:g xml:id="id17" draw:id="id17">
          <draw:custom-shape draw:style-name="gr127" draw:text-style-name="P11" draw:layer="layout" svg:width="1.7cm" svg:height="1.509cm" svg:x="2.5cm" svg:y="2.268cm">
            <text:p text:style-name="P2"><text:span text:style-name="T1">ID</text:span></text:p>
            <text:p text:style-name="P2"><text:span text:style-name="T5">OCATO <text:s text:c="2"/>GUID</text:span><text:span text:style-name="T2"> <text:s/></text:span></text:p>
            <text:p text:style-name="P2"><text:span text:style-name="T3">POINT_NAME</text:span><text:span text:style-name="T2"> </text:span></text:p>
            <text:p text:style-name="P2"><text:span text:style-name="T3">POINT_REGNUM</text:span><text:span text:style-name="T2"> </text:span></text:p>
            <text:p text:style-name="P2"><text:span text:style-name="T3">POINT_CODE</text:span><text:span text:style-name="T2"> </text:span></text:p>
            <text:p text:style-name="P2"><text:span text:style-name="T2">POINT_RIGHTS</text:span></text:p>
            <text:p text:style-name="P2"><text:span text:style-name="T3">STATUS (0,1)</text:span><text:span text:style-name="T2"> </text:span></text:p>
            <text:p text:style-name="P2"><text:span text:style-name="T2">ADDRESS</text:span></text:p>
            <draw:enhanced-geometry svg:viewBox="0 0 21600 21600" draw:mirror-horizontal="false" draw:mirror-vertical="false" draw:type="rectangle" draw:enhanced-path="M 0 0 L 21600 0 21600 21600 0 21600 0 0 Z N"/>
          </draw:custom-shape>
          <draw:custom-shape draw:style-name="gr128" draw:text-style-name="P12" draw:layer="layout" svg:width="1.7cm" svg:height="0.293cm" svg:x="2.5cm" svg:y="1.972cm">
            <text:p text:style-name="P4"><text:span text:style-name="T4">POINTS</text:span></text:p>
            <draw:enhanced-geometry svg:viewBox="0 0 21600 21600" draw:mirror-vertical="false" draw:mirror-horizontal="false" draw:type="rectangle" draw:enhanced-path="M 0 0 L 21600 0 21600 21600 0 21600 0 0 Z N"/>
          </draw:custom-shape>
          <draw:custom-shape draw:style-name="gr129" draw:text-style-name="P10" draw:layer="layout" svg:width="1.7cm" svg:height="0.3cm" svg:x="2.5cm" svg:y="3.772cm">
            <text:p text:style-name="P4"><text:span text:style-name="T20">ST</text:span><text:span text:style-name="T4">_POINTS</text:span></text:p>
            <draw:enhanced-geometry svg:viewBox="0 0 21600 21600" draw:mirror-vertical="false" draw:mirror-horizontal="false" draw:type="rectangle" draw:enhanced-path="M 0 0 L 21600 0 21600 21600 0 21600 0 0 Z N"/>
          </draw:custom-shape>
        </draw:g>
        <draw:g xml:id="id21" draw:id="id21">
          <draw:custom-shape draw:style-name="gr130" draw:text-style-name="P11" draw:layer="layout" svg:width="1.7cm" svg:height="1.478cm" svg:x="2.5cm" svg:y="4.722cm">
            <text:p text:style-name="P2"><text:span text:style-name="T1">ID</text:span></text:p>
            <text:p text:style-name="P2"><text:span text:style-name="T5">OCATO <text:s text:c="2"/>GUID</text:span><text:span text:style-name="T2"> <text:s/></text:span></text:p>
            <text:p text:style-name="P2"><text:span text:style-name="T6">ID_POINT</text:span><text:span text:style-name="T2"> </text:span></text:p>
            <text:p text:style-name="P2"><text:span text:style-name="T3">USER_NAME</text:span><text:span text:style-name="T2"> </text:span></text:p>
            <text:p text:style-name="P2"><text:span text:style-name="T3">USER_PASS</text:span><text:span text:style-name="T2"> </text:span></text:p>
            <text:p text:style-name="P2"><text:span text:style-name="T3">OPER_FIO</text:span><text:span text:style-name="T2"> </text:span></text:p>
            <text:p text:style-name="P2"><text:span text:style-name="T3">OPER_RIGHTS</text:span></text:p>
            <text:p text:style-name="P2"><text:span text:style-name="T3">STATUS (0,1)</text:span><text:span text:style-name="T2"> </text:span></text:p>
            <draw:enhanced-geometry svg:viewBox="0 0 21600 21600" draw:mirror-horizontal="false" draw:mirror-vertical="false" draw:type="rectangle" draw:enhanced-path="M 0 0 L 21600 0 21600 21600 0 21600 0 0 Z N"/>
          </draw:custom-shape>
          <draw:custom-shape draw:style-name="gr128" draw:text-style-name="P12" draw:layer="layout" svg:width="1.7cm" svg:height="0.293cm" svg:x="2.5cm" svg:y="4.429cm">
            <text:p text:style-name="P4"><text:span text:style-name="T4">OPERSTORS</text:span></text:p>
            <draw:enhanced-geometry svg:viewBox="0 0 21600 21600" draw:mirror-vertical="false" draw:mirror-horizontal="false" draw:type="rectangle" draw:enhanced-path="M 0 0 L 21600 0 21600 21600 0 21600 0 0 Z N"/>
          </draw:custom-shape>
          <draw:custom-shape draw:style-name="gr129" draw:text-style-name="P10" draw:layer="layout" svg:width="1.7cm" svg:height="0.3cm" svg:x="2.5cm" svg:y="6.2cm">
            <text:p text:style-name="P4"><text:span text:style-name="T20">ST</text:span><text:span text:style-name="T4">_OPERATORS</text:span></text:p>
            <draw:enhanced-geometry svg:viewBox="0 0 21600 21600" draw:mirror-vertical="false" draw:mirror-horizontal="false" draw:type="rectangle" draw:enhanced-path="M 0 0 L 21600 0 21600 21600 0 21600 0 0 Z N"/>
          </draw:custom-shape>
        </draw:g>
        <draw:g xml:id="id22" draw:id="id22">
          <draw:custom-shape draw:style-name="gr131" draw:text-style-name="P11" draw:layer="layout" svg:width="2.097cm" svg:height="3.369cm" svg:x="2.303cm" svg:y="8.631cm">
            <text:p text:style-name="P2"><text:span text:style-name="T1">ID</text:span></text:p>
            <text:p text:style-name="P2"><text:span text:style-name="T5">OCATO <text:s text:c="2"/>GUID</text:span><text:span text:style-name="T1"> <text:s/></text:span></text:p>
            <text:p text:style-name="P2"><text:span text:style-name="T21">ID_POINT</text:span></text:p>
            <text:p text:style-name="P2"><text:span text:style-name="T3">ID_OPERATOR</text:span></text:p>
            <text:p text:style-name="P2"><text:span text:style-name="T3">ID_PERSON</text:span></text:p>
            <text:p text:style-name="P2"><text:span text:style-name="T3">ID_POLIS</text:span><text:span text:style-name="T1"> </text:span></text:p>
            <text:p text:style-name="P2"><text:span text:style-name="T3">ID_VIZIT (!!!)</text:span><text:span text:style-name="T1"> </text:span></text:p>
            <text:p text:style-name="P2"><text:span text:style-name="T3">ID_UDL</text:span></text:p>
            <text:p text:style-name="P2"><text:span text:style-name="T3">ID_DRP</text:span><text:span text:style-name="T1"> </text:span></text:p>
            <text:p text:style-name="P2"><text:span text:style-name="T3">EVENT_CODE</text:span><text:span text:style-name="T1"> </text:span></text:p>
            <text:p text:style-name="P2"><text:span text:style-name="T3">EVENT_DT</text:span><text:span text:style-name="T1"> </text:span></text:p>
            <text:p text:style-name="P2"><text:span text:style-name="T3">EVENT_TIME</text:span></text:p>
            <text:p text:style-name="P2"><text:span text:style-name="T3">EVENT_SEND</text:span></text:p>
            <text:p text:style-name="P2"><text:span text:style-name="T3">SEND_SMS</text:span></text:p>
            <text:p text:style-name="P2"><text:span text:style-name="T3">STATUS (0,1,2,3,4,-1)</text:span><text:span text:style-name="T1"> </text:span></text:p>
            <text:p text:style-name="P2"><text:span text:style-name="T3">COMMENT</text:span><text:span text:style-name="T1"> </text:span></text:p>
            <text:p text:style-name="P2"><text:span text:style-name="T3">_id1 <text:s/>_id2 <text:s/>_id3</text:span></text:p>
            <text:p text:style-name="P2"><text:span text:style-name="T1">dt_ins, dt_upd </text:span></text:p>
            <draw:enhanced-geometry svg:viewBox="0 0 21600 21600" draw:mirror-horizontal="false" draw:mirror-vertical="false" draw:type="rectangle" draw:enhanced-path="M 0 0 L 21600 0 21600 21600 0 21600 0 0 Z N"/>
          </draw:custom-shape>
          <draw:custom-shape draw:style-name="gr132" draw:text-style-name="P12" draw:layer="layout" svg:width="2.097cm" svg:height="0.285cm" svg:x="2.303cm" svg:y="8.346cm">
            <text:p text:style-name="P4"><text:span text:style-name="T4">EVENTS</text:span></text:p>
            <draw:enhanced-geometry svg:viewBox="0 0 21600 21600" draw:mirror-vertical="false" draw:mirror-horizontal="false" draw:type="rectangle" draw:enhanced-path="M 0 0 L 21600 0 21600 21600 0 21600 0 0 Z N"/>
          </draw:custom-shape>
          <draw:custom-shape draw:style-name="gr133" draw:text-style-name="P10" draw:layer="layout" svg:width="2.1cm" svg:height="0.3cm" svg:x="2.3cm" svg:y="12cm">
            <text:p text:style-name="P4"><text:span text:style-name="T4">ST_EVENTS</text:span></text:p>
            <draw:enhanced-geometry svg:viewBox="0 0 21600 21600" draw:mirror-vertical="false" draw:mirror-horizontal="false" draw:type="rectangle" draw:enhanced-path="M 0 0 L 21600 0 21600 21600 0 21600 0 0 Z N"/>
          </draw:custom-shape>
        </draw:g>
        <draw:g xml:id="id46" draw:id="id46">
          <draw:custom-shape draw:style-name="gr134" draw:text-style-name="P11" draw:layer="layout" svg:width="2.3cm" svg:height="5.824cm" svg:x="7.2cm" svg:y="6.276cm">
            <text:p text:style-name="P2"><text:span text:style-name="T1">ID</text:span></text:p>
            <text:p text:style-name="P2"><text:span text:style-name="T5">OCATO <text:s text:c="2"/>GUID</text:span><text:span text:style-name="T1"> <text:s/></text:span></text:p>
            <text:p text:style-name="P2"><text:span text:style-name="T6">ID_OLD_POLIS</text:span><text:span text:style-name="T1"> </text:span></text:p>
            <text:p text:style-name="P2"><text:span text:style-name="T6">ID_PERSON</text:span></text:p>
            <text:p text:style-name="P2"><text:span text:style-name="T3">OGRN_SMO</text:span></text:p>
            <text:p text:style-name="P2"><text:span text:style-name="T14">R_SMO,</text:span><text:span text:style-name="T22"> <text:s text:c="2"/></text:span><text:span text:style-name="T14">R_POLIS</text:span><text:span text:style-name="T22"> </text:span></text:p>
            <text:p text:style-name="P2"><text:span text:style-name="T14">F_POLIS</text:span><text:span text:style-name="T23"> <text:s/>(POL_F</text:span><text:span text:style-name="T1">)</text:span></text:p>
            <text:p text:style-name="P2"><text:span text:style-name="T6">POL_V</text:span><text:span text:style-name="T1"> </text:span><text:span text:style-name="T3">(f008)</text:span><text:span text:style-name="T1"> </text:span></text:p>
            <text:p text:style-name="P2"><text:span text:style-name="T1">POL_TYPE </text:span><text:span text:style-name="T3">(В,П,Э)</text:span><text:span text:style-name="T1"> </text:span></text:p>
            <text:p text:style-name="P2"><text:span text:style-name="T1">VS_NUM </text:span></text:p>
            <text:p text:style-name="P2"><text:span text:style-name="T1">POL_SER, <text:s/>POL_NUM </text:span></text:p>
            <text:p text:style-name="P2"><text:span text:style-name="T1">UEC_NUM </text:span></text:p>
            <text:p text:style-name="P2"><text:span text:style-name="T3">ENP</text:span><text:span text:style-name="T1"> </text:span></text:p>
            <text:p text:style-name="P2"><text:span text:style-name="T3">IN_ERP (0,1)</text:span><text:span text:style-name="T1"> </text:span></text:p>
            <text:p text:style-name="P2"><text:span text:style-name="T3">DATE_BEGIN</text:span><text:span text:style-name="T1"> </text:span></text:p>
            <text:p text:style-name="P2"><text:span text:style-name="T3">DATE_END</text:span><text:span text:style-name="T1"> </text:span></text:p>
            <text:p text:style-name="P2"><text:span text:style-name="T3">DATE_STOP</text:span></text:p>
            <text:p text:style-name="P2"><text:span text:style-name="T1">DATE_SMS_POL</text:span></text:p>
            <text:p text:style-name="P2"><text:span text:style-name="T1">DATE_ACTIVATE</text:span></text:p>
            <text:p text:style-name="P2"><text:span text:style-name="T1">DATE_GET2HAND </text:span></text:p>
            <text:p text:style-name="P2"><text:span text:style-name="T8">TFOMS_ID</text:span></text:p>
            <text:p text:style-name="P2"><text:span text:style-name="T3">TFOMS_DATE</text:span></text:p>
            <text:p text:style-name="P2"><text:span text:style-name="T3">id_evt_add</text:span></text:p>
            <text:p text:style-name="P2"><text:span text:style-name="T3">id_evt_cor</text:span></text:p>
            <text:p text:style-name="P2"><text:span text:style-name="T3">id_evt_end</text:span></text:p>
            <text:p text:style-name="P2"><text:span text:style-name="T13">_id_first_point </text:span></text:p>
            <text:p text:style-name="P2"><text:span text:style-name="T13">_id_first_operator</text:span></text:p>
            <text:p text:style-name="P2"><text:span text:style-name="T6">_id_last_point </text:span></text:p>
            <text:p text:style-name="P2"><text:span text:style-name="T6">_id_last_operator </text:span></text:p>
            <text:p text:style-name="P2"><text:span text:style-name="T6">_id_last_event</text:span></text:p>
            <text:p text:style-name="P2"><text:span text:style-name="T3">_id1 <text:s/>_id2 <text:s/>_id3</text:span></text:p>
            <text:p text:style-name="P2"><text:span text:style-name="T3">dt_ins, dt_upd</text:span><text:span text:style-name="T1"> </text:span></text:p>
            <draw:enhanced-geometry svg:viewBox="0 0 21600 21600" draw:mirror-horizontal="false" draw:mirror-vertical="false" draw:type="rectangle" draw:enhanced-path="M 0 0 L 21600 0 21600 21600 0 21600 0 0 Z N"/>
          </draw:custom-shape>
          <draw:custom-shape draw:style-name="gr135" draw:text-style-name="P12" draw:layer="layout" svg:width="2.3cm" svg:height="0.3cm" svg:x="7.2cm" svg:y="5.976cm">
            <text:p text:style-name="P4"><text:span text:style-name="T4">POLISES</text:span></text:p>
            <draw:enhanced-geometry svg:viewBox="0 0 21600 21600" draw:mirror-vertical="false" draw:mirror-horizontal="false" draw:type="rectangle" draw:enhanced-path="M 0 0 L 21600 0 21600 21600 0 21600 0 0 Z N"/>
          </draw:custom-shape>
        </draw:g>
        <draw:custom-shape draw:style-name="gr1" draw:text-style-name="P1" xml:id="id71" draw:id="id71" draw:layer="layout" svg:width="0.1cm" svg:height="0.1cm" svg:x="7.21cm" svg:y="6.643cm">
          <text:p/>
          <draw:enhanced-geometry svg:viewBox="0 0 21600 21600" draw:mirror-vertical="false" draw:mirror-horizontal="false" draw:type="rectangle" draw:enhanced-path="M 0 0 L 21600 0 21600 21600 0 21600 0 0 Z N"/>
        </draw:custom-shape>
        <draw:custom-shape draw:style-name="gr1" draw:text-style-name="P1" xml:id="id70" draw:id="id70" draw:layer="layout" svg:width="0.1cm" svg:height="0.1cm" svg:x="7.21cm" svg:y="6.45cm">
          <text:p/>
          <draw:enhanced-geometry svg:viewBox="0 0 21600 21600" draw:mirror-vertical="false" draw:mirror-horizontal="false" draw:type="rectangle" draw:enhanced-path="M 0 0 L 21600 0 21600 21600 0 21600 0 0 Z N"/>
        </draw:custom-shape>
        <draw:g xml:id="id47" draw:id="id47">
          <draw:custom-shape draw:style-name="gr136" draw:text-style-name="P11" draw:layer="layout" svg:width="2cm" svg:height="3.3cm" svg:x="8.593cm" svg:y="12.9cm">
            <text:p text:style-name="P2"><text:span text:style-name="T1">ID</text:span></text:p>
            <text:p text:style-name="P2"><text:span text:style-name="T5">OCATO <text:s text:c="2"/>GUID</text:span><text:span text:style-name="T2"> <text:s/></text:span></text:p>
            <text:p text:style-name="P2"><text:span text:style-name="T1">POL_SER</text:span><text:span text:style-name="T2"> </text:span></text:p>
            <text:p text:style-name="P2"><text:span text:style-name="T1">POL_NUM (текст)</text:span><text:span text:style-name="T2"> </text:span></text:p>
            <text:p text:style-name="P2"><text:span text:style-name="T6">ID_PERSON</text:span><text:span text:style-name="T2"> </text:span></text:p>
            <text:p text:style-name="P2"><text:span text:style-name="T6">ID_POLIS</text:span><text:span text:style-name="T2"> </text:span></text:p>
            <text:p text:style-name="P2"><text:span text:style-name="T3">DATE_ADD</text:span></text:p>
            <text:p text:style-name="P2"><text:span text:style-name="T3">F_POLIS</text:span><text:span text:style-name="T2"> <text:s/></text:span></text:p>
            <text:p text:style-name="P2"><text:span text:style-name="T3">DATE_SCAN_ENP</text:span></text:p>
            <text:p text:style-name="P2"><text:span text:style-name="T3">ENP</text:span><text:span text:style-name="T2"> <text:s/></text:span></text:p>
            <text:p text:style-name="P2"><text:span text:style-name="T3">DATE_EXP</text:span></text:p>
            <text:p text:style-name="P2"><text:span text:style-name="T3">STATUS</text:span><text:span text:style-name="T2"> </text:span></text:p>
            <text:p text:style-name="P2"><text:span text:style-name="T3">EDS</text:span><text:span text:style-name="T2"> </text:span></text:p>
            <text:p text:style-name="P2"><text:span text:style-name="T8">DATE_SPENT</text:span></text:p>
            <text:p text:style-name="P2"><text:span text:style-name="T3">DATE_SMS </text:span></text:p>
            <text:p text:style-name="P2"><text:span text:style-name="T6">ID_BLANKS_BOX_ACT</text:span></text:p>
            <text:p text:style-name="P2"><text:span text:style-name="T6">ID_BLANKS_POL_ACT</text:span></text:p>
            <text:p text:style-name="P2"><text:span text:style-name="T6">ID_POINT</text:span></text:p>
            <draw:enhanced-geometry svg:viewBox="0 0 21600 21600" draw:mirror-horizontal="false" draw:mirror-vertical="false" draw:type="rectangle" draw:enhanced-path="M 0 0 L 21600 0 21600 21600 0 21600 0 0 Z N"/>
          </draw:custom-shape>
          <draw:custom-shape draw:style-name="gr137" draw:text-style-name="P14" draw:layer="layout" svg:width="2cm" svg:height="0.3cm" svg:x="8.593cm" svg:y="12.6cm">
            <text:p text:style-name="P4"><text:span text:style-name="T4">BLANKS_POL</text:span></text:p>
            <draw:enhanced-geometry svg:viewBox="0 0 21600 21600" draw:mirror-vertical="false" draw:mirror-horizontal="false" draw:type="rectangle" draw:enhanced-path="M 0 0 L 21600 0 21600 21600 0 21600 0 0 Z N"/>
          </draw:custom-shape>
          <draw:custom-shape draw:style-name="gr138" draw:text-style-name="P21" draw:layer="layout" svg:width="2cm" svg:height="0.3cm" svg:x="8.593cm" svg:y="16.5cm">
            <text:p text:style-name="P4"><text:span text:style-name="T20">ID_</text:span><text:span text:style-name="T24">BLANKS_POL_PNT</text:span></text:p>
            <draw:enhanced-geometry svg:viewBox="0 0 21600 21600" draw:mirror-vertical="false" draw:mirror-horizontal="false" draw:type="rectangle" draw:enhanced-path="M 0 0 L 21600 0 21600 21600 0 21600 0 0 Z N"/>
          </draw:custom-shape>
          <draw:custom-shape draw:style-name="gr138" draw:text-style-name="P10" draw:layer="layout" svg:width="2cm" svg:height="0.3cm" svg:x="8.593cm" svg:y="16.2cm">
            <text:p text:style-name="P4"><text:span text:style-name="T20">ST</text:span><text:span text:style-name="T4">_BLANKS_POL</text:span></text:p>
            <draw:enhanced-geometry svg:viewBox="0 0 21600 21600" draw:mirror-vertical="false" draw:mirror-horizontal="false" draw:type="rectangle" draw:enhanced-path="M 0 0 L 21600 0 21600 21600 0 21600 0 0 Z N"/>
          </draw:custom-shape>
        </draw:g>
        <draw:g xml:id="id45" draw:id="id45">
          <draw:custom-shape draw:style-name="gr139" draw:text-style-name="P11" draw:layer="layout" svg:width="1.9cm" svg:height="2.2cm" svg:x="5.1cm" svg:y="12.9cm">
            <text:p text:style-name="P2"><text:span text:style-name="T1">VS_NUM</text:span></text:p>
            <text:p text:style-name="P2"><text:span text:style-name="T5">OCATO <text:s text:c="2"/>GUID</text:span><text:span text:style-name="T2"> <text:s/></text:span></text:p>
            <text:p text:style-name="P2"><text:span text:style-name="T6">ID_PERSON</text:span><text:span text:style-name="T2"> </text:span></text:p>
            <text:p text:style-name="P2"><text:span text:style-name="T6">ID_POLIS</text:span><text:span text:style-name="T2"> </text:span></text:p>
            <text:p text:style-name="P2"><text:span text:style-name="T3">DATE_ADD</text:span></text:p>
            <text:p text:style-name="P2"><text:span text:style-name="T3">ID_OPERATOR</text:span><text:span text:style-name="T2"> <text:s/></text:span></text:p>
            <text:p text:style-name="P2"><text:span text:style-name="T2">DATE_SPENT </text:span></text:p>
            <text:p text:style-name="P2"><text:span text:style-name="T6">ID_VS_INTERVAL</text:span></text:p>
            <text:p text:style-name="P2"><text:span text:style-name="T6">ID_VS_INTERVAL_PT</text:span></text:p>
            <text:p text:style-name="P2"><text:span text:style-name="T6">ID_BLANKS_VS_ACT</text:span></text:p>
            <text:p text:style-name="P2"><text:span text:style-name="T6">ID_POINT</text:span></text:p>
            <text:p text:style-name="P2"><text:span text:style-name="T13">STATUS</text:span></text:p>
            <draw:enhanced-geometry svg:viewBox="0 0 21600 21600" draw:mirror-horizontal="false" draw:mirror-vertical="false" draw:type="rectangle" draw:enhanced-path="M 0 0 L 21600 0 21600 21600 0 21600 0 0 Z N"/>
          </draw:custom-shape>
          <draw:custom-shape draw:style-name="gr140" draw:text-style-name="P14" draw:layer="layout" svg:width="1.9cm" svg:height="0.3cm" svg:x="5.1cm" svg:y="12.6cm">
            <text:p text:style-name="P4"><text:span text:style-name="T4">BLANKS_VS</text:span></text:p>
            <draw:enhanced-geometry svg:viewBox="0 0 21600 21600" draw:mirror-vertical="false" draw:mirror-horizontal="false" draw:type="rectangle" draw:enhanced-path="M 0 0 L 21600 0 21600 21600 0 21600 0 0 Z N"/>
          </draw:custom-shape>
          <draw:custom-shape draw:style-name="gr141" draw:text-style-name="P21" draw:layer="layout" svg:width="1.9cm" svg:height="0.313cm" svg:x="5.1cm" svg:y="15.4cm">
            <text:p text:style-name="P4"><text:span text:style-name="T20">ID_</text:span><text:span text:style-name="T24">BLANKS_VS_PNT</text:span></text:p>
            <draw:enhanced-geometry svg:viewBox="0 0 21600 21600" draw:mirror-vertical="false" draw:mirror-horizontal="false" draw:type="rectangle" draw:enhanced-path="M 0 0 L 21600 0 21600 21600 0 21600 0 0 Z N"/>
          </draw:custom-shape>
          <draw:custom-shape draw:style-name="gr141" draw:text-style-name="P10" draw:layer="layout" svg:width="1.9cm" svg:height="0.313cm" svg:x="5.1cm" svg:y="15.1cm">
            <text:p text:style-name="P4"><text:span text:style-name="T20">ST</text:span><text:span text:style-name="T4">_BLANKS_VS</text:span></text:p>
            <draw:enhanced-geometry svg:viewBox="0 0 21600 21600" draw:mirror-vertical="false" draw:mirror-horizontal="false" draw:type="rectangle" draw:enhanced-path="M 0 0 L 21600 0 21600 21600 0 21600 0 0 Z N"/>
          </draw:custom-shape>
        </draw:g>
        <draw:g xml:id="id24" draw:id="id24">
          <draw:custom-shape draw:style-name="gr142" draw:text-style-name="P11" draw:layer="layout" svg:width="1.9cm" svg:height="2.1cm" svg:x="16.7cm" svg:y="2.6cm">
            <text:p text:style-name="P2"><text:span text:style-name="T1">ID</text:span><text:span text:style-name="T2"> </text:span></text:p>
            <text:p text:style-name="P2"><text:span text:style-name="T6">ID_PERSON</text:span><text:span text:style-name="T2"> </text:span></text:p>
            <text:p text:style-name="P2"><text:span text:style-name="T8">DOC_TYPE (F011)</text:span><text:span text:style-name="T2"> </text:span></text:p>
            <text:p text:style-name="P2"><text:span text:style-name="T8">DOC_SER</text:span><text:span text:style-name="T2"> </text:span></text:p>
            <text:p text:style-name="P2"><text:span text:style-name="T8">DOC_NUM</text:span><text:span text:style-name="T2"> </text:span></text:p>
            <text:p text:style-name="P2"><text:span text:style-name="T8">DOC_DATE</text:span><text:span text:style-name="T2"> </text:span></text:p>
            <text:p text:style-name="P2"><text:span text:style-name="T8">DOC_EXP</text:span><text:span text:style-name="T2"> </text:span></text:p>
            <text:p text:style-name="P2"><text:span text:style-name="T8">DOC_ORG</text:span><text:span text:style-name="T2"> </text:span></text:p>
            <text:p text:style-name="P2"><text:span text:style-name="T8">ORG_CODE</text:span><text:span text:style-name="T2"> </text:span></text:p>
            <text:p text:style-name="P2"><text:span text:style-name="T2">STATUS (0,1,2/old)</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143" draw:text-style-name="P14" draw:layer="layout" svg:width="1.9cm" svg:height="0.3cm" svg:x="16.7cm" svg:y="2.3cm">
            <text:p text:style-name="P4"><text:span text:style-name="T4">PERSONS_DOCS</text:span></text:p>
            <draw:enhanced-geometry svg:viewBox="0 0 21600 21600" draw:mirror-vertical="false" draw:mirror-horizontal="false" draw:type="rectangle" draw:enhanced-path="M 0 0 L 21600 0 21600 21600 0 21600 0 0 Z N"/>
          </draw:custom-shape>
          <draw:custom-shape draw:style-name="gr144" draw:text-style-name="P10" draw:layer="layout" svg:width="1.9cm" svg:height="0.3cm" svg:x="16.7cm" svg:y="4.7cm">
            <text:p text:style-name="P4"><text:span text:style-name="T20">ST</text:span><text:span text:style-name="T4">_PERSONS_DOC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11.4cm" svg:y1="13.9cm" svg:x2="10.58cm" svg:y2="13.45cm" draw:start-shape="id80" draw:start-glue-point="0" draw:end-shape="id81" draw:end-glue-point="1" svg:d="M11400 13900c0-300-273-450-820-450" svg:viewBox="0 0 821 451">
          <text:p/>
        </draw:connector>
        <draw:g xml:id="id82" draw:id="id82">
          <draw:custom-shape draw:style-name="gr145" draw:text-style-name="P11" draw:layer="layout" svg:width="1.5cm" svg:height="1.561cm" svg:x="8.839cm" svg:y="17.939cm">
            <text:p text:style-name="P2"><text:span text:style-name="T1">ID</text:span></text:p>
            <text:p text:style-name="P2"><text:span text:style-name="T5">OCATO <text:s text:c="2"/>GUID</text:span><text:span text:style-name="T2"> <text:s/></text:span></text:p>
            <text:p text:style-name="P2"><text:span text:style-name="T6">BOX_NUM</text:span></text:p>
            <text:p text:style-name="P2"><text:span text:style-name="T6">ID_HEAD_POINT</text:span></text:p>
            <text:p text:style-name="P2"><text:span text:style-name="T2">DATE_ADD</text:span></text:p>
            <text:p text:style-name="P2"><text:span text:style-name="T2">ACT_NUM</text:span></text:p>
            <text:p text:style-name="P2"><text:span text:style-name="T2">ACT_DATE</text:span></text:p>
            <text:p text:style-name="P2"><text:span text:style-name="T6">ID_OBTAINER</text:span></text:p>
            <draw:enhanced-geometry svg:viewBox="0 0 21600 21600" draw:mirror-horizontal="false" draw:mirror-vertical="false" draw:type="rectangle" draw:enhanced-path="M 0 0 L 21600 0 21600 21600 0 21600 0 0 Z N"/>
          </draw:custom-shape>
          <draw:custom-shape draw:style-name="gr146" draw:text-style-name="P14" draw:layer="layout" svg:width="1.5cm" svg:height="0.5cm" svg:x="8.839cm" svg:y="17.439cm">
            <text:p text:style-name="P4"><text:span text:style-name="T4">BLANKS</text:span></text:p>
            <text:p text:style-name="P4"><text:span text:style-name="T4">_BOXES_ACT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9.589cm" svg:y1="17.439cm" svg:x2="9.593cm" svg:y2="16.8cm" draw:start-shape="id82" draw:start-glue-point="0" draw:end-shape="id47" draw:end-glue-point="2" svg:d="M9589 17439c0-478 4-159 4-639" svg:viewBox="0 0 5 640">
          <text:p/>
        </draw:connector>
        <draw:custom-shape draw:style-name="gr147" draw:text-style-name="P22" draw:layer="layout" svg:width="0.1cm" svg:height="5.046cm" svg:x="17.055cm" svg:y="12.2cm">
          <text:p/>
          <draw:enhanced-geometry svg:viewBox="0 0 21600 21600" draw:type="rectangle" draw:enhanced-path="M 0 0 L 21600 0 21600 21600 0 21600 0 0 Z N"/>
        </draw:custom-shape>
        <draw:connector draw:style-name="gr13" draw:text-style-name="P8" draw:layer="layout" draw:line-skew="4.325cm -0.243cm" svg:x1="15.45cm" svg:y1="19.7cm" svg:x2="16.795cm" svg:y2="10.562cm" draw:start-shape="id83" draw:start-glue-point="0" draw:end-shape="id84" draw:end-glue-point="1" svg:d="M15450 19700v-224h1602v-8914h-257" svg:viewBox="0 0 1603 9139">
          <text:p/>
        </draw:connector>
        <draw:g xml:id="id85" draw:id="id85">
          <draw:custom-shape draw:style-name="gr148" draw:text-style-name="P11" draw:layer="layout" svg:width="1.994cm" svg:height="2.068cm" svg:x="6.739cm" svg:y="17.432cm">
            <text:p text:style-name="P2"><text:span text:style-name="T1">ID</text:span></text:p>
            <text:p text:style-name="P2"><text:span text:style-name="T5">OCATO <text:s text:c="2"/>GUID</text:span><text:span text:style-name="T2"> <text:s/></text:span></text:p>
            <text:p text:style-name="P2"><text:span text:style-name="T1">BOX_NUM </text:span></text:p>
            <text:p text:style-name="P2"><text:span text:style-name="T3">ENP</text:span><text:span text:style-name="T2"> </text:span></text:p>
            <text:p text:style-name="P2"><text:span text:style-name="T3">POL_SER</text:span><text:span text:style-name="T2"> </text:span></text:p>
            <text:p text:style-name="P2"><text:span text:style-name="T3">POL_NUM</text:span><text:span text:style-name="T2"> </text:span></text:p>
            <text:p text:style-name="P2"><text:span text:style-name="T3">DATE_ORDER</text:span><text:span text:style-name="T2"> </text:span></text:p>
            <text:p text:style-name="P2"><text:span text:style-name="T3">DATE_PRODUCT</text:span><text:span text:style-name="T2"> </text:span></text:p>
            <text:p text:style-name="P2"><text:span text:style-name="T3">DATE_ADD</text:span><text:span text:style-name="T2"> </text:span></text:p>
            <text:p text:style-name="P2"><text:span text:style-name="T3">DATE_SCAN</text:span></text:p>
            <text:p text:style-name="P2"><text:span text:style-name="T14">ID_BLANKS_BOX_ACT</text:span></text:p>
            <draw:enhanced-geometry svg:viewBox="0 0 21600 21600" draw:mirror-horizontal="false" draw:mirror-vertical="false" draw:type="rectangle" draw:enhanced-path="M 0 0 L 21600 0 21600 21600 0 21600 0 0 Z N"/>
          </draw:custom-shape>
          <draw:custom-shape draw:style-name="gr149" draw:text-style-name="P14" draw:layer="layout" svg:width="1.994cm" svg:height="0.293cm" svg:x="6.739cm" svg:y="17.139cm">
            <text:p text:style-name="P4"><text:span text:style-name="T4">BLANKS_BOXE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draw:line-skew="-0.086cm" svg:x1="9.589cm" svg:y1="19.5cm" svg:x2="7.736cm" svg:y2="19.5cm" draw:start-shape="id82" draw:start-glue-point="2" draw:end-shape="id85" draw:end-glue-point="2" svg:d="M9589 19500c0 636-1853 636-1853 0" svg:viewBox="0 0 1854 478">
          <text:p/>
        </draw:connector>
        <draw:g xml:id="id80" draw:id="id80">
          <draw:custom-shape draw:style-name="gr150" draw:text-style-name="P11" draw:layer="layout" svg:width="1.4cm" svg:height="1.7cm" svg:x="10.7cm" svg:y="14.4cm">
            <text:p text:style-name="P2"><text:span text:style-name="T1">ID</text:span></text:p>
            <text:p text:style-name="P2"><text:span text:style-name="T5">OCATO <text:s text:c="2"/>GUID</text:span><text:span text:style-name="T2"> <text:s/></text:span></text:p>
            <text:p text:style-name="P2"><text:span text:style-name="T2">DATE_ADD</text:span></text:p>
            <text:p text:style-name="P2"><text:span text:style-name="T6">ID_SENDER</text:span></text:p>
            <text:p text:style-name="P2"><text:span text:style-name="T6">ID_POINT</text:span></text:p>
            <text:p text:style-name="P2"><text:span text:style-name="T6">ID_OBTAINER</text:span></text:p>
            <text:p text:style-name="P2"><text:span text:style-name="T2">ACT_NUM</text:span></text:p>
            <text:p text:style-name="P2"><text:span text:style-name="T2">ACT_DATE</text:span></text:p>
            <text:p text:style-name="P2"><text:span text:style-name="T2">STATUS</text:span></text:p>
            <draw:enhanced-geometry svg:viewBox="0 0 21600 21600" draw:mirror-horizontal="false" draw:mirror-vertical="false" draw:type="rectangle" draw:enhanced-path="M 0 0 L 21600 0 21600 21600 0 21600 0 0 Z N"/>
          </draw:custom-shape>
          <draw:custom-shape draw:style-name="gr151" draw:text-style-name="P14" draw:layer="layout" svg:width="1.4cm" svg:height="0.5cm" svg:x="10.7cm" svg:y="13.9cm">
            <text:p text:style-name="P4"><text:span text:style-name="T4">BLANKS</text:span></text:p>
            <text:p text:style-name="P4"><text:span text:style-name="T4">_POL_ACTS</text:span></text:p>
            <draw:enhanced-geometry svg:viewBox="0 0 21600 21600" draw:mirror-vertical="false" draw:mirror-horizontal="false" draw:type="rectangle" draw:enhanced-path="M 0 0 L 21600 0 21600 21600 0 21600 0 0 Z N"/>
          </draw:custom-shape>
          <draw:custom-shape draw:style-name="gr152" draw:text-style-name="P10" draw:layer="layout" svg:width="1.4cm" svg:height="0.5cm" svg:x="10.7cm" svg:y="16.1cm">
            <text:p text:style-name="P4"><text:span text:style-name="T20">ST</text:span><text:span text:style-name="T4">_BLANKS</text:span></text:p>
            <text:p text:style-name="P4"><text:span text:style-name="T4">_POL_ACTS</text:span></text:p>
            <draw:enhanced-geometry svg:viewBox="0 0 21600 21600" draw:mirror-vertical="false" draw:mirror-horizontal="false" draw:type="rectangle" draw:enhanced-path="M 0 0 L 21600 0 21600 21600 0 21600 0 0 Z N"/>
          </draw:custom-shape>
        </draw:g>
        <draw:g xml:id="id15" draw:id="id15">
          <draw:custom-shape draw:style-name="gr150" draw:text-style-name="P11" draw:layer="layout" svg:width="1.4cm" svg:height="1.7cm" svg:x="3.6cm" svg:y="14.4cm">
            <text:p text:style-name="P2"><text:span text:style-name="T1">ID</text:span></text:p>
            <text:p text:style-name="P2"><text:span text:style-name="T5">OCATO <text:s text:c="2"/>GUID</text:span><text:span text:style-name="T2"> <text:s/></text:span></text:p>
            <text:p text:style-name="P2"><text:span text:style-name="T2">DATE_ADD</text:span></text:p>
            <text:p text:style-name="P2"><text:span text:style-name="T6">ID_SENDER</text:span></text:p>
            <text:p text:style-name="P2"><text:span text:style-name="T6">ID_POINT</text:span></text:p>
            <text:p text:style-name="P2"><text:span text:style-name="T6">ID_OBTAINER</text:span></text:p>
            <text:p text:style-name="P2"><text:span text:style-name="T2">ACT_NUM</text:span></text:p>
            <text:p text:style-name="P2"><text:span text:style-name="T2">ACT_DATE</text:span></text:p>
            <text:p text:style-name="P2"><text:span text:style-name="T2">STATUS</text:span></text:p>
            <draw:enhanced-geometry svg:viewBox="0 0 21600 21600" draw:mirror-horizontal="false" draw:mirror-vertical="false" draw:type="rectangle" draw:enhanced-path="M 0 0 L 21600 0 21600 21600 0 21600 0 0 Z N"/>
          </draw:custom-shape>
          <draw:custom-shape draw:style-name="gr151" draw:text-style-name="P14" draw:layer="layout" svg:width="1.4cm" svg:height="0.5cm" svg:x="3.6cm" svg:y="13.9cm">
            <text:p text:style-name="P4"><text:span text:style-name="T4">BLANKS</text:span></text:p>
            <text:p text:style-name="P4"><text:span text:style-name="T4">_VS_ACTS</text:span></text:p>
            <draw:enhanced-geometry svg:viewBox="0 0 21600 21600" draw:mirror-vertical="false" draw:mirror-horizontal="false" draw:type="rectangle" draw:enhanced-path="M 0 0 L 21600 0 21600 21600 0 21600 0 0 Z N"/>
          </draw:custom-shape>
          <draw:custom-shape draw:style-name="gr152" draw:text-style-name="P10" draw:layer="layout" svg:width="1.4cm" svg:height="0.5cm" svg:x="3.6cm" svg:y="16.1cm">
            <text:p text:style-name="P4"><text:span text:style-name="T20">ST</text:span><text:span text:style-name="T4">_BLANKS</text:span></text:p>
            <text:p text:style-name="P4"><text:span text:style-name="T4">_VS_ACTS</text:span></text:p>
            <draw:enhanced-geometry svg:viewBox="0 0 21600 21600" draw:mirror-vertical="false" draw:mirror-horizontal="false" draw:type="rectangle" draw:enhanced-path="M 0 0 L 21600 0 21600 21600 0 21600 0 0 Z N"/>
          </draw:custom-shape>
        </draw:g>
        <draw:g xml:id="id38" draw:id="id38">
          <draw:custom-shape draw:style-name="gr153" draw:text-style-name="P1" xml:id="id34" draw:id="id34" draw:layer="layout" svg:width="0.1cm" svg:height="0.1cm" svg:x="14.189cm" svg:y="7.008cm">
            <text:p/>
            <draw:enhanced-geometry svg:viewBox="0 0 21600 21600" draw:mirror-vertical="false" draw:mirror-horizontal="false" draw:type="rectangle" draw:enhanced-path="M 0 0 L 21600 0 21600 21600 0 21600 0 0 Z N"/>
          </draw:custom-shape>
          <draw:custom-shape draw:style-name="gr153" draw:text-style-name="P1" xml:id="id43" draw:id="id43" draw:layer="layout" svg:width="0.1cm" svg:height="0.1cm" svg:x="14.189cm" svg:y="8.444cm">
            <text:p/>
            <draw:enhanced-geometry svg:viewBox="0 0 21600 21600" draw:mirror-vertical="false" draw:mirror-horizontal="false" draw:type="rectangle" draw:enhanced-path="M 0 0 L 21600 0 21600 21600 0 21600 0 0 Z N"/>
          </draw:custom-shape>
          <draw:custom-shape draw:style-name="gr153" draw:text-style-name="P1" xml:id="id42" draw:id="id42" draw:layer="layout" svg:width="0.1cm" svg:height="0.1cm" svg:x="14.189cm" svg:y="8.624cm">
            <text:p/>
            <draw:enhanced-geometry svg:viewBox="0 0 21600 21600" draw:mirror-vertical="false" draw:mirror-horizontal="false" draw:type="rectangle" draw:enhanced-path="M 0 0 L 21600 0 21600 21600 0 21600 0 0 Z N"/>
          </draw:custom-shape>
          <draw:custom-shape draw:style-name="gr153" draw:text-style-name="P1" xml:id="id49" draw:id="id49" draw:layer="layout" svg:width="0.1cm" svg:height="0.1cm" svg:x="14.189cm" svg:y="10.744cm">
            <text:p/>
            <draw:enhanced-geometry svg:viewBox="0 0 21600 21600" draw:mirror-vertical="false" draw:mirror-horizontal="false" draw:type="rectangle" draw:enhanced-path="M 0 0 L 21600 0 21600 21600 0 21600 0 0 Z N"/>
          </draw:custom-shape>
          <draw:custom-shape draw:style-name="gr153" draw:text-style-name="P1" xml:id="id58" draw:id="id58" draw:layer="layout" svg:width="0.1cm" svg:height="0.1cm" svg:x="14.189cm" svg:y="10.924cm">
            <text:p/>
            <draw:enhanced-geometry svg:viewBox="0 0 21600 21600" draw:mirror-vertical="false" draw:mirror-horizontal="false" draw:type="rectangle" draw:enhanced-path="M 0 0 L 21600 0 21600 21600 0 21600 0 0 Z N"/>
          </draw:custom-shape>
          <draw:g xml:id="id30" draw:id="id30">
            <draw:custom-shape draw:style-name="gr154" draw:text-style-name="P11" draw:layer="layout" svg:width="2.1cm" svg:height="8.3cm" svg:x="12.2cm" svg:y="6.5cm">
              <text:p text:style-name="P2"><text:span text:style-name="T1">ID</text:span></text:p>
              <text:p text:style-name="P2"><text:span text:style-name="T5">OCATO <text:s text:c="2"/>GUID</text:span><text:span text:style-name="T2"> </text:span></text:p>
              <text:p text:style-name="P2"><text:span text:style-name="T13">CATEGORY</text:span><text:span text:style-name="T3"> <text:s/></text:span></text:p>
              <text:p text:style-name="P2"><text:span text:style-name="T6">REP_ID</text:span><text:span text:style-name="T1"> </text:span></text:p>
              <text:p text:style-name="P2"><text:span text:style-name="T3">REP_RELATION</text:span></text:p>
              <text:p text:style-name="P2"><text:span text:style-name="T3">FAM</text:span><text:span text:style-name="T1"> <text:s text:c="2"/></text:span><text:span text:style-name="T3">IM</text:span><text:span text:style-name="T1"> <text:s text:c="2"/></text:span><text:span text:style-name="T3">OT</text:span><text:span text:style-name="T1"> </text:span></text:p>
              <text:p text:style-name="P2"><text:span text:style-name="T3">FAM_norm <text:s/></text:span></text:p>
              <text:p text:style-name="P2"><text:span text:style-name="T3">IM_norm <text:s/>OT_norm</text:span><text:span text:style-name="T1"> </text:span></text:p>
              <text:p text:style-name="P2"><text:span text:style-name="T3">DOST</text:span><text:span text:style-name="T1"> </text:span></text:p>
              <text:p text:style-name="P2"><text:span text:style-name="T3">SEX</text:span><text:span text:style-name="T1"> </text:span></text:p>
              <text:p text:style-name="P2"><text:span text:style-name="T6">OKSM_BIRTH</text:span><text:span text:style-name="T1"> </text:span><text:span text:style-name="T3">(O002)</text:span><text:span text:style-name="T1"> </text:span></text:p>
              <text:p text:style-name="P2"><text:span text:style-name="T6">OKSM_C</text:span><text:span text:style-name="T1"> </text:span><text:span text:style-name="T3">(O002)</text:span><text:span text:style-name="T1"> </text:span></text:p>
              <text:p text:style-name="P2"><text:span text:style-name="T3">DATE_BIRTH</text:span><text:span text:style-name="T1"> </text:span></text:p>
              <text:p text:style-name="P2"><text:span text:style-name="T3">PLC_BIRTH</text:span><text:span text:style-name="T1"> </text:span></text:p>
              <text:p text:style-name="P2"><text:span text:style-name="T3">DATE_DEATH</text:span><text:span text:style-name="T1"> </text:span></text:p>
              <text:p text:style-name="P2"><text:span text:style-name="T3">SNILS</text:span><text:span text:style-name="T1"> </text:span></text:p>
              <text:p text:style-name="P2"><text:span text:style-name="T3">DATE_REG</text:span><text:span text:style-name="T1"> </text:span></text:p>
              <text:p text:style-name="P2"><text:span text:style-name="T3">BOMJ</text:span><text:span text:style-name="T1"> </text:span></text:p>
              <text:p text:style-name="P2"><text:span text:style-name="T3">PHONE_CELL</text:span><text:span text:style-name="T1"> </text:span></text:p>
              <text:p text:style-name="P2"><text:span text:style-name="T3">PHONE_CODE</text:span><text:span text:style-name="T1"> </text:span></text:p>
              <text:p text:style-name="P2"><text:span text:style-name="T3">PHONE_HOME</text:span><text:span text:style-name="T1"> </text:span></text:p>
              <text:p text:style-name="P2"><text:span text:style-name="T3">PHONE_WORK</text:span><text:span text:style-name="T1"> </text:span></text:p>
              <text:p text:style-name="P2"><text:span text:style-name="T3">EMAIL</text:span><text:span text:style-name="T1"> </text:span></text:p>
              <text:p text:style-name="P2"><text:span text:style-name="T1">ID_ADDR_REG</text:span></text:p>
              <text:p text:style-name="P2"><text:span text:style-name="T1">ID_ADDR_LIV</text:span></text:p>
              <text:p text:style-name="P2"><text:span text:style-name="T1">ADDR_REG_TEXT</text:span></text:p>
              <text:p text:style-name="P2"><text:span text:style-name="T1">ADDR_LIV_TEXT</text:span></text:p>
              <text:p text:style-name="P2"><text:span text:style-name="T1">POLIS_POST_WAY</text:span></text:p>
              <text:p text:style-name="P2"><text:span text:style-name="T8">STATUS</text:span><text:span text:style-name="T1"> <text:s/></text:span></text:p>
              <text:p text:style-name="P2"><text:span text:style-name="T6">ID_FOLDER</text:span><text:span text:style-name="T1"> </text:span></text:p>
              <text:p text:style-name="P2"><text:span text:style-name="T6">ID_INSURE_AGENT1</text:span></text:p>
              <text:p text:style-name="P2"><text:span text:style-name="T6">ID_INSURE_AGENT2</text:span></text:p>
              <text:p text:style-name="P2"><text:span text:style-name="T25">ID_UDL</text:span><text:span text:style-name="T1"> </text:span></text:p>
              <text:p text:style-name="P2"><text:span text:style-name="T25">ID_DRP</text:span><text:span text:style-name="T1"> </text:span></text:p>
              <text:p text:style-name="P2"><text:span text:style-name="T25">ID_POLIS</text:span><text:span text:style-name="T1"> </text:span></text:p>
              <text:p text:style-name="P2"><text:span text:style-name="T25">ID_ASSIG</text:span></text:p>
              <text:p text:style-name="P2"><text:span text:style-name="T25">CODE_1ST_AID</text:span></text:p>
              <text:p text:style-name="P2"><text:span text:style-name="T26">_</text:span><text:span text:style-name="T27">update_</text:span><text:span text:style-name="T12">links (NULL, 1)</text:span></text:p>
              <text:p text:style-name="P2"><text:span text:style-name="T13">_id_first_point </text:span></text:p>
              <text:p text:style-name="P2"><text:span text:style-name="T13">_id_first_operator</text:span></text:p>
              <text:p text:style-name="P2"><text:span text:style-name="T6">_id_last_point </text:span></text:p>
              <text:p text:style-name="P2"><text:span text:style-name="T6">_id_last_operato</text:span></text:p>
              <text:p text:style-name="P2"><text:span text:style-name="T28">_date_insure_begin</text:span><text:span text:style-name="T1"> </text:span></text:p>
              <text:p text:style-name="P2"><text:span text:style-name="T28">_date_insure_end</text:span></text:p>
              <text:p text:style-name="P2"><text:span text:style-name="T3">_id1 <text:s/>_id2 <text:s/>_id3</text:span><text:span text:style-name="T1"> </text:span></text:p>
              <text:p text:style-name="P2"><text:span text:style-name="T1">dt_ins, dt_upd </text:span></text:p>
              <draw:enhanced-geometry svg:viewBox="0 0 21600 21600" draw:mirror-horizontal="false" draw:mirror-vertical="false" draw:type="rectangle" draw:enhanced-path="M 0 0 L 21600 0 21600 21600 0 21600 0 0 Z N"/>
            </draw:custom-shape>
            <draw:custom-shape draw:style-name="gr155" draw:text-style-name="P12" draw:layer="layout" svg:width="2.1cm" svg:height="0.289cm" svg:x="12.2cm" svg:y="6.2cm">
              <text:p text:style-name="P4"><text:span text:style-name="T4">PERSONS</text:span></text:p>
              <draw:enhanced-geometry svg:viewBox="0 0 21600 21600" draw:mirror-vertical="false" draw:mirror-horizontal="false" draw:type="rectangle" draw:enhanced-path="M 0 0 L 21600 0 21600 21600 0 21600 0 0 Z N"/>
            </draw:custom-shape>
          </draw:g>
          <draw:custom-shape draw:style-name="gr156" draw:text-style-name="P10" draw:layer="layout" svg:width="2.1cm" svg:height="0.3cm" svg:x="12.2cm" svg:y="14.8cm">
            <text:p text:style-name="P4"><text:span text:style-name="T20">ST</text:span><text:span text:style-name="T4">_PERSONS</text:span></text:p>
            <draw:enhanced-geometry svg:viewBox="0 0 21600 21600" draw:mirror-vertical="false" draw:mirror-horizontal="false" draw:type="rectangle" draw:enhanced-path="M 0 0 L 21600 0 21600 21600 0 21600 0 0 Z N"/>
          </draw:custom-shape>
          <draw:custom-shape draw:style-name="gr156" draw:text-style-name="P10" draw:layer="layout" svg:width="2.1cm" svg:height="0.3cm" svg:x="12.2cm" svg:y="15.4cm">
            <text:p text:style-name="P4"><text:span text:style-name="T20">ID</text:span><text:span text:style-name="T4">_PERSONS_UDL</text:span></text:p>
            <draw:enhanced-geometry svg:viewBox="0 0 21600 21600" draw:mirror-vertical="false" draw:mirror-horizontal="false" draw:type="rectangle" draw:enhanced-path="M 0 0 L 21600 0 21600 21600 0 21600 0 0 Z N"/>
          </draw:custom-shape>
          <draw:custom-shape draw:style-name="gr156" draw:text-style-name="P10" draw:layer="layout" svg:width="2.1cm" svg:height="0.3cm" svg:x="12.2cm" svg:y="15.7cm">
            <text:p text:style-name="P4"><text:span text:style-name="T20">ID</text:span><text:span text:style-name="T4">_PERSONS_DRP</text:span></text:p>
            <draw:enhanced-geometry svg:viewBox="0 0 21600 21600" draw:mirror-vertical="false" draw:mirror-horizontal="false" draw:type="rectangle" draw:enhanced-path="M 0 0 L 21600 0 21600 21600 0 21600 0 0 Z N"/>
          </draw:custom-shape>
          <draw:custom-shape draw:style-name="gr156" draw:text-style-name="P10" draw:layer="layout" svg:width="2.1cm" svg:height="0.3cm" svg:x="12.2cm" svg:y="16cm">
            <text:p text:style-name="P4"><text:span text:style-name="T20">ID</text:span><text:span text:style-name="T4">_PERSONS_POL</text:span></text:p>
            <draw:enhanced-geometry svg:viewBox="0 0 21600 21600" draw:mirror-vertical="false" draw:mirror-horizontal="false" draw:type="rectangle" draw:enhanced-path="M 0 0 L 21600 0 21600 21600 0 21600 0 0 Z N"/>
          </draw:custom-shape>
          <draw:custom-shape draw:style-name="gr156" draw:text-style-name="P10" draw:layer="layout" svg:width="2.1cm" svg:height="0.3cm" svg:x="12.2cm" svg:y="16.9cm">
            <text:p text:style-name="P4"><text:span text:style-name="T20">LINK</text:span><text:span text:style-name="T4">_PERSONS_ASG</text:span></text:p>
            <draw:enhanced-geometry svg:viewBox="0 0 21600 21600" draw:mirror-vertical="false" draw:mirror-horizontal="false" draw:type="rectangle" draw:enhanced-path="M 0 0 L 21600 0 21600 21600 0 21600 0 0 Z N"/>
          </draw:custom-shape>
          <draw:custom-shape draw:style-name="gr156" draw:text-style-name="P10" draw:layer="layout" svg:width="2.1cm" svg:height="0.3cm" svg:x="12.2cm" svg:y="16.3cm">
            <text:p text:style-name="P4"><text:span text:style-name="T20">ID</text:span><text:span text:style-name="T4">_PERSONS_REG</text:span></text:p>
            <draw:enhanced-geometry svg:viewBox="0 0 21600 21600" draw:mirror-vertical="false" draw:mirror-horizontal="false" draw:type="rectangle" draw:enhanced-path="M 0 0 L 21600 0 21600 21600 0 21600 0 0 Z N"/>
          </draw:custom-shape>
          <draw:custom-shape draw:style-name="gr156" draw:text-style-name="P10" draw:layer="layout" svg:width="2.1cm" svg:height="0.3cm" svg:x="12.2cm" svg:y="16.6cm">
            <text:p text:style-name="P4"><text:span text:style-name="T20">ID</text:span><text:span text:style-name="T4">_PERSONS_LIV</text:span></text:p>
            <draw:enhanced-geometry svg:viewBox="0 0 21600 21600" draw:mirror-vertical="false" draw:mirror-horizontal="false" draw:type="rectangle" draw:enhanced-path="M 0 0 L 21600 0 21600 21600 0 21600 0 0 Z N"/>
          </draw:custom-shape>
          <draw:custom-shape draw:style-name="gr156" draw:text-style-name="P10" draw:layer="layout" svg:width="2.1cm" svg:height="0.3cm" svg:x="12.2cm" svg:y="15.1cm">
            <text:p text:style-name="P4"><text:span text:style-name="T20">CATEG</text:span><text:span text:style-name="T4">_PERSONS</text:span></text:p>
            <draw:enhanced-geometry svg:viewBox="0 0 21600 21600" draw:mirror-vertical="false" draw:mirror-horizontal="false" draw:type="rectangle" draw:enhanced-path="M 0 0 L 21600 0 21600 21600 0 21600 0 0 Z N"/>
          </draw:custom-shape>
        </draw:g>
        <draw:g xml:id="id93" draw:id="id93">
          <draw:custom-shape draw:style-name="gr157" draw:text-style-name="P11" draw:layer="layout" svg:width="1.9cm" svg:height="0.507cm" svg:x="14.9cm" svg:y="15.044cm">
            <text:p text:style-name="P2"><text:span text:style-name="T1">ID_PERSON</text:span></text:p>
            <text:p text:style-name="P2"><text:span text:style-name="T2">FIND_FLAG</text:span></text:p>
            <draw:enhanced-geometry svg:viewBox="0 0 21600 21600" draw:mirror-horizontal="false" draw:mirror-vertical="false" draw:type="rectangle" draw:enhanced-path="M 0 0 L 21600 0 21600 21600 0 21600 0 0 Z N"/>
          </draw:custom-shape>
          <draw:custom-shape draw:style-name="gr140" draw:text-style-name="P12" draw:layer="layout" svg:width="1.9cm" svg:height="0.3cm" svg:x="14.9cm" svg:y="14.751cm">
            <text:p text:style-name="P4"><text:span text:style-name="T4">PERSONS_FIND</text:span></text:p>
            <draw:enhanced-geometry svg:viewBox="0 0 21600 21600" draw:mirror-vertical="false" draw:mirror-horizontal="false" draw:type="rectangle" draw:enhanced-path="M 0 0 L 21600 0 21600 21600 0 21600 0 0 Z N"/>
          </draw:custom-shape>
        </draw:g>
        <draw:g xml:id="id86" draw:id="id86">
          <draw:custom-shape draw:style-name="gr158" draw:text-style-name="P11" draw:layer="layout" svg:width="1.45cm" svg:height="1.457cm" svg:x="2.625cm" svg:y="24.713cm">
            <text:p text:style-name="P2"><text:span text:style-name="T1">ID</text:span><text:span text:style-name="T2"> </text:span></text:p>
            <text:p text:style-name="P2"><text:span text:style-name="T6">ID_FILE_I</text:span></text:p>
            <text:p text:style-name="P2"><text:span text:style-name="T6">N_REC</text:span><text:span text:style-name="T2"> </text:span></text:p>
            <text:p text:style-name="P2"><text:span text:style-name="T2">ID_PERSON</text:span></text:p>
            <text:p text:style-name="P2"><text:span text:style-name="T2">ID_POLIS</text:span></text:p>
            <text:p text:style-name="P2"><text:span text:style-name="T2">ID_VIZIT</text:span></text:p>
            <text:p text:style-name="P2"><text:span text:style-name="T2">ID_EVENT</text:span></text:p>
            <draw:enhanced-geometry svg:viewBox="0 0 21600 21600" draw:mirror-horizontal="false" draw:mirror-vertical="false" draw:type="rectangle" draw:enhanced-path="M 0 0 L 21600 0 21600 21600 0 21600 0 0 Z N"/>
          </draw:custom-shape>
          <draw:custom-shape draw:style-name="gr159" draw:text-style-name="P14" draw:layer="layout" svg:width="1.45cm" svg:height="0.293cm" svg:x="2.625cm" svg:y="24.42cm">
            <text:p text:style-name="P4"><text:span text:style-name="T4">FRECS_OUT_I</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3.35cm" svg:y1="23.97cm" svg:x2="3.35cm" svg:y2="24.42cm" draw:start-shape="id57" draw:start-glue-point="2" draw:end-shape="id86" draw:end-glue-point="0" svg:d="M3350 23970v450" svg:viewBox="0 0 1 451">
          <text:p/>
        </draw:connector>
        <draw:g xml:id="id88" draw:id="id88">
          <draw:custom-shape draw:style-name="gr160" draw:text-style-name="P11" draw:layer="layout" svg:width="1.7cm" svg:height="5.3cm" svg:x="0.589cm" svg:y="23.87cm">
            <text:p text:style-name="P2"><text:span text:style-name="T1">ID</text:span></text:p>
            <text:p text:style-name="P2"><text:span text:style-name="T6">ID_FILE_ASSIG</text:span><text:span text:style-name="T5"> </text:span></text:p>
            <text:p text:style-name="P2"><text:span text:style-name="T1">N</text:span></text:p>
            <text:p text:style-name="P2"><text:span text:style-name="T6">ID_PERSON</text:span><text:span text:style-name="T2"> </text:span></text:p>
            <text:p text:style-name="P2"><text:span text:style-name="T8">POL_TYPE</text:span></text:p>
            <text:p text:style-name="P2"><text:span text:style-name="T8">POL_ID</text:span></text:p>
            <text:p text:style-name="P2"><text:span text:style-name="T8">ENP</text:span></text:p>
            <text:p text:style-name="P2"><text:span text:style-name="T8">FAM</text:span></text:p>
            <text:p text:style-name="P2"><text:span text:style-name="T8">IM</text:span></text:p>
            <text:p text:style-name="P2"><text:span text:style-name="T8">OT</text:span></text:p>
            <text:p text:style-name="P2"><text:span text:style-name="T8">DATE_BIRTH</text:span></text:p>
            <text:p text:style-name="P2"><text:span text:style-name="T8">PLC_BIRTH</text:span></text:p>
            <text:p text:style-name="P2"><text:span text:style-name="T8">DOC_TYPE</text:span></text:p>
            <text:p text:style-name="P2"><text:span text:style-name="T8">DOC_SERNUM</text:span></text:p>
            <text:p text:style-name="P2"><text:span text:style-name="T8">DOC_DATE</text:span></text:p>
            <text:p text:style-name="P2"><text:span text:style-name="T8">DOC_ORG</text:span></text:p>
            <text:p text:style-name="P2"><text:span text:style-name="T8">SNILS</text:span></text:p>
            <text:p text:style-name="P2"><text:span text:style-name="T8">CODE_MO</text:span></text:p>
            <text:p text:style-name="P2"><text:span text:style-name="T8">ASSIG_TYPE</text:span></text:p>
            <text:p text:style-name="P2"><text:span text:style-name="T8">ASSIG_WAY</text:span></text:p>
            <text:p text:style-name="P2"><text:span text:style-name="T8">ASSIG_DATE</text:span></text:p>
            <text:p text:style-name="P2"><text:span text:style-name="T8">UNSIG_DATE</text:span></text:p>
            <text:p text:style-name="P2"><text:span text:style-name="T8">CODE_MP</text:span></text:p>
            <text:p text:style-name="P2"><text:span text:style-name="T8">CODE_MS</text:span></text:p>
            <text:p text:style-name="P2"><text:span text:style-name="T8">SNILS_MT</text:span></text:p>
            <text:p text:style-name="P2"><text:span text:style-name="T8">OID_MO</text:span></text:p>
            <text:p text:style-name="P2"><text:span text:style-name="T8">PROF_MT</text:span></text:p>
            <text:p text:style-name="P2"><text:span text:style-name="T8">EVENT_EVENT</text:span></text:p>
            <text:p text:style-name="P2"><text:span text:style-name="T8">STATUS (-1,0,1)</text:span></text:p>
            <draw:enhanced-geometry svg:viewBox="0 0 21600 21600" draw:mirror-horizontal="false" draw:mirror-vertical="false" draw:type="rectangle" draw:enhanced-path="M 0 0 L 21600 0 21600 21600 0 21600 0 0 Z N"/>
          </draw:custom-shape>
          <draw:custom-shape draw:style-name="gr45" draw:text-style-name="P14" draw:layer="layout" svg:width="1.7cm" svg:height="0.3cm" svg:x="0.589cm" svg:y="23.57cm">
            <text:p text:style-name="P4"><text:span text:style-name="T4">FRECS_OUT_ASSIG</text:span></text:p>
            <draw:enhanced-geometry svg:viewBox="0 0 21600 21600" draw:mirror-vertical="false" draw:mirror-horizontal="false" draw:type="rectangle" draw:enhanced-path="M 0 0 L 21600 0 21600 21600 0 21600 0 0 Z N"/>
          </draw:custom-shape>
        </draw:g>
        <draw:g xml:id="id87" draw:id="id87">
          <draw:custom-shape draw:style-name="gr161" draw:text-style-name="P23" draw:layer="layout" svg:width="1.711cm" svg:height="1.2cm" svg:x="0.589cm" svg:y="22.07cm">
            <text:p text:style-name="P2"><text:span text:style-name="T1">ID</text:span></text:p>
            <text:p text:style-name="P2"><text:span text:style-name="T5">OCATO <text:s text:c="2"/>GUID</text:span><text:span text:style-name="T2"> </text:span></text:p>
            <text:p text:style-name="P2"><text:span text:style-name="T8">FILE_NAME</text:span></text:p>
            <text:p text:style-name="P2"><text:span text:style-name="T8">DATE_SEND</text:span></text:p>
            <text:p text:style-name="P2"><text:span text:style-name="T3">N_RECS</text:span><text:span text:style-name="T2"> </text:span></text:p>
            <text:p text:style-name="P2"><text:span text:style-name="T3">BIN</text:span><text:span text:style-name="T2"> </text:span></text:p>
            <draw:enhanced-geometry svg:viewBox="0 0 21600 21600" draw:mirror-horizontal="false" draw:mirror-vertical="false" draw:type="rectangle" draw:enhanced-path="M 0 0 L 21600 0 21600 21600 0 21600 0 0 Z N"/>
          </draw:custom-shape>
          <draw:custom-shape draw:style-name="gr162" draw:text-style-name="P24" draw:layer="layout" svg:width="1.711cm" svg:height="0.3cm" svg:x="0.589cm" svg:y="21.77cm">
            <text:p text:style-name="P4"><text:span text:style-name="T4">FILES_OUT_ASSIG</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1.444cm" svg:y1="23.27cm" svg:x2="1.439cm" svg:y2="23.57cm" draw:start-shape="id87" draw:start-glue-point="2" draw:end-shape="id88" draw:end-glue-point="0" svg:d="M1444 23270c0 225-5 75-5 300" svg:viewBox="0 0 6 301">
          <text:p/>
        </draw:connector>
        <draw:g xml:id="id89" draw:id="id89">
          <draw:custom-shape draw:style-name="gr163" draw:text-style-name="P3" draw:layer="layout" svg:width="1.4cm" svg:height="1.107cm" svg:x="18.948cm" svg:y="6.093cm">
            <text:p text:style-name="P2"><text:span text:style-name="T1">ID</text:span><text:span text:style-name="T2"> </text:span></text:p>
            <text:p text:style-name="P2"><text:span text:style-name="T3">CODE (-X)</text:span><text:span text:style-name="T2"> </text:span></text:p>
            <text:p text:style-name="P2"><text:span text:style-name="T3">TEXT</text:span></text:p>
            <text:p text:style-name="P2"><text:span text:style-name="T3">COMMENT</text:span></text:p>
            <text:p text:style-name="P2"><text:span text:style-name="T3">EVENT (W,E,У)</text:span><text:span text:style-name="T2"> </text:span></text:p>
            <draw:enhanced-geometry svg:viewBox="0 0 21600 21600" draw:mirror-horizontal="false" draw:mirror-vertical="false" draw:type="rectangle" draw:enhanced-path="M 0 0 L 21600 0 21600 21600 0 21600 0 0 Z N"/>
          </draw:custom-shape>
          <draw:custom-shape draw:style-name="gr164" draw:text-style-name="P7" draw:layer="layout" svg:width="1.4cm" svg:height="0.493cm" svg:x="18.948cm" svg:y="5.607cm">
            <text:p text:style-name="P4"><text:span text:style-name="T2">spr_ASSIG</text:span><text:span text:style-name="T2"><text:line-break/></text:span><text:span text:style-name="T2"> _ERRORS</text:span></text:p>
            <draw:enhanced-geometry svg:viewBox="0 0 21600 21600" draw:mirror-vertical="false" draw:mirror-horizontal="false" draw:type="rectangle" draw:enhanced-path="M 0 0 L 21600 0 21600 21600 0 21600 0 0 Z N"/>
          </draw:custom-shape>
        </draw:g>
        <draw:connector draw:style-name="gr4" draw:text-style-name="P6" draw:layer="layout" draw:type="curve" svg:x1="19.648cm" svg:y1="7.2cm" svg:x2="19.55cm" svg:y2="7.5cm" draw:start-shape="id89" draw:start-glue-point="2" draw:end-shape="id90" draw:end-glue-point="0" svg:d="M19648 7200c0 225-98 75-98 300" svg:viewBox="0 0 99 301">
          <text:p/>
        </draw:connector>
        <draw:connector draw:style-name="gr11" draw:text-style-name="P6" draw:layer="layout" draw:type="curve" svg:x1="18.8cm" svg:y1="10.876cm" svg:x2="19.55cm" svg:y2="10.424cm" draw:start-shape="id37" draw:start-glue-point="0" draw:end-shape="id90" draw:end-glue-point="2" svg:d="M18800 10876c0-339 750-113 750-452" svg:viewBox="0 0 751 453">
          <text:p/>
        </draw:connector>
        <draw:g xml:id="id92" draw:id="id92">
          <draw:custom-shape draw:style-name="gr165" draw:text-style-name="P11" draw:layer="layout" svg:width="1.9cm" svg:height="1.193cm" svg:x="14.9cm" svg:y="15.958cm">
            <text:p text:style-name="P2"><text:span text:style-name="T1">ID</text:span><text:span text:style-name="T2"> </text:span></text:p>
            <text:p text:style-name="P2"><text:span text:style-name="T2">CATEGORY</text:span></text:p>
            <text:p text:style-name="P2"><text:span text:style-name="T2">CATEGOTY_TEXT</text:span></text:p>
            <text:p text:style-name="P2"><text:span text:style-name="T2">RESIDENCE</text:span></text:p>
            <text:p text:style-name="P2"><text:span text:style-name="T2">RESIDENCE_EXP</text:span></text:p>
            <text:p text:style-name="P2"><text:span text:style-name="T2">STATUS (1,0,-1)</text:span></text:p>
            <draw:enhanced-geometry svg:viewBox="0 0 21600 21600" draw:mirror-horizontal="false" draw:mirror-vertical="false" draw:type="rectangle" draw:enhanced-path="M 0 0 L 21600 0 21600 21600 0 21600 0 0 Z N"/>
          </draw:custom-shape>
          <draw:custom-shape draw:style-name="gr166" draw:text-style-name="P12" draw:layer="layout" svg:width="1.9cm" svg:height="0.307cm" svg:x="14.9cm" svg:y="15.651cm">
            <text:p text:style-name="P4"><text:span text:style-name="T4">PERSONS_EAE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draw:line-skew="-0.231cm -0.009cm 0.171cm" svg:x1="14.271cm" svg:y1="14.328cm" svg:x2="14.9cm" svg:y2="16.401cm" draw:start-shape="id91" draw:start-glue-point="1" draw:end-shape="id92" draw:end-glue-point="3" svg:d="M14271 14328c403 0 269 672 279 672 11 0-158 1401 350 1401" svg:viewBox="0 0 630 2074">
          <text:p/>
        </draw:connector>
        <draw:custom-shape draw:style-name="gr1" draw:text-style-name="P1" xml:id="id91" draw:id="id91" draw:layer="layout" svg:width="0.1cm" svg:height="0.1cm" svg:x="14.171cm" svg:y="14.278cm">
          <text:p/>
          <draw:enhanced-geometry svg:viewBox="0 0 21600 21600" draw:mirror-vertical="false" draw:mirror-horizontal="false" draw:type="rectangle" draw:enhanced-path="M 0 0 L 21600 0 21600 21600 0 21600 0 0 Z N"/>
        </draw:custom-shape>
        <draw:connector draw:style-name="gr56" draw:text-style-name="P6" draw:layer="layout" draw:type="curve" draw:line-skew="0.061cm" svg:x1="14.9cm" svg:y1="15.151cm" svg:x2="14.271cm" svg:y2="14.328cm" draw:start-shape="id93" draw:start-glue-point="3" draw:end-shape="id91" draw:end-glue-point="1" svg:d="M14900 15151c-387 0-73-823-629-823" svg:viewBox="0 0 630 824">
          <text:p/>
        </draw:connector>
        <draw:g xml:id="id94" draw:id="id94">
          <draw:custom-shape draw:style-name="gr167" draw:text-style-name="P11" draw:layer="layout" svg:width="1.4cm" svg:height="0.832cm" svg:x="13.4cm" svg:y="18.168cm">
            <text:p text:style-name="P2"><text:span text:style-name="T1">ID</text:span></text:p>
            <text:p text:style-name="P2"><text:span text:style-name="T5">OCATO <text:s text:c="2"/>GUID</text:span><text:span text:style-name="T2"> <text:s/></text:span></text:p>
            <text:p text:style-name="P2"><text:span text:style-name="T2">FIO</text:span></text:p>
            <text:p text:style-name="P2"><text:span text:style-name="T2">LEVEL (1,2)</text:span></text:p>
            <draw:enhanced-geometry svg:viewBox="0 0 21600 21600" draw:mirror-horizontal="false" draw:mirror-vertical="false" draw:type="rectangle" draw:enhanced-path="M 0 0 L 21600 0 21600 21600 0 21600 0 0 Z N"/>
          </draw:custom-shape>
          <draw:custom-shape draw:style-name="gr168" draw:text-style-name="P12" draw:layer="layout" svg:width="1.4cm" svg:height="0.469cm" svg:x="13.4cm" svg:y="17.699cm">
            <text:p text:style-name="P4"><text:span text:style-name="T4">INSURE</text:span></text:p>
            <text:p text:style-name="P4"><text:span text:style-name="T4">_AGENT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14.1cm" svg:y1="17.699cm" svg:x2="13.25cm" svg:y2="17.2cm" draw:start-shape="id94" draw:start-glue-point="0" draw:end-shape="id38" draw:end-glue-point="2" svg:d="M14100 17699c0-375-850-126-850-499" svg:viewBox="0 0 851 500">
          <text:p/>
        </draw:connector>
        <draw:g xml:id="id4" draw:id="id4">
          <draw:custom-shape draw:style-name="gr169" draw:text-style-name="P11" draw:layer="layout" svg:width="1.4cm" svg:height="1.4cm" svg:x="7.1cm" svg:y="12.9cm">
            <text:p text:style-name="P2"><text:span text:style-name="T1">UEC_NUM</text:span></text:p>
            <text:p text:style-name="P2"><text:span text:style-name="T5">OCATO <text:s text:c="2"/>GUID</text:span><text:span text:style-name="T2"> <text:s/></text:span></text:p>
            <text:p text:style-name="P2"><text:span text:style-name="T6">ID_PERSON</text:span><text:span text:style-name="T2"> </text:span></text:p>
            <text:p text:style-name="P2"><text:span text:style-name="T6">ID_POLIS</text:span><text:span text:style-name="T2"> </text:span></text:p>
            <text:p text:style-name="P2"><text:span text:style-name="T3">DATE_ADD</text:span></text:p>
            <text:p text:style-name="P2"><text:span text:style-name="T3">ID_OPERATOR</text:span><text:span text:style-name="T2"> <text:s/></text:span></text:p>
            <text:p text:style-name="P2"><text:span text:style-name="T13">STATUS</text:span></text:p>
            <draw:enhanced-geometry svg:viewBox="0 0 21600 21600" draw:mirror-horizontal="false" draw:mirror-vertical="false" draw:type="rectangle" draw:enhanced-path="M 0 0 L 21600 0 21600 21600 0 21600 0 0 Z N"/>
          </draw:custom-shape>
          <draw:custom-shape draw:style-name="gr170" draw:text-style-name="P14" draw:layer="layout" svg:width="1.4cm" svg:height="0.3cm" svg:x="7.1cm" svg:y="12.6cm">
            <text:p text:style-name="P4"><text:span text:style-name="T4">BLANKS_UEC</text:span></text:p>
            <draw:enhanced-geometry svg:viewBox="0 0 21600 21600" draw:mirror-vertical="false" draw:mirror-horizontal="false" draw:type="rectangle" draw:enhanced-path="M 0 0 L 21600 0 21600 21600 0 21600 0 0 Z N"/>
          </draw:custom-shape>
          <draw:custom-shape draw:style-name="gr171" draw:text-style-name="P10" draw:layer="layout" svg:width="1.4cm" svg:height="0.313cm" svg:x="7.1cm" svg:y="14.3cm">
            <text:p text:style-name="P4"><text:span text:style-name="T20">ST</text:span><text:span text:style-name="T4">_BLANKS_UEC</text:span></text:p>
            <draw:enhanced-geometry svg:viewBox="0 0 21600 21600" draw:mirror-vertical="false" draw:mirror-horizontal="false" draw:type="rectangle" draw:enhanced-path="M 0 0 L 21600 0 21600 21600 0 21600 0 0 Z N"/>
          </draw:custom-shape>
        </draw:g>
        <draw:connector draw:style-name="gr56" draw:text-style-name="P6" draw:layer="layout" draw:type="curve" draw:line-skew="0.05cm" svg:x1="7.8cm" svg:y1="12.6cm" svg:x2="8.35cm" svg:y2="12.1cm" draw:start-shape="id4" draw:start-glue-point="0" draw:end-shape="id46" draw:end-glue-point="2" svg:d="M7800 12600c0-300 550-50 550-500" svg:viewBox="0 0 551 501">
          <text:p/>
        </draw:connector>
        <draw:custom-shape draw:style-name="gr1" draw:text-style-name="P1" xml:id="id16" draw:id="id16" draw:layer="layout" svg:width="0.1cm" svg:height="0.1cm" svg:x="5.119cm" svg:y="13.4cm">
          <text:p/>
          <draw:enhanced-geometry svg:viewBox="0 0 21600 21600" draw:mirror-vertical="false" draw:mirror-horizontal="false" draw:type="rectangle" draw:enhanced-path="M 0 0 L 21600 0 21600 21600 0 21600 0 0 Z N"/>
        </draw:custom-shape>
        <draw:connector draw:style-name="gr172" draw:text-style-name="P6" draw:layer="layout" draw:type="curve" svg:x1="1.9cm" svg:y1="10.323cm" svg:x2="2.3cm" svg:y2="10.323cm" draw:start-shape="id95" draw:start-glue-point="1" draw:end-shape="id22" draw:end-glue-point="3" svg:d="M1900 10323h400" svg:viewBox="0 0 401 1">
          <text:p/>
        </draw:connector>
        <draw:connector draw:style-name="gr11" draw:text-style-name="P6" draw:layer="layout" draw:type="curve" svg:x1="8.35cm" svg:y1="5.976cm" svg:x2="9.25cm" svg:y2="5.3cm" draw:start-shape="id46" draw:start-glue-point="0" draw:end-shape="id96" draw:end-glue-point="2" svg:d="M8350 5976c0-507 900-169 900-676" svg:viewBox="0 0 901 677">
          <text:p/>
        </draw:connector>
        <draw:connector draw:style-name="gr173" draw:text-style-name="P6" draw:layer="layout" draw:type="curve" svg:x1="3.35cm" svg:y1="21.746cm" svg:x2="3.35cm" svg:y2="20.828cm" draw:start-shape="id57" draw:end-shape="id44" draw:end-glue-point="2" svg:d="M3350 21746v-918" svg:viewBox="0 0 1 919">
          <text:p/>
        </draw:connector>
        <draw:custom-shape draw:style-name="gr153" draw:text-style-name="P1" xml:id="id8" draw:id="id8" draw:layer="layout" svg:width="0.1cm" svg:height="0.1cm" svg:x="12.212cm" svg:y="11.255cm">
          <text:p/>
          <draw:enhanced-geometry svg:viewBox="0 0 21600 21600" draw:mirror-vertical="false" draw:mirror-horizontal="false" draw:type="rectangle" draw:enhanced-path="M 0 0 L 21600 0 21600 21600 0 21600 0 0 Z N"/>
        </draw:custom-shape>
        <draw:g xml:id="id97" draw:id="id97">
          <draw:custom-shape draw:style-name="gr174" draw:text-style-name="P11" draw:layer="layout" svg:width="1.4cm" svg:height="1.416cm" svg:x="4.6cm" svg:y="4.984cm">
            <text:p text:style-name="P2"><text:span text:style-name="T1">ID</text:span><text:span text:style-name="T2"> <text:s/></text:span></text:p>
            <text:p text:style-name="P2"><text:span text:style-name="T2">OPER_DATE</text:span></text:p>
            <text:p text:style-name="P2"><text:span text:style-name="T2">OPER_TIME</text:span></text:p>
            <text:p text:style-name="P2"><text:span text:style-name="T2">TIME_STEP</text:span></text:p>
            <text:p text:style-name="P2"><text:span text:style-name="T2">STATE</text:span></text:p>
            <text:p text:style-name="P2"><text:span text:style-name="T2">ID_OPERATOR</text:span></text:p>
            <draw:enhanced-geometry svg:viewBox="0 0 21600 21600" draw:mirror-horizontal="false" draw:mirror-vertical="false" draw:type="rectangle" draw:enhanced-path="M 0 0 L 21600 0 21600 21600 0 21600 0 0 Z N"/>
          </draw:custom-shape>
          <draw:custom-shape draw:style-name="gr175" draw:text-style-name="P12" draw:layer="layout" svg:width="1.4cm" svg:height="0.493cm" svg:x="4.6cm" svg:y="4.5cm">
            <text:p text:style-name="P4"><text:span text:style-name="T4">OPERATOR_</text:span></text:p>
            <text:p text:style-name="P4"><text:span text:style-name="T4">TIMELINE</text:span></text:p>
            <draw:enhanced-geometry svg:viewBox="0 0 21600 21600" draw:mirror-vertical="false" draw:mirror-horizontal="false" draw:type="rectangle" draw:enhanced-path="M 0 0 L 21600 0 21600 21600 0 21600 0 0 Z N"/>
          </draw:custom-shape>
        </draw:g>
        <draw:connector draw:style-name="gr93" draw:text-style-name="P6" draw:layer="layout" draw:type="curve" svg:x1="4.2cm" svg:y1="5.464cm" svg:x2="4.6cm" svg:y2="5.45cm" draw:start-shape="id21" draw:start-glue-point="1" draw:end-shape="id97" draw:end-glue-point="3" svg:d="M4200 5464c300 0 100-14 400-14" svg:viewBox="0 0 401 15">
          <text:p/>
        </draw:connector>
        <draw:g xml:id="id98" draw:id="id98">
          <draw:custom-shape draw:style-name="gr176" draw:text-style-name="P11" draw:layer="layout" svg:width="1.3cm" svg:height="1.9cm" svg:x="17.3cm" svg:y="8.5cm">
            <text:p text:style-name="P2"><text:span text:style-name="T1">ID</text:span><text:span text:style-name="T2"> </text:span></text:p>
            <text:p text:style-name="P2"><text:span text:style-name="T6">ID_PERSON</text:span></text:p>
            <text:p text:style-name="P2"><text:span text:style-name="T8">CODE_MO</text:span></text:p>
            <text:p text:style-name="P2"><text:span text:style-name="T8">ASSIG_TYPE</text:span></text:p>
            <text:p text:style-name="P2"><text:span text:style-name="T8">ASSIG_WAY</text:span><text:span text:style-name="T2"> </text:span></text:p>
            <text:p text:style-name="P2"><text:span text:style-name="T8">ASSIG_DATE</text:span><text:span text:style-name="T2"> </text:span></text:p>
            <text:p text:style-name="P2"><text:span text:style-name="T8">UNSIG_DATE</text:span><text:span text:style-name="T2"> </text:span></text:p>
            <text:p text:style-name="P2"><text:span text:style-name="T8">IS_ACTUAL</text:span></text:p>
            <text:p text:style-name="P2"><text:span text:style-name="T8">STATUS</text:span><text:span text:style-name="T2"> </text:span></text:p>
            <text:p text:style-name="P2"><text:span text:style-name="T3">dt_ins, dt_upd</text:span><text:span text:style-name="T2"> </text:span></text:p>
            <draw:enhanced-geometry svg:viewBox="0 0 21600 21600" draw:mirror-horizontal="false" draw:mirror-vertical="false" draw:type="rectangle" draw:enhanced-path="M 0 0 L 21600 0 21600 21600 0 21600 0 0 Z N"/>
          </draw:custom-shape>
          <draw:custom-shape draw:style-name="gr177" draw:text-style-name="P14" draw:layer="layout" svg:width="1.3cm" svg:height="0.5cm" svg:x="17.3cm" svg:y="8cm">
            <text:p text:style-name="P4"><text:span text:style-name="T4">PERSONS_</text:span></text:p>
            <text:p text:style-name="P4"><text:span text:style-name="T4">ASSIG_MO</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18.8cm" svg:y1="10.876cm" svg:x2="17.95cm" svg:y2="10.4cm" draw:start-shape="id37" draw:start-glue-point="0" draw:end-shape="id98" draw:end-glue-point="2" svg:d="M18800 10876c0-357-850-119-850-476" svg:viewBox="0 0 851 477">
          <text:p/>
        </draw:connector>
        <draw:connector draw:style-name="gr11" draw:text-style-name="P6" draw:layer="layout" draw:type="curve" draw:line-skew="0.251cm" svg:x1="13.25cm" svg:y1="6.2cm" svg:x2="17.95cm" svg:y2="8cm" draw:start-shape="id38" draw:start-glue-point="0" draw:end-shape="id98" draw:end-glue-point="0" svg:d="M13250 6200c0-390 4700-1290 4700 1800" svg:viewBox="0 0 4701 2229">
          <text:p/>
        </draw:connector>
        <draw:g xml:id="id99" draw:id="id99">
          <draw:custom-shape draw:style-name="gr178" draw:text-style-name="P11" draw:layer="layout" svg:width="1.9cm" svg:height="0.707cm" svg:x="0.9cm" svg:y="0.893cm">
            <text:p text:style-name="P2"><text:span text:style-name="T5">OCATO </text:span><text:span text:style-name="T2"><text:s/></text:span></text:p>
            <text:p text:style-name="P2"><text:span text:style-name="T2">FILIAL_NAME</text:span></text:p>
            <text:p text:style-name="P2"><text:span text:style-name="T2">STATUS (0,1)</text:span></text:p>
            <draw:enhanced-geometry svg:viewBox="0 0 21600 21600" draw:mirror-horizontal="false" draw:mirror-vertical="false" draw:type="rectangle" draw:enhanced-path="M 0 0 L 21600 0 21600 21600 0 21600 0 0 Z N"/>
          </draw:custom-shape>
          <draw:custom-shape draw:style-name="gr179" draw:text-style-name="P12" draw:layer="layout" svg:width="1.9cm" svg:height="0.293cm" svg:x="0.9cm" svg:y="0.6cm">
            <text:p text:style-name="P4"><text:span text:style-name="T4">FILIALS</text:span></text:p>
            <draw:enhanced-geometry svg:viewBox="0 0 21600 21600" draw:mirror-vertical="false" draw:mirror-horizontal="false" draw:type="rectangle" draw:enhanced-path="M 0 0 L 21600 0 21600 21600 0 21600 0 0 Z N"/>
          </draw:custom-shape>
        </draw:g>
        <draw:connector draw:style-name="gr11" draw:text-style-name="P6" draw:layer="layout" draw:type="curve" svg:x1="2.8cm" svg:y1="1.1cm" svg:x2="3.35cm" svg:y2="1.972cm" draw:start-shape="id99" draw:start-glue-point="1" draw:end-shape="id17" draw:end-glue-point="0" svg:d="M2800 1100c367 0 550 290 550 872" svg:viewBox="0 0 551 87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_20_1" draw:display-name="Arrowhead 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Arrowhead_20_3" draw:display-name="Arrowhead 3"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5T16:51:26.004000000</meta:creation-date>
    <dc:date>2017-12-23T00:28:33.026000000</dc:date>
    <meta:editing-duration>P26DT15H10M40S</meta:editing-duration>
    <meta:editing-cycles>435</meta:editing-cycles>
    <meta:generator>LibreOffice/5.4.2.2$Windows_x86 LibreOffice_project/22b09f6418e8c2d508a9eaf86b2399209b0990f4</meta:generator>
    <meta:print-date>2017-12-04T10:11:58.347000000</meta:print-date>
    <meta:document-statistic meta:object-count="383"/>
  </office:meta>
</office:document-meta>
</file>